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1.0854in"/>
    </style:style>
    <style:style style:name="Table49.B" style:family="table-column">
      <style:table-column-properties style:column-width="5.5993in"/>
    </style:style>
    <style:style style:name="Table49.C" style:family="table-column">
      <style:table-column-properties style:column-width="0.404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9.A2" style:family="table-cell">
      <style:table-cell-properties style:vertical-align="middle" fo:padding-left="0.0375in" fo:padding-right="0.0375in" fo:padding-top="0in" fo:padding-bottom="0in" fo:border="0.0007in solid #000000"/>
    </style:style>
    <style:style style:name="Table4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0.6708in"/>
    </style:style>
    <style:style style:name="Table50.B" style:family="table-column">
      <style:table-column-properties style:column-width="6.0458in"/>
    </style:style>
    <style:style style:name="Table50.C" style:family="table-column">
      <style:table-column-properties style:column-width="0.372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0.A2" style:family="table-cell">
      <style:table-cell-properties fo:padding-left="0.0389in" fo:padding-right="0.0389in" fo:padding-top="0in" fo:padding-bottom="0in" fo:border="0.0007in solid #000000"/>
    </style:style>
    <style:style style:name="Table50.C2" style:family="table-cell">
      <style:table-cell-properties style:vertical-align="middle" fo:padding-left="0.0389in" fo:padding-right="0.0389in" fo:padding-top="0in" fo:padding-bottom="0in" fo:border="0.0007in solid #000000"/>
    </style:style>
    <style:style style:name="Tab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6.7167in"/>
    </style:style>
    <style:style style:name="Table52.B"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B2" style:family="table-cell">
      <style:table-cell-properties style:vertical-align="middle" fo:padding-left="0.0389in" fo:padding-right="0.0389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7.0896in"/>
    </style:style>
    <style:style style:name="Table53.1" style:family="table-row">
      <style:table-row-properties style:keep-together="false" fo:keep-together="always"/>
    </style:style>
    <style:style style:name="Table5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3.2" style:family="table-row">
      <style:table-row-properties style:keep-together="true" fo:keep-together="auto"/>
    </style:style>
    <style:style style:name="Table53.A2" style:family="table-cell">
      <style:table-cell-properties style:vertical-align="middle" fo:padding-left="0.0375in" fo:padding-right="0.0375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0.6708in"/>
    </style:style>
    <style:style style:name="Table54.B" style:family="table-column">
      <style:table-column-properties style:column-width="6.0458in"/>
    </style:style>
    <style:style style:name="Table54.C"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C2" style:family="table-cell">
      <style:table-cell-properties style:vertical-align="middle" fo:padding-left="0.0389in" fo:padding-right="0.0389in" fo:padding-top="0in" fo:padding-bottom="0in" fo:border="0.0007in solid #000000"/>
    </style:style>
    <style:style style:name="Tab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6" style:family="table">
      <style:table-properties style:width="7.0896in" table:align="left" style:writing-mode="lr-tb"/>
    </style:style>
    <style:style style:name="Table56.A" style:family="table-column">
      <style:table-column-properties style:column-width="6.7167in"/>
    </style:style>
    <style:style style:name="Table56.B"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B2" style:family="table-cell">
      <style:table-cell-properties style:vertical-align="middle" fo:padding-left="0.0389in" fo:padding-right="0.0389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7.0896in"/>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375in" fo:padding-right="0.0375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0.6708in"/>
    </style:style>
    <style:style style:name="Table58.B" style:family="table-column">
      <style:table-column-properties style:column-width="6.0458in"/>
    </style:style>
    <style:style style:name="Table58.C"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C2" style:family="table-cell">
      <style:table-cell-properties style:vertical-align="middle" fo:padding-left="0.0389in" fo:padding-right="0.0389in" fo:padding-top="0in" fo:padding-bottom="0in" fo:border="0.0007in solid #000000"/>
    </style:style>
    <style:style style:name="Table5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0" style:family="table">
      <style:table-properties style:width="7.0896in" table:align="left" style:writing-mode="lr-tb"/>
    </style:style>
    <style:style style:name="Table60.A" style:family="table-column">
      <style:table-column-properties style:column-width="6.7167in"/>
    </style:style>
    <style:style style:name="Table60.B"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B2" style:family="table-cell">
      <style:table-cell-properties style:vertical-align="middle" fo:padding-left="0.0389in" fo:padding-right="0.0389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7.0896in"/>
    </style:style>
    <style:style style:name="Table61.1" style:family="table-row">
      <style:table-row-properties style:keep-together="false" fo:keep-together="always"/>
    </style:style>
    <style:style style:name="Tab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1.2" style:family="table-row">
      <style:table-row-properties style:keep-together="true" fo:keep-together="auto"/>
    </style:style>
    <style:style style:name="Table61.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0.6708in"/>
    </style:style>
    <style:style style:name="Table62.B" style:family="table-column">
      <style:table-column-properties style:column-width="6.0458in"/>
    </style:style>
    <style:style style:name="Table62.C"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C2" style:family="table-cell">
      <style:table-cell-properties style:vertical-align="middle" fo:padding-left="0.0389in" fo:padding-right="0.0389in" fo:padding-top="0in" fo:padding-bottom="0in" fo:border="0.0007in solid #000000"/>
    </style:style>
    <style:style style:name="Tab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4" style:family="table">
      <style:table-properties style:width="7.0896in" table:align="left" style:writing-mode="lr-tb"/>
    </style:style>
    <style:style style:name="Table64.A" style:family="table-column">
      <style:table-column-properties style:column-width="6.7167in"/>
    </style:style>
    <style:style style:name="Table64.B"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B2" style:family="table-cell">
      <style:table-cell-properties style:vertical-align="middle" fo:padding-left="0.0389in" fo:padding-right="0.0389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7.0896in"/>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375in" fo:padding-right="0.0375in" fo:padding-top="0in" fo:padding-bottom="0in" fo:border="0.0007in solid #000000"/>
    </style:style>
    <style:style style:name="Table69" style:family="table">
      <style:table-properties style:width="7.0896in" table:align="left" style:writing-mode="lr-tb"/>
    </style:style>
    <style:style style:name="Table69.A" style:family="table-column">
      <style:table-column-properties style:column-width="0.6708in"/>
    </style:style>
    <style:style style:name="Table69.B" style:family="table-column">
      <style:table-column-properties style:column-width="6.0458in"/>
    </style:style>
    <style:style style:name="Table69.C"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C2" style:family="table-cell">
      <style:table-cell-properties style:vertical-align="middle" fo:padding-left="0.0389in" fo:padding-right="0.0389in" fo:padding-top="0in" fo:padding-bottom="0in" fo:border="0.0007in solid #000000"/>
    </style:style>
    <style:style style:name="Table6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paragraph-properties fo:text-align="start" style:justify-single-word="false"/>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style:use-window-font-color="true" fo:font-style="normal" style:font-style-asian="normal" style:font-style-complex="normal"/>
    </style:style>
    <style:style style:name="P22"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3"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4" style:family="paragraph" style:parent-style-name="Preformatted_20_Text">
      <style:paragraph-properties fo:margin-left="0.9in" fo:margin-right="0in" fo:text-indent="0in" style:auto-text-indent="false"/>
    </style:style>
    <style:style style:name="P25" style:family="paragraph" style:parent-style-name="Body">
      <style:paragraph-properties fo:margin-left="0.9in" fo:margin-right="0in" fo:text-indent="0in" style:auto-text-indent="false"/>
    </style:style>
    <style:style style:name="P26" style:family="paragraph" style:parent-style-name="Body">
      <style:paragraph-properties fo:margin-left="0.9in" fo:margin-right="0in" fo:text-indent="0in" style:auto-text-indent="false"/>
      <style:text-properties style:font-name="Monaco"/>
    </style:style>
    <style:style style:name="P27" style:family="paragraph" style:parent-style-name="Preformatted_20_Text">
      <style:text-properties fo:color="#646464" style:font-name="Courier New1" fo:font-size="10pt" style:font-size-asian="10pt" style:font-size-complex="10pt"/>
    </style:style>
    <style:style style:name="P28" style:family="paragraph" style:parent-style-name="Preformatted_20_Text">
      <style:text-properties style:font-name="Courier New1" fo:font-size="10pt" style:font-size-asian="10pt" style:font-size-complex="10pt"/>
    </style:style>
    <style:style style:name="P29" style:family="paragraph" style:parent-style-name="Preformatted_20_Text">
      <style:text-properties fo:color="#000000" style:font-name="Courier New1" fo:font-size="10pt" style:font-name-asian="Monaco" style:font-size-asian="10pt" style:font-name-complex="Monaco" style:font-size-complex="10pt"/>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Body">
      <style:paragraph-properties fo:margin-left="0.6063in" fo:margin-right="0in" fo:text-indent="-0.6063in" style:auto-text-indent="false">
        <style:tab-stops>
          <style:tab-stop style:position="3.9374in"/>
        </style:tab-stops>
      </style:paragraph-properties>
    </style:style>
    <style:style style:name="P3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4" style:family="paragraph" style:parent-style-name="Document_20_Title">
      <style:text-properties fo:font-size="16pt" fo:font-weight="bold" style:font-size-asian="16pt"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39" style:family="paragraph" style:parent-style-name="Table_20_Contents">
      <style:paragraph-properties fo:text-align="start" style:justify-single-word="false"/>
      <style:text-properties fo:font-size="8pt"/>
    </style:style>
    <style:style style:name="P40" style:family="paragraph" style:parent-style-name="Table_20_Contents">
      <style:paragraph-properties fo:text-align="center" style:justify-single-word="false"/>
      <style:text-properties fo:font-size="8pt"/>
    </style:style>
    <style:style style:name="P41" style:family="paragraph" style:parent-style-name="Table_20_Contents">
      <style:text-properties fo:font-size="6pt"/>
    </style:style>
    <style:style style:name="P42" style:family="paragraph" style:parent-style-name="Table_20_Contents">
      <style:paragraph-properties fo:text-align="end" style:justify-single-word="false"/>
      <style:text-properties fo:font-size="6pt"/>
    </style:style>
    <style:style style:name="P43" style:family="paragraph" style:parent-style-name="Table_20_Contents">
      <style:text-properties fo:font-style="italic" style:font-style-asian="italic" style:font-style-complex="italic"/>
    </style:style>
    <style:style style:name="P44" style:family="paragraph" style:parent-style-name="Standard" style:list-style-name="">
      <style:paragraph-properties fo:line-height="0.1945in"/>
      <style:text-properties style:use-window-font-color="true"/>
    </style:style>
    <style:style style:name="P45" style:family="paragraph" style:parent-style-name="Standard" style:list-style-name="">
      <style:paragraph-properties fo:line-height="0.1846in"/>
      <style:text-properties style:use-window-font-color="true"/>
    </style:style>
    <style:style style:name="P46" style:family="paragraph" style:parent-style-name="Standard" style:list-style-nam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
      <style:paragraph-properties fo:keep-together="always"/>
    </style:style>
    <style:style style:name="P49"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50"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1"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2"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5" style:family="paragraph" style:parent-style-name="Standard" style:list-style-name="">
      <style:paragraph-properties fo:margin-top="0in" fo:margin-bottom="0.1945in"/>
      <style:text-properties fo:font-size="9pt" style:font-size-asian="9pt" style:font-size-complex="9pt"/>
    </style:style>
    <style:style style:name="P56" style:family="paragraph" style:parent-style-name="Standard" style:list-style-name="">
      <style:paragraph-properties fo:margin-top="0in" fo:margin-bottom="0.1945in" fo:keep-together="always"/>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in" fo:margin-bottom="0.1945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style:text-properties fo:color="#000000" fo:font-size="10pt" style:font-size-asian="10pt" style:font-size-complex="10pt"/>
    </style:style>
    <style:style style:name="P67" style:family="paragraph" style:parent-style-name="Standard" style:list-style-name="">
      <style:paragraph-properties fo:margin-top="0.0374in" fo:margin-bottom="0.0374in" fo:text-align="center" style:justify-single-word="false"/>
      <style:text-properties style:use-window-font-color="true"/>
    </style:style>
    <style:style style:name="P68" style:family="paragraph" style:parent-style-name="Standard" style:list-style-name="">
      <style:paragraph-properties fo:margin-top="0.0374in" fo:margin-bottom="0.0374in"/>
      <style:text-properties style:use-window-font-color="true"/>
    </style:style>
    <style:style style:name="P6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text-properties style:use-window-font-color="true"/>
    </style:style>
    <style:style style:name="P7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top="0.1945in" fo:margin-bottom="0in" fo:keep-together="always" fo:keep-with-next="always"/>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margin-top="0in" fo:margin-bottom="0.1665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6" style:family="paragraph" style:parent-style-name="Standard" style:list-style-name="">
      <style:paragraph-properties fo:margin-left="0.5in" fo:margin-right="0in" fo:text-indent="0in" style:auto-text-indent="false"/>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1945in" fo:keep-together="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style>
    <style:style style:name="P105"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1736in" fo:margin-bottom="0in" fo:keep-together="always" fo:keep-with-next="always"/>
    </style:style>
    <style:style style:name="P11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1" style:family="paragraph" style:parent-style-name="Text_20_body" style:list-style-name="L14"/>
    <style:style style:name="P112" style:family="paragraph" style:parent-style-name="Heading_20_2">
      <style:text-properties fo:language="en" fo:country="US" style:language-complex="ar" style:country-complex="SA"/>
    </style:style>
    <style:style style:name="P113" style:family="paragraph" style:parent-style-name="Heading_20_2">
      <style:text-properties fo:font-variant="normal" fo:text-transform="none" fo:color="#000000" fo:letter-spacing="normal" fo:font-style="normal" fo:font-weight="normal"/>
    </style:style>
    <style:style style:name="P114" style:family="paragraph" style:parent-style-name="Body" style:list-style-name="L8"/>
    <style:style style:name="P115" style:family="paragraph" style:parent-style-name="Body" style:list-style-name="L8">
      <style:text-properties style:use-window-font-color="true" fo:font-style="normal" style:font-style-asian="normal" style:font-style-complex="normal"/>
    </style:style>
    <style:style style:name="P116"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7" style:family="paragraph" style:parent-style-name="Body" style:list-style-name="L9"/>
    <style:style style:name="P118"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19" style:family="paragraph" style:parent-style-name="Body" style:list-style-name="L10"/>
    <style:style style:name="P120" style:family="paragraph" style:parent-style-name="Body" style:list-style-name="L11"/>
    <style:style style:name="P121" style:family="paragraph" style:parent-style-name="Body" style:list-style-name="L12"/>
    <style:style style:name="P122" style:family="paragraph" style:parent-style-name="Body" style:list-style-name="L12">
      <style:paragraph-properties fo:text-align="start" style:justify-single-word="false"/>
    </style:style>
    <style:style style:name="P123" style:family="paragraph" style:parent-style-name="Body" style:list-style-name="L13">
      <style:paragraph-properties fo:text-align="start" style:justify-single-word="false"/>
    </style:style>
    <style:style style:name="P124" style:family="paragraph" style:parent-style-name="Body" style:list-style-name="L13"/>
    <style:style style:name="P125" style:family="paragraph" style:parent-style-name="Body" style:list-style-name="L13">
      <style:text-properties style:font-name="Arial" fo:font-size="10pt" style:font-size-asian="10pt" style:font-size-complex="10pt"/>
    </style:style>
    <style:style style:name="P126" style:family="paragraph" style:parent-style-name="Body" style:list-style-name="L14"/>
    <style:style style:name="P127" style:family="paragraph" style:parent-style-name="Body" style:list-style-name="L15"/>
    <style:style style:name="P128" style:family="paragraph" style:parent-style-name="Body" style:list-style-name="L16"/>
    <style:style style:name="P129" style:family="paragraph" style:parent-style-name="Body" style:list-style-name="L17"/>
    <style:style style:name="P130" style:family="paragraph" style:parent-style-name="Heading_20_3">
      <style:text-properties fo:font-style="normal" style:font-style-asian="normal" style:font-style-complex="normal"/>
    </style:style>
    <style:style style:name="P1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3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34" style:family="paragraph" style:parent-style-name="Document_20_Title" style:master-page-name="First_20_Page">
      <style:paragraph-properties fo:text-align="center" style:justify-single-word="false" style:page-number="auto"/>
    </style:style>
    <style:style style:name="P135" style:family="paragraph" style:parent-style-name="CellBody" style:list-style-name="L1">
      <style:paragraph-properties style:snap-to-layout-grid="false"/>
      <style:text-properties style:use-window-font-color="true" fo:font-style="normal" style:font-style-asian="normal" style:font-style-complex="normal"/>
    </style:style>
    <style:style style:name="P136" style:family="paragraph" style:parent-style-name="CellBody" style:list-style-name="L2">
      <style:paragraph-properties style:snap-to-layout-grid="false"/>
      <style:text-properties style:use-window-font-color="true" fo:font-style="normal" style:font-style-asian="normal" style:font-style-complex="normal"/>
    </style:style>
    <style:style style:name="P137" style:family="paragraph" style:parent-style-name="CellBody" style:list-style-name="L3">
      <style:paragraph-properties style:snap-to-layout-grid="false"/>
      <style:text-properties style:use-window-font-color="true" fo:font-style="normal" style:font-style-asian="normal" style:font-style-complex="normal"/>
    </style:style>
    <style:style style:name="P138" style:family="paragraph" style:parent-style-name="CellBody" style:list-style-name="L4">
      <style:paragraph-properties style:snap-to-layout-grid="false"/>
      <style:text-properties style:use-window-font-color="true" fo:font-style="normal" style:font-style-asian="normal" style:font-style-complex="normal"/>
    </style:style>
    <style:style style:name="P139" style:family="paragraph" style:parent-style-name="CellBody" style:list-style-name="L5">
      <style:paragraph-properties style:snap-to-layout-grid="false"/>
      <style:text-properties style:use-window-font-color="true" fo:font-style="normal" style:font-style-asian="normal" style:font-style-complex="normal"/>
    </style:style>
    <style:style style:name="P140" style:family="paragraph" style:parent-style-name="CellBody" style:list-style-name="L6">
      <style:paragraph-properties style:snap-to-layout-grid="false"/>
      <style:text-properties style:use-window-font-color="true" fo:font-style="normal" style:font-style-asian="normal" style:font-style-complex="normal"/>
    </style:style>
    <style:style style:name="P141" style:family="paragraph" style:parent-style-name="CellBody" style:list-style-name="L7">
      <style:paragraph-properties style:snap-to-layout-grid="false"/>
      <style:text-properties style:use-window-font-color="true" fo:font-style="normal" style:font-style-asian="normal" style:font-style-complex="normal"/>
    </style:style>
    <style:style style:name="P14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3"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63"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65"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66"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68" style:family="paragraph" style:parent-style-name="List_20_Heading" style:list-style-name="">
      <style:text-properties fo:color="#000000" fo:font-size="10pt" style:font-size-asian="10pt" style:font-size-complex="10pt"/>
    </style:style>
    <style:style style:name="P169" style:family="paragraph" style:parent-style-name="Detail_20_Heading" style:list-style-name="">
      <style:paragraph-properties fo:padding="0.0236in" fo:border="0.0008in solid #666666"/>
      <style:text-properties fo:color="#000000"/>
    </style:style>
    <style:style style:name="P170" style:family="paragraph" style:parent-style-name="Detail_20_Heading" style:list-style-name="">
      <style:paragraph-properties fo:margin-top="0.0807in" fo:margin-bottom="0.0193in" fo:padding="0.0236in" fo:border="0.0008in solid #666666"/>
      <style:text-properties fo:color="#000000"/>
    </style:style>
    <style:style style:name="P171" style:family="paragraph" style:parent-style-name="Item_20_Heading" style:list-style-name="">
      <style:text-properties fo:color="#000000"/>
    </style:style>
    <style:style style:name="P172" style:family="paragraph" style:parent-style-name="Item_20_Heading" style:list-style-name="">
      <style:paragraph-properties fo:margin-top="0.1693in" fo:margin-bottom="0.161in"/>
      <style:text-properties fo:color="#000000"/>
    </style:style>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27240224" text:id="ct527240224">
          <text:insertion>
            <office:change-info>
              <dc:creator>BJ Hargrave</dc:creator>
              <dc:date>2013-12-13T10:31:00</dc:date>
            </office:change-info>
          </text:insertion>
        </text:changed-region>
        <text:changed-region xml:id="ct527236224" text:id="ct527236224">
          <text:insertion>
            <office:change-info>
              <dc:creator>BJ Hargrave</dc:creator>
              <dc:date>2013-12-13T10:31:00</dc:date>
            </office:change-info>
          </text:insertion>
        </text:changed-region>
        <text:changed-region xml:id="ct527241728" text:id="ct527241728">
          <text:insertion>
            <office:change-info>
              <dc:creator>BJ Hargrave</dc:creator>
              <dc:date>2013-12-16T13:00:00</dc:date>
            </office:change-info>
          </text:insertion>
        </text:changed-region>
        <text:changed-region xml:id="ct527241456" text:id="ct527241456">
          <text:insertion>
            <office:change-info>
              <dc:creator>BJ Hargrave</dc:creator>
              <dc:date>2013-12-13T10:55:00</dc:date>
            </office:change-info>
          </text:insertion>
        </text:changed-region>
        <text:changed-region xml:id="ct527241952" text:id="ct527241952">
          <text:insertion>
            <office:change-info>
              <dc:creator>BJ Hargrave</dc:creator>
              <dc:date>2013-12-16T15:38:00</dc:date>
            </office:change-info>
          </text:insertion>
        </text:changed-region>
        <text:changed-region xml:id="ct527242048" text:id="ct527242048">
          <text:insertion>
            <office:change-info>
              <dc:creator>BJ Hargrave</dc:creator>
              <dc:date>2013-12-16T16:36:00</dc:date>
            </office:change-info>
          </text:insertion>
        </text:changed-region>
        <text:changed-region xml:id="ct527242208" text:id="ct527242208">
          <text:insertion>
            <office:change-info>
              <dc:creator>BJ Hargrave</dc:creator>
              <dc:date>2013-12-13T10:31:00</dc:date>
            </office:change-info>
          </text:insertion>
        </text:changed-region>
        <text:changed-region xml:id="ct527251552" text:id="ct527251552">
          <text:insertion>
            <office:change-info>
              <dc:creator>BJ Hargrave</dc:creator>
              <dc:date>2013-12-16T13:03:00</dc:date>
            </office:change-info>
          </text:insertion>
        </text:changed-region>
        <text:changed-region xml:id="ct527247440" text:id="ct527247440">
          <text:insertion>
            <office:change-info>
              <dc:creator>BJ Hargrave</dc:creator>
              <dc:date>2013-12-16T13:04:00</dc:date>
            </office:change-info>
          </text:insertion>
        </text:changed-region>
        <text:changed-region xml:id="ct527250800" text:id="ct527250800">
          <text:insertion>
            <office:change-info>
              <dc:creator>BJ Hargrave</dc:creator>
              <dc:date>2013-12-16T13:07:00</dc:date>
            </office:change-info>
          </text:insertion>
        </text:changed-region>
        <text:changed-region xml:id="ct527249792" text:id="ct527249792">
          <text:insertion>
            <office:change-info>
              <dc:creator>BJ Hargrave</dc:creator>
              <dc:date>2013-12-16T13:08:00</dc:date>
            </office:change-info>
          </text:insertion>
        </text:changed-region>
        <text:changed-region xml:id="ct527251280" text:id="ct527251280">
          <text:insertion>
            <office:change-info>
              <dc:creator>BJ Hargrave</dc:creator>
              <dc:date>2013-12-16T15:39:00</dc:date>
            </office:change-info>
          </text:insertion>
        </text:changed-region>
        <text:changed-region xml:id="ct527249584" text:id="ct527249584">
          <text:insertion>
            <office:change-info>
              <dc:creator>BJ Hargrave</dc:creator>
              <dc:date>2013-12-16T15:40:00</dc:date>
            </office:change-info>
          </text:insertion>
        </text:changed-region>
        <text:changed-region xml:id="ct527245120" text:id="ct527245120">
          <text:insertion>
            <office:change-info>
              <dc:creator>BJ Hargrave</dc:creator>
              <dc:date>2013-12-16T13:04:00</dc:date>
            </office:change-info>
          </text:insertion>
        </text:changed-region>
        <text:changed-region xml:id="ct527245216" text:id="ct527245216">
          <text:insertion>
            <office:change-info>
              <dc:creator>BJ Hargrave</dc:creator>
              <dc:date>2013-12-16T13:05:00</dc:date>
            </office:change-info>
          </text:insertion>
        </text:changed-region>
        <text:changed-region xml:id="ct527245312" text:id="ct527245312">
          <text:insertion>
            <office:change-info>
              <dc:creator>BJ Hargrave</dc:creator>
              <dc:date>2013-12-16T13:06:00</dc:date>
            </office:change-info>
          </text:insertion>
        </text:changed-region>
        <text:changed-region xml:id="ct527253936" text:id="ct527253936">
          <text:insertion>
            <office:change-info>
              <dc:creator>BJ Hargrave</dc:creator>
              <dc:date>2013-12-16T15:44:00</dc:date>
            </office:change-info>
          </text:insertion>
        </text:changed-region>
        <text:changed-region xml:id="ct527254064" text:id="ct527254064">
          <text:insertion>
            <office:change-info>
              <dc:creator>BJ Hargrave</dc:creator>
              <dc:date>2013-12-16T15:41:00</dc:date>
            </office:change-info>
          </text:insertion>
        </text:changed-region>
        <text:changed-region xml:id="ct527256736" text:id="ct527256736">
          <text:insertion>
            <office:change-info>
              <dc:creator>BJ Hargrave</dc:creator>
              <dc:date>2013-12-16T15:42:00</dc:date>
            </office:change-info>
          </text:insertion>
        </text:changed-region>
        <text:changed-region xml:id="ct527254368" text:id="ct527254368">
          <text:insertion>
            <office:change-info>
              <dc:creator>BJ Hargrave</dc:creator>
              <dc:date>2013-12-16T15:43:00</dc:date>
            </office:change-info>
          </text:insertion>
        </text:changed-region>
        <text:changed-region xml:id="ct527266208" text:id="ct527266208">
          <text:insertion>
            <office:change-info>
              <dc:creator>BJ Hargrave</dc:creator>
              <dc:date>2013-12-16T15:45:00</dc:date>
            </office:change-info>
          </text:insertion>
        </text:changed-region>
        <text:changed-region xml:id="ct527266368" text:id="ct527266368">
          <text:insertion>
            <office:change-info>
              <dc:creator>BJ Hargrave</dc:creator>
              <dc:date>2013-12-16T15:46:00</dc:date>
            </office:change-info>
          </text:insertion>
        </text:changed-region>
        <text:changed-region xml:id="ct527277632" text:id="ct527277632">
          <text:insertion>
            <office:change-info>
              <dc:creator>BJ Hargrave</dc:creator>
              <dc:date>2013-12-13T10:54:00</dc:date>
            </office:change-info>
          </text:insertion>
        </text:changed-region>
        <text:changed-region xml:id="ct527327856" text:id="ct527327856">
          <text:insertion>
            <office:change-info>
              <dc:creator>BJ Hargrave</dc:creator>
              <dc:date>2013-12-16T13:00:00</dc:date>
            </office:change-info>
          </text:insertion>
        </text:changed-region>
        <text:changed-region xml:id="ct527328256" text:id="ct527328256">
          <text:insertion>
            <office:change-info>
              <dc:creator>BJ Hargrave</dc:creator>
              <dc:date>2013-12-16T13:01:00</dc:date>
            </office:change-info>
          </text:insertion>
        </text:changed-region>
        <text:changed-region xml:id="ct527329120" text:id="ct527329120">
          <text:insertion>
            <office:change-info>
              <dc:creator>BJ Hargrave</dc:creator>
              <dc:date>2013-12-16T13:06:00</dc:date>
            </office:change-info>
          </text:insertion>
        </text:changed-region>
        <text:changed-region xml:id="ct527329248" text:id="ct527329248">
          <text:insertion>
            <office:change-info>
              <dc:creator>BJ Hargrave</dc:creator>
              <dc:date>2013-12-16T13:07:00</dc:date>
            </office:change-info>
          </text:insertion>
        </text:changed-region>
        <text:changed-region xml:id="ct527326016" text:id="ct527326016">
          <text:insertion>
            <office:change-info>
              <dc:creator>BJ Hargrave</dc:creator>
              <dc:date>2013-12-16T13:11:00</dc:date>
            </office:change-info>
          </text:insertion>
        </text:changed-region>
        <text:changed-region xml:id="ct527326144" text:id="ct527326144">
          <text:insertion>
            <office:change-info>
              <dc:creator>BJ Hargrave</dc:creator>
              <dc:date>2013-12-16T13:08:00</dc:date>
            </office:change-info>
          </text:insertion>
        </text:changed-region>
        <text:changed-region xml:id="ct527327360" text:id="ct527327360">
          <text:insertion>
            <office:change-info>
              <dc:creator>BJ Hargrave</dc:creator>
              <dc:date>2013-12-16T13:09:00</dc:date>
            </office:change-info>
          </text:insertion>
        </text:changed-region>
        <text:changed-region xml:id="ct527324640" text:id="ct527324640">
          <text:insertion>
            <office:change-info>
              <dc:creator>BJ Hargrave</dc:creator>
              <dc:date>2013-12-16T13:11:00</dc:date>
            </office:change-info>
          </text:insertion>
        </text:changed-region>
        <text:changed-region xml:id="ct527327024" text:id="ct527327024">
          <text:insertion>
            <office:change-info>
              <dc:creator>BJ Hargrave</dc:creator>
              <dc:date>2013-12-16T13:12:00</dc:date>
            </office:change-info>
          </text:insertion>
        </text:changed-region>
        <text:changed-region xml:id="ct527327584" text:id="ct527327584">
          <text:insertion>
            <office:change-info>
              <dc:creator>BJ Hargrave</dc:creator>
              <dc:date>2013-12-16T15:46:00</dc:date>
            </office:change-info>
          </text:insertion>
        </text:changed-region>
        <text:changed-region xml:id="ct527324736" text:id="ct527324736">
          <text:insertion>
            <office:change-info>
              <dc:creator>BJ Hargrave</dc:creator>
              <dc:date>2013-12-16T15:47:00</dc:date>
            </office:change-info>
          </text:insertion>
        </text:changed-region>
        <text:changed-region xml:id="ct527329904" text:id="ct527329904">
          <text:insertion>
            <office:change-info>
              <dc:creator>BJ Hargrave</dc:creator>
              <dc:date>2013-12-16T15:50:00</dc:date>
            </office:change-info>
          </text:insertion>
        </text:changed-region>
        <text:changed-region xml:id="ct527330368" text:id="ct527330368">
          <text:insertion>
            <office:change-info>
              <dc:creator>BJ Hargrave</dc:creator>
              <dc:date>2013-12-16T15:51:00</dc:date>
            </office:change-info>
          </text:insertion>
        </text:changed-region>
        <text:changed-region xml:id="ct527327456" text:id="ct527327456">
          <text:insertion>
            <office:change-info>
              <dc:creator>BJ Hargrave</dc:creator>
              <dc:date>2013-12-16T15:52:00</dc:date>
            </office:change-info>
          </text:insertion>
        </text:changed-region>
        <text:changed-region xml:id="ct527326848" text:id="ct527326848">
          <text:insertion>
            <office:change-info>
              <dc:creator>BJ Hargrave</dc:creator>
              <dc:date>2013-12-16T15:53:00</dc:date>
            </office:change-info>
          </text:insertion>
        </text:changed-region>
        <text:changed-region xml:id="ct527330576" text:id="ct527330576">
          <text:insertion>
            <office:change-info>
              <dc:creator>BJ Hargrave</dc:creator>
              <dc:date>2013-12-16T15:54:00</dc:date>
            </office:change-info>
          </text:insertion>
        </text:changed-region>
        <text:changed-region xml:id="ct527331072" text:id="ct527331072">
          <text:insertion>
            <office:change-info>
              <dc:creator>BJ Hargrave</dc:creator>
              <dc:date>2013-12-16T16:25:00</dc:date>
            </office:change-info>
          </text:insertion>
        </text:changed-region>
        <text:changed-region xml:id="ct527331536" text:id="ct527331536">
          <text:insertion>
            <office:change-info>
              <dc:creator>BJ Hargrave</dc:creator>
              <dc:date>2013-12-16T15:55:00</dc:date>
            </office:change-info>
          </text:insertion>
        </text:changed-region>
        <text:changed-region xml:id="ct527331968" text:id="ct527331968">
          <text:insertion>
            <office:change-info>
              <dc:creator>BJ Hargrave</dc:creator>
              <dc:date>2013-12-16T15:56:00</dc:date>
            </office:change-info>
          </text:insertion>
        </text:changed-region>
        <text:changed-region xml:id="ct527332416" text:id="ct527332416">
          <text:insertion>
            <office:change-info>
              <dc:creator>BJ Hargrave</dc:creator>
              <dc:date>2013-12-16T15:57:00</dc:date>
            </office:change-info>
          </text:insertion>
        </text:changed-region>
        <text:changed-region xml:id="ct527332896" text:id="ct527332896">
          <text:insertion>
            <office:change-info>
              <dc:creator>BJ Hargrave</dc:creator>
              <dc:date>2013-12-16T16:30:00</dc:date>
            </office:change-info>
          </text:insertion>
        </text:changed-region>
        <text:changed-region xml:id="ct527333376" text:id="ct527333376">
          <text:insertion>
            <office:change-info>
              <dc:creator>BJ Hargrave</dc:creator>
              <dc:date>2013-12-16T16:31:00</dc:date>
            </office:change-info>
          </text:insertion>
        </text:changed-region>
        <text:changed-region xml:id="ct527333856" text:id="ct527333856">
          <text:insertion>
            <office:change-info>
              <dc:creator>BJ Hargrave</dc:creator>
              <dc:date>2013-12-16T16:32:00</dc:date>
            </office:change-info>
          </text:insertion>
        </text:changed-region>
        <text:changed-region xml:id="ct527334336" text:id="ct527334336">
          <text:insertion>
            <office:change-info>
              <dc:creator>BJ Hargrave</dc:creator>
              <dc:date>2013-12-16T16: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1</text:page-count></text:span><text:span text:style-name="T40"> Pages</text:span></text:p>
      <text:p text:style-name="P34">Abstract</text:p>
      <text:p text:style-name="P11">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12" text:outline-level="2">License</text:h>
      <text:p text:style-name="P14">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1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1">0 Document Information<text:tab/>2</text:p>
          <text:p text:style-name="P132">0.1 License<text:tab/>2</text:p>
          <text:p text:style-name="P132">0.2 Trademarks<text:tab/>3</text:p>
          <text:p text:style-name="P132">0.3 Feedback<text:tab/>3</text:p>
          <text:p text:style-name="P132">0.4 Table of Contents<text:tab/>3</text:p>
          <text:p text:style-name="P132">0.5 Terminology and Document Conventions<text:tab/>4</text:p>
          <text:p text:style-name="P132">0.6 Revision History<text:tab/>4</text:p>
          <text:p text:style-name="P131">1 Introduction<text:tab/>7</text:p>
          <text:p text:style-name="P131">2 Application Domain<text:tab/>7</text:p>
          <text:p text:style-name="P132">2.1 Terminology + Abbreviations<text:tab/>8</text:p>
          <text:p text:style-name="P131">3 Problem Description<text:tab/>8</text:p>
          <text:p text:style-name="P132">3.1 Management<text:tab/>8</text:p>
          <text:p text:style-name="P132">3.2 Bound Service Properties<text:tab/>9</text:p>
          <text:p text:style-name="P132">3.3 Lookup Strategy<text:tab/>9</text:p>
          <text:p text:style-name="P132">3.4 Deployer wants a mandatory reference<text:tab/>9</text:p>
          <text:p text:style-name="P131">4 Requirements<text:tab/>9</text:p>
          <text:p text:style-name="P131">5 Technical Solution<text:tab/>10</text:p>
          <text:p text:style-name="P132">5.1 Introspective API<text:tab/>10</text:p>
          <text:p text:style-name="P132">5.2 Event Method Signature<text:tab/>12</text:p>
          <text:p text:style-name="P132">5.3 API version<text:tab/>13</text:p>
          <text:p text:style-name="P132">5.4 XML Descriptor Namespace<text:tab/>13</text:p>
          <text:p text:style-name="P132">5.5 Extender Capability<text:tab/>13</text:p>
          <text:p text:style-name="P132">5.6 Configuration Annotation Types<text:tab/>13</text:p>
          <text:p text:style-name="P133"><text:soft-page-break/>5.6.1 Custom annotations to define properties<text:tab/>13</text:p>
          <text:p text:style-name="P133">5.6.2 Mapping Annotation Elements to Component Properties<text:tab/>14</text:p>
          <text:p text:style-name="P133">5.6.3 Mapping Component Properties to Annotation Elements<text:tab/>15</text:p>
          <text:p text:style-name="P133">5.6.4 Generation of property information in @Component annotation<text:tab/>16</text:p>
          <text:p text:style-name="P132">5.7 Integration with the Configuration Admin Service<text:tab/>17</text:p>
          <text:p text:style-name="P133">5.7.1 Targeted PIDs<text:tab/>17</text:p>
          <text:p text:style-name="P133">5.7.2 Multi-location binding<text:tab/>17</text:p>
          <text:p text:style-name="P133">5.7.3 Multiple PIDs<text:tab/>17</text:p>
          <text:p text:style-name="P132">5.8 Service Scopes<text:tab/>18</text:p>
          <text:p text:style-name="P133">5.8.1 Providing Services<text:tab/>18</text:p>
          <text:p text:style-name="P133">5.8.2 Consuming Services<text:tab/>18</text:p>
          <text:p text:style-name="P133">5.8.3 Annotation Changes<text:tab/>18</text:p>
          <text:p text:style-name="P133">5.8.4 Schema Changes<text:tab/>19</text:p>
          <text:p text:style-name="P132">5.9 Lookup References<text:tab/>19</text:p>
          <text:p text:style-name="P132">5.10 Minimum Cardinality Property<text:tab/>19</text:p>
          <text:p text:style-name="P131">6 Data Transfer Objects<text:tab/>19</text:p>
          <text:p text:style-name="P131">7 Java API<text:tab/>20</text:p>
          <text:p text:style-name="P131">8 Considered Alternatives<text:tab/>78</text:p>
          <text:p text:style-name="P132">8.1 Diagnostic API<text:tab/>78</text:p>
          <text:p text:style-name="P132">8.2 @Component annotation inheritance<text:tab/>78</text:p>
          <text:p text:style-name="P132">8.3 Create separate Service annotation (Bug 2140)<text:tab/>79</text:p>
          <text:p text:style-name="P132">8.4 Component provided service properties (Bug 2250)<text:tab/>79</text:p>
          <text:p text:style-name="P132">8.5 Create separate Property annotation (Bug 2141)<text:tab/>79</text:p>
          <text:p text:style-name="P132">8.6 New Life Cycle States<text:tab/>79</text:p>
          <text:p text:style-name="P131">9 Security Considerations<text:tab/>80</text:p>
          <text:p text:style-name="P131">10 Document Support<text:tab/>80</text:p>
          <text:p text:style-name="P132">10.1 References<text:tab/>80</text:p>
          <text:p text:style-name="P132">10.2 Author’s Address<text:tab/>80</text:p>
          <text:p text:style-name="P132">10.3 Acronyms and Abbreviations<text:tab/>81</text:p>
          <text:p text:style-name="P132">10.4 End of Document<text:tab/>8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1">Revision</text:p>
            </table:table-cell>
            <table:table-cell table:style-name="Tabelle2.A1" office:value-type="string">
              <text:p text:style-name="P31">Date</text:p>
            </table:table-cell>
            <table:table-cell table:style-name="Tabelle2.C1" office:value-type="string">
              <text:p text:style-name="P31">Comments</text:p>
            </table:table-cell>
          </table:table-row>
        </table:table-header-rows>
        <table:table-row table:style-name="Tabelle2.2">
          <table:table-cell table:style-name="Tabelle2.A1" office:value-type="string">
            <text:p text:style-name="P20">Initial</text:p>
          </table:table-cell>
          <table:table-cell table:style-name="Tabelle2.A1" office:value-type="string">
            <text:p text:style-name="P21">Sept. 17 2012</text:p>
          </table:table-cell>
          <table:table-cell table:style-name="Tabelle2.C1" office:value-type="string">
            <text:p text:style-name="P21">Initial version from RFP</text:p>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2<text:span text:style-name="T19">nd</text:span></text:p>
          </table:table-cell>
          <table:table-cell table:style-name="Tabelle2.A3" office:value-type="string">
            <text:p text:style-name="P21">Sept. 24 2012</text:p>
          </table:table-cell>
          <table:table-cell table:style-name="Tabelle2.C3" office:value-type="string">
            <text:p text:style-name="P21">Updates from Basel F2F:</text:p>
            <text:list xml:id="list9163634554497385411" text:style-name="L1">
              <text:list-item>
                <text:p text:style-name="P135">Integrate Administrative API and design it to be DTO-style</text:p>
              </text:list-item>
              <text:list-item>
                <text:p text:style-name="P135">Simplify security (ServicePermission [ServiceComponentRuntime, GET] is enough)</text:p>
              </text:list-item>
            </text:list>
            <text:p text:style-name="P21">Felix Meschberger, Adobe Systems Incorporated, fmeschbe@adobe.com</text:p>
          </table:table-cell>
        </table:table-row>
        <table:table-row table:style-name="Tabelle2.2">
          <table:table-cell table:style-name="Tabelle2.A3" office:value-type="string">
            <text:p text:style-name="P20">3<text:span text:style-name="T19">rd</text:span></text:p>
          </table:table-cell>
          <table:table-cell table:style-name="Tabelle2.B4" office:value-type="date" office:date-value="2013-06-06">
            <text:p text:style-name="P21">06/06/13</text:p>
          </table:table-cell>
          <table:table-cell table:style-name="Tabelle2.C3" office:value-type="string">
            <text:p text:style-name="P21">Update from Orlando F2F and BJ's feedback on the CPEG mailing list</text:p>
            <text:list xml:id="list7113710562491972145" text:style-name="L2">
              <text:list-item>
                <text:p text:style-name="P136">Relable the administrative API as the diagnostic API</text:p>
              </text:list-item>
              <text:list-item>
                <text:p text:style-name="P136">Fleshed out annotation inheritance but suggest to actually remove it (section 5.7.4, Supporting Inheritance)</text:p>
              </text:list-item>
              <text:list-item>
                <text:p text:style-name="P136">Added section 5.9, Service Scopes</text:p>
              </text:list-item>
            </text:list>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4<text:span text:style-name="T19">th</text:span></text:p>
          </table:table-cell>
          <table:table-cell table:style-name="Tabelle2.B4" office:value-type="date" office:date-value="2013-07-08">
            <text:p text:style-name="P21">07/08/13</text:p>
          </table:table-cell>
          <table:table-cell table:style-name="Tabelle2.C3" office:value-type="string">
            <text:p text:style-name="P21">Update from Palo Alto F2F</text:p>
            <text:list xml:id="list8051693349109193059" text:style-name="L3">
              <text:list-item>
                <text:p text:style-name="P137">Removed separate service annotations</text:p>
              </text:list-item>
              <text:list-item>
                <text:p text:style-name="P137">Removed annotation inheritance</text:p>
              </text:list-item>
              <text:list-item>
                <text:p text:style-name="P137">Removed setting properties through the component</text:p>
              </text:list-item>
              <text:list-item>
                <text:p text:style-name="P137">Updated DTOs</text:p>
              </text:list-item>
              <text:list-item>
                <text:p text:style-name="P137">New suggestion for property annotation</text:p>
              </text:list-item>
            </text:list>
            <text:p text:style-name="P21">Carsten Ziegeler, Adobe Systems Incorporated, cziegele@adobe.com</text:p>
          </table:table-cell>
        </table:table-row>
        <table:table-row table:style-name="Tabelle2.2">
          <table:table-cell table:style-name="Tabelle2.A3" office:value-type="string">
            <text:p text:style-name="P20">5<text:span text:style-name="T19">th</text:span></text:p>
          </table:table-cell>
          <table:table-cell table:style-name="Tabelle2.B4" office:value-type="date" office:date-value="2013-07-19">
            <text:p text:style-name="P21">07/19/13</text:p>
          </table:table-cell>
          <table:table-cell table:style-name="Tabelle2.C3" office:value-type="string">
            <text:p text:style-name="P21">Update from CPEG Call (18/07/13)</text:p>
            <text:list xml:id="list8888693566475023274" text:style-name="L4">
              <text:list-item>
                <text:p text:style-name="P138">Removed alternative property annotation proposals</text:p>
              </text:list-item>
              <text:list-item>
                <text:p text:style-name="P138">Clarified annotation based approach</text:p>
              </text:list-item>
            </text:list>
            <text:p text:style-name="P21">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0">6<text:span text:style-name="T19">th</text:span></text:p>
          </table:table-cell>
          <table:table-cell table:style-name="Tabelle2.B4" office:value-type="date" office:date-value="2013-09-18">
            <text:p text:style-name="P21">09/18/13</text:p>
          </table:table-cell>
          <table:table-cell table:style-name="Tabelle2.C3" office:value-type="string">
            <text:p text:style-name="P21">Update after BJs review, major changes:</text:p>
            <text:list xml:id="list7546240294319728795" text:style-name="L5">
              <text:list-item>
                <text:p text:style-name="P139">Removed props attribute from @Component annotation and allow multiple annotation arguments in the lifecycle methods</text:p>
              </text:list-item>
              <text:list-item>
                <text:p text:style-name="P139">Remove DISPOSED state</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7<text:span text:style-name="T19">th</text:span></text:p>
          </table:table-cell>
          <table:table-cell table:style-name="Tabelle2.B4" office:value-type="date" office:date-value="2013-01-10">
            <text:p text:style-name="P21">01/10/13</text:p>
          </table:table-cell>
          <table:table-cell table:style-name="Tabelle2.C3" office:value-type="string">
            <text:p text:style-name="P21">Update with feedback from CPEG call:</text:p>
            <text:list xml:id="list3173004219556014366" text:style-name="L6">
              <text:list-item>
                <text:p text:style-name="P140">Add information (back) from annotations as properties to descriptor XML</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8<text:span text:style-name="T19">th</text:span></text:p>
          </table:table-cell>
          <table:table-cell table:style-name="Tabelle2.A3" office:value-type="string">
            <text:p text:style-name="P21">17/10/13</text:p>
          </table:table-cell>
          <table:table-cell table:style-name="Tabelle2.C3" office:value-type="string">
            <text:p text:style-name="P21">Update from Bug 2515</text:p>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9<text:span text:style-name="T19">th</text:span></text:p>
          </table:table-cell>
          <table:table-cell table:style-name="Tabelle2.A3" office:value-type="string">
            <text:p text:style-name="P21">24/10/13</text:p>
          </table:table-cell>
          <table:table-cell table:style-name="Tabelle2.C3" office:value-type="string">
            <text:p text:style-name="P21">Update from CPEG call</text:p>
            <text:list xml:id="list4003132364497169455" text:style-name="L7">
              <text:list-item>
                <text:p text:style-name="P141">Clarified annotation field to property mapping</text:p>
              </text:list-item>
            </text:list>
          </table:table-cell>
        </table:table-row>
        <table:table-row table:style-name="Tabelle2.2">
          <table:table-cell table:style-name="Tabelle2.A3" office:value-type="string">
            <text:p text:style-name="P20">10<text:span text:style-name="T19">th</text:span></text:p>
          </table:table-cell>
          <table:table-cell table:style-name="Tabelle2.A3" office:value-type="string">
            <text:p text:style-name="P21">2013-11-11</text:p>
          </table:table-cell>
          <table:table-cell table:style-name="Tabelle2.C3" office:value-type="string">
            <text:p text:style-name="P21">API/Javadoc improvements (up through section 5.6)</text:p>
            <text:p text:style-name="P21">BJ Hargrave, IBM</text:p>
          </table:table-cell>
        </table:table-row>
        <table:table-row table:style-name="Tabelle2.2">
          <table:table-cell table:style-name="Tabelle2.A3" office:value-type="string">
            <text:p text:style-name="P20">11<text:span text:style-name="T19">th</text:span></text:p>
          </table:table-cell>
          <table:table-cell table:style-name="Tabelle2.A3" office:value-type="string">
            <text:p text:style-name="P21">2013-11-15</text:p>
          </table:table-cell>
          <table:table-cell table:style-name="Tabelle2.C3" office:value-type="string">
            <text:p text:style-name="P21">Rewrite the Configuration Admin support changes. Added support for multiple PIDs.</text:p>
            <text:p text:style-name="P21">BJ Hargrave, IBM</text:p>
          </table:table-cell>
        </table:table-row>
        <table:table-row table:style-name="Tabelle2.2">
          <table:table-cell table:style-name="Tabelle2.A3" office:value-type="string">
            <text:p text:style-name="P20">12<text:span text:style-name="T19">th</text:span></text:p>
          </table:table-cell>
          <table:table-cell table:style-name="Tabelle2.A3" office:value-type="string">
            <text:p text:style-name="P21">2013-11-19</text:p>
          </table:table-cell>
          <table:table-cell table:style-name="Tabelle2.C3" office:value-type="string">
            <text:p text:style-name="P21">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1">BJ Hargrave, IBM</text:p>
          </table:table-cell>
        </table:table-row>
        <table:table-row table:style-name="Tabelle2.2">
          <table:table-cell table:style-name="Tabelle2.A3" office:value-type="string">
            <text:p text:style-name="P20">13<text:span text:style-name="T19">th</text:span></text:p>
          </table:table-cell>
          <table:table-cell table:style-name="Tabelle2.A3" office:value-type="string">
            <text:p text:style-name="P21">2013-11-20</text:p>
          </table:table-cell>
          <table:table-cell table:style-name="Tabelle2.C3" office:value-type="string">
            <text:p text:style-name="P21">Updated with feedback from Peter Kriens. The signatures for event methods are expanded to allow more flexibility. The changes for prototype services are expanded to include the text from RFC 195.</text:p>
            <text:p text:style-name="P21">BJ Hargrave, IBM</text:p>
          </table:table-cell>
        </table:table-row>
        <table:table-row table:style-name="Tabelle2.2">
          <table:table-cell table:style-name="Tabelle2.A3" office:value-type="string">
            <text:p text:style-name="P20">14<text:span text:style-name="T19">th</text:span></text:p>
          </table:table-cell>
          <table:table-cell table:style-name="Tabelle2.A3" office:value-type="string">
            <text:p text:style-name="P21">2013-11-22</text:p>
          </table:table-cell>
          <table:table-cell table:style-name="Tabelle2.C3" office:value-type="string">
            <text:p text:style-name="P21">Added diagram for DTOs. Removed reference to id element of AttributeDefinition annotation. Defined special string for component name that can be used in configurationPid(). New coercion table from property value to annotation element value.</text:p>
            <text:p text:style-name="P21">BJ Hargrave, IBM</text:p>
          </table:table-cell>
        </table:table-row>
        <text:soft-page-break/>
        <table:table-row table:style-name="Tabelle2.2">
          <table:table-cell table:style-name="Tabelle2.A3" office:value-type="string">
            <text:p text:style-name="P20">15<text:span text:style-name="T19">th</text:span></text:p>
          </table:table-cell>
          <table:table-cell table:style-name="Tabelle2.A3" office:value-type="string">
            <text:p text:style-name="P21">2013-12-06</text:p>
          </table:table-cell>
          <table:table-cell table:style-name="Tabelle2.C3" office:value-type="string">
            <text:p text:style-name="P21">Reviewed changes <text:span text:style-name="T48">in CP</text:span><text:span text:style-name="T48">EG call and accepted them. Minor changes to coercion rules including when no property is present.</text:span></text:p>
            <text:p text:style-name="P21">BJ Hargrave, IBM</text:p>
          </table:table-cell>
        </table:table-row>
        <table:table-row table:style-name="Tabelle2.2">
          <table:table-cell table:style-name="Tabelle2.A3" office:value-type="string">
            <text:p text:style-name="P20"><text:change-start text:change-id="ct527240224"/>16<text:span text:style-name="T19">th</text:span><text:change-end text:change-id="ct527240224"/></text:p>
          </table:table-cell>
          <table:table-cell table:style-name="Tabelle2.A3" office:value-type="string">
            <text:p text:style-name="P21"><text:change-start text:change-id="ct527236224"/>2013-12-1<text:change-end text:change-id="ct527236224"/><text:change-start text:change-id="ct527241728"/>6<text:change-end text:change-id="ct527241728"/></text:p>
          </table:table-cell>
          <table:table-cell table:style-name="Tabelle2.C3" office:value-type="string">
            <text:p text:style-name="P21"><text:change-start text:change-id="ct527241456"/>Allow single Map argument for event methods.<text:change-end text:change-id="ct527241456"/><text:change-start text:change-id="ct527241952"/> Add support for lookup strategy references. <text:change-end text:change-id="ct527241952"/><text:change-start text:change-id="ct527242048"/>Added minimum cardinality property for references.<text:change-end text:change-id="ct527242048"/><text:change-start text:change-id="ct527242208"/></text:p>
            <text:p text:style-name="P21">BJ Hargrave, IBM<text:change-end text:change-id="ct527242208"/></text:p>
          </table:table-cell>
        </table:table-row>
      </table:table>
      <text:p text:style-name="Body"/>
      <text:h text:style-name="Heading_20_1" text:outline-level="1">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p text:style-name="P10">A number of changes have occurred over the past few years that affect DS:</text:p>
      <text:list xml:id="list8775629553589521209" text:style-name="L8">
        <text:list-item>
          <text:p text:style-name="P115">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15">Configuration Admin introduced a number of changes affecting DS. </text:p>
          <text:list>
            <text:list-item>
              <text:p text:style-name="P114"><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oft-page-break/><text:span text:style-name="T20">bundle version and bundle location. For ManagedService and ManagedServiceFactory services, Configuration Admin will always supply the configuration with the most targeted PID. Section 104.3.3, Extenders and Targeted PIDs, requires extenders such as SCR to properly support Targeted PIDs.</text:span></text:p>
            </text:list-item>
            <text:list-item>
              <text:p text:style-name="P114"><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14"><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location with “?”. This way multiple bundles can share the same configuration.</text:span><text:span text:style-name="T20"> Java permissions can be used to limit a bundle's access to a configuration.</text:span></text:p>
            </text:list-item>
          </text:list>
        </text:list-item>
        <text:list-item>
          <text:p text:style-name="P115">RFC 195, Service Scopes, defines a new mechanism to access services from the service registry. This mechanism allows to get new service instances on demand instead of either always the same instance globally (regular service) or per bundle (service factory).<text:change-start text:change-id="ct527251552"/></text:p>
        </text:list-item>
      </text:list>
      <text:p text:style-name="P10">DS supports <text:change-end text:change-id="ct527251552"/><text:change-start text:change-id="ct527247440"/>Reference annotations that can be applied to <text:span text:style-name="T23">bind</text:span> methods. The reference name and service type can be inferred from the annotated method signature.<text:change-end text:change-id="ct527247440"/><text:change-start text:change-id="ct527250800"/> A reference element <text:change-end text:change-id="ct527250800"/><text:change-start text:change-id="ct527249792"/><text:span text:style-name="T49">in the component description is generated which references the annotated bind method.</text:span><text:change-end text:change-id="ct527249792"/></text:p>
      <text:p text:style-name="P10"><text:change-start text:change-id="ct527251280"/>DS supports four reference cardinality modes. In addition to supporting more than one reference, <text:change-end text:change-id="ct527251280"/><text:change-start text:change-id="ct527249584"/>a reference can be optional or mandatory. That is, a reference can be satisfied with zero or one bound service.<text:change-end text:change-id="ct527249584"/></text:p>
      <text:h text:style-name="Heading_20_2" text:outline-level="2">Terminology + Abbreviations</text:h>
      <text:p text:style-name="P32">DS<text:tab/>Declarative Services</text:p>
      <text:p text:style-name="P32">POJO<text:tab/>Plain old Java Object; term use for objects not implementing and framework specific plumbing such as Servlet API, Spring API, or OSGi API.</text:p>
      <text:p text:style-name="P3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change-start text:change-id="ct527245120"/></text:p>
      <text:h text:style-name="Heading_20_2" text:outline-level="2">Lookup Str<text:change-end text:change-id="ct527245120"/><text:change-start text:change-id="ct527245216"/>ategy</text:h>
      <text:p text:style-name="Body">Reference annotations can only be applied to methods and so only really support the event strategy of referenced service access. To use only lookup strategy for a reference, you either cannot use DS annotations or you must sup<text:change-end text:change-id="ct527245216"/><text:change-start text:change-id="ct527245312"/>ply an otherwise unused bind method to be annotated by the Reference annotation.<text:change-end text:change-id="ct527245312"/><text:change-start text:change-id="ct527253936"/></text:p>
      <text:h text:style-name="Heading_20_2" text:outline-level="2"><text:change-end text:change-id="ct527253936"/><text:change-start text:change-id="ct527254064"/>Deployer wants a mandatory <text:change-end text:change-id="ct527254064"/><text:change-start text:change-id="ct527256736"/>reference</text:h>
      <text:p text:style-name="Body">A developer can author a component to allow for an optional reference. The component can also be authored to support more than one reference. That is, <text:change-end text:change-id="ct527256736"/><text:change-start text:change-id="ct527254368"/>the lower bound <text:span text:style-name="T4">is 0 and the upper bound is 1 or n. However, a deployer may want to narrow the cardinality of the reference to require more than 0 bound services.</text:span><text:change-end text:change-id="ct527254368"/></text:p>
      <text:h text:style-name="Heading_20_1" text:outline-level="1">Requirements</text:h>
      <text:list xml:id="list2890628668772183155" text:style-name="L9">
        <text:list-item>
          <text:p text:style-name="P117">The solution MUST define an <text:s/>API to introspect declared components and their configurations.</text:p>
        </text:list-item>
        <text:list-item>
          <text:p text:style-name="P117">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17"><text:span text:style-name="Source_20_Text">void &lt;method-name&gt;(&lt;parameter-type&gt;, ServiceReference);</text:span></text:p>
                </text:list-header>
              </text:list>
            </text:list-item>
          </text:list>
        </text:list-item>
        <text:list-item>
          <text:p text:style-name="P118">The solution MUST define a new way to define component properties by referencing a java annotation class. The fields of this annotation class are used to define properties for the component.</text:p>
        </text:list-item>
        <text:list-item>
          <text:p text:style-name="P117"><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16">The solution MUST support targeted PIDs according to Configuration Admin 1.5.</text:p>
        </text:list-item>
        <text:list-item>
          <text:p text:style-name="P116">The solution MUST support multi-location binding from Configuration Admin 1.4</text:p>
        </text:list-item>
        <text:list-item>
          <text:p text:style-name="P116"><text:soft-page-break/>The solution MUST support the multiple PIDs feature from Configuration Admin 1.4</text:p>
        </text:list-item>
        <text:list-item>
          <text:p text:style-name="P116">The solution MUST support the Service scopes introduced in the core.<text:change-start text:change-id="ct527266208"/></text:p>
        </text:list-item>
        <text:list-item>
          <text:p text:style-name="P116">The solution MUST all references to be declared in annotations without requiring a bind method.</text:p>
        </text:list-item>
        <text:list-item>
          <text:p text:style-name="P116">The solution MUST allow a deploy<text:change-end text:change-id="ct527266208"/><text:change-start text:change-id="ct527266368"/>er to raise the minimum number of bound services for a reference to be considered satisfied.<text:change-end text:change-id="ct527266368"/></text:p>
        </text:list-item>
      </text:list>
      <text:h text:style-name="Heading_20_1" text:outline-level="1">Technical Solution</text:h>
      <text:p text:style-name="P12"/>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9"><draw:frame draw:style-name="fr3" draw:name="graphics26111111" text:anchor-type="paragraph" svg:width="4.5402in" svg:height="5.6799in" draw:z-index="45"><draw:image xlink:href="../dto-structure.svg" xlink:type="simple" xlink:show="embed" xlink:actuate="onLoad"/></draw:frame><text:soft-page-break/></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oft-page-break/><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6554271285182892757" text:style-name="L10">
        <text:list-item>
          <text:list>
            <text:list-item>
              <text:list>
                <text:list-header>
                  <text:p text:style-name="P119"><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2661320822521197307" text:style-name="L11">
        <text:list-item>
          <text:p text:style-name="P120"><text:span text:style-name="Default_20_Paragraph_20_Font"><text:span text:style-name="T22">&lt;service-type&gt; – This is the bound service object.</text:span></text:span></text:p>
        </text:list-item>
        <text:list-item>
          <text:p text:style-name="P120"><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120"><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20"><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2593697053918497570" text:style-name="L12">
        <text:list-item>
          <text:p text:style-name="P122"><text:span text:style-name="Default_20_Paragraph_20_Font"><text:span text:style-name="T5">The method takes a single argument and the type of the argument is org.osgi.framework.ServiceReference.</text:span></text:span></text:p>
        </text:list-item>
        <text:list-item>
          <text:p text:style-name="P122"><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21"><text:span text:style-name="Default_20_Paragraph_20_Font"><text:span text:style-name="T5">The method takes a single argument and the type of the argument is the type specified by the reference's interface attribute.</text:span></text:span></text:p>
        </text:list-item>
        <text:list-item>
          <text:p text:style-name="P121"><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change-start text:change-id="ct527277632"/></text:p>
        </text:list-item>
        <text:list-item>
          <text:p text:style-name="P121"><text:span text:style-name="Default_20_Paragraph_20_Font"><text:span text:style-name="T5">The method takes a single argument and the type of the argument is java.util.Map.</text:span></text:span><text:change-end text:change-id="ct527277632"/></text:p>
        </text:list-item>
        <text:list-item>
          <text:p text:style-name="P121"><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oft-page-break/><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5"><text:a xlink:type="simple" xlink:href="http://www.osgi.org/xmlns/scr/v1.3.0"><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4"><text:span text:style-name="Default_20_Paragraph_20_Font"><text:span text:style-name="T30">Provide-Capability: osgi.extender;</text:span></text:span></text:p>
      <text:p text:style-name="P24"><text:span text:style-name="Default_20_Paragraph_20_Font"><text:span text:style-name="T29"><text:s text:c="7"/>osgi.extender="osgi.component";</text:span></text:span></text:p>
      <text:p text:style-name="P24"><text:span text:style-name="Default_20_Paragraph_20_Font"><text:span text:style-name="T29"><text:s text:c="7"/>uses:="org.osgi.service.component";</text:span></text:span></text:p>
      <text:p text:style-name="P24"><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28"><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28"><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28"><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28">}</text:p>
      <text:p text:style-name="P27">@Component</text:p>
      <text:p text:style-name="P28"><text:span text:style-name="T34">public</text:span><text:span text:style-name="T1"> </text:span><text:span text:style-name="T34">class</text:span><text:span text:style-name="T1"> MyComponent {</text:span></text:p>
      <text:p text:style-name="P28"/>
      <text:p text:style-name="P28"><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28"/>
      <text:p text:style-name="P28"><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28"><text:s text:c="8"/>String <text:span text:style-name="T44">t</text:span> = configuration.topic();</text:p>
      <text:p text:style-name="P28"/>
      <text:p text:style-name="P28"><text:s text:c="4"/>}</text:p>
      <text:p text:style-name="P29">}</text:p>
      <text:p text:style-name="P7"><text:span text:style-name="Default_20_Paragraph_20_Font"><text:span text:style-name="T14"/></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oft-page-break/><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7771349049709182817" text:style-name="L13">
        <text:list-item>
          <text:p text:style-name="P123"><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125">The method takes a single argument and the type of the argument is org.osgi.framework.BundleContext.</text:p>
        </text:list-item>
        <text:list-item>
          <text:p text:style-name="P125">The method takes a single argument and the type of the argument is an annotation type.</text:p>
        </text:list-item>
        <text:list-item>
          <text:p text:style-name="P125">The method takes a single argument and the type of the argument is the java.util.Map.</text:p>
        </text:list-item>
        <text:list-item>
          <text:p text:style-name="P125">For deactivation methods only: The method takes a single argument and the type of the argument is the int.</text:p>
        </text:list-item>
        <text:list-item>
          <text:p text:style-name="P125">For deactivation methods only: The method takes a single argument and the type of the argument is the java.lang.Integer.</text:p>
        </text:list-item>
        <text:list-item>
          <text:p text:style-name="P125">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24"><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1609986398515220867" text:style-name="L14">
        <text:list-item>
          <text:p text:style-name="P111"><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111"><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126"><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ext:soft-page-break/>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ext:soft-page-break/>
          <table:table-row>
            <table:table-cell table:style-name="Table66.A1" office:value-type="string">
              <text:p text:style-name="P42">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3">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1">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39">v</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F3" office:value-type="string">
            <text:p text:style-name="P39">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39">Boolean.</text:p>
            <text:p text:style-name="P39">parseBoolean(v)</text:p>
          </table:table-cell>
          <table:table-cell table:style-name="Table66.A3" office:value-type="string">
            <text:p text:style-name="P39">v.</text:p>
            <text:p text:style-name="P39">booleanValue()</text:p>
          </table:table-cell>
          <table:table-cell table:style-name="Table66.A3" office:value-type="string">
            <text:p text:style-name="P39">v.charValue() != <text:s/>0</text:p>
          </table:table-cell>
          <table:table-cell table:style-name="Table66.A3" office:value-type="string">
            <text:p text:style-name="P39">v.<text:span text:style-name="T23">number</text:span>Value() </text:p>
            <text:p text:style-name="P39">!= 0</text:p>
          </table:table-cell>
          <table:table-cell table:style-name="Table66.F3" office:value-type="string">
            <text:p text:style-name="P39">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39">v.length() &gt; 0 ?v.charAt(0) : 0</text:p>
          </table:table-cell>
          <table:table-cell table:style-name="Table66.A3" office:value-type="string">
            <text:p text:style-name="P39">v.booleanValue() ? 1 : 0</text:p>
          </table:table-cell>
          <table:table-cell table:style-name="Table66.A3" office:value-type="string">
            <text:p text:style-name="P39">v.charValue()</text:p>
          </table:table-cell>
          <table:table-cell table:style-name="Table66.A3" office:value-type="string">
            <text:p text:style-name="P39">(char)</text:p>
            <text:p text:style-name="P39">v.<text:span text:style-name="T23">number</text:span>Value()</text:p>
          </table:table-cell>
          <table:table-cell table:style-name="Table66.F3" table:number-rows-spanned="2" office:value-type="string">
            <text:p text:style-name="P39">If v has no elements, 0; otherwise the first element of v is coerced.</text:p>
          </table:table-cell>
        </table:table-row>
        <table:table-row>
          <table:table-cell table:style-name="Table66.A3" office:value-type="string">
            <text:p text:style-name="P43">number</text:p>
          </table:table-cell>
          <table:table-cell table:style-name="Table66.A3" office:value-type="string">
            <text:p text:style-name="P39"><text:span text:style-name="T23">Number</text:span>.</text:p>
            <text:p text:style-name="P39">parse<text:span text:style-name="T23">Number</text:span>(v)</text:p>
          </table:table-cell>
          <table:table-cell table:style-name="Table66.A3" office:value-type="string">
            <text:p text:style-name="P39">v.booleanValue() ? 1 : 0</text:p>
          </table:table-cell>
          <table:table-cell table:style-name="Table66.A3" office:value-type="string">
            <text:p text:style-name="P39">(<text:span text:style-name="T23">number</text:span>) v.charValue()</text:p>
          </table:table-cell>
          <table:table-cell table:style-name="Table66.A3" office:value-type="string">
            <text:p text:style-name="P39">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39">Bundle.</text:p>
            <text:p text:style-name="P39">loadClass(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F3" table:number-rows-spanned="2" office:value-type="string">
            <text:p text:style-name="P39">If v has no elements, null; otherwise the first element of v is coerced.</text:p>
          </table:table-cell>
        </table:table-row>
        <table:table-row>
          <table:table-cell table:style-name="Table66.A3" office:value-type="string">
            <text:p text:style-name="P43">EnumType</text:p>
          </table:table-cell>
          <table:table-cell table:style-name="Table66.A3" office:value-type="string">
            <text:p text:style-name="P39"><text:span text:style-name="T23">EnumType</text:span>.</text:p>
            <text:p text:style-name="P39">valueOf(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F9" office:value-type="string">
            <text:p text:style-name="P39">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0">A single element array is created and v is coerced into it.</text:p>
          </table:table-cell>
          <table:covered-table-cell/>
          <table:covered-table-cell/>
          <table:covered-table-cell/>
          <table:table-cell table:style-name="Table66.F3" office:value-type="string">
            <text:p text:style-name="P40">An array the size of v is created and each element of v is coerced into it.</text:p>
          </table:table-cell>
        </table:table-row>
      </table:table>
      <text:p text:style-name="Body"><text:span text:style-name="Default_20_Paragraph_20_Font"><text:span text:style-name="T2"/></text:span></text:p>
      <text:p text:style-name="Body"><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6173650879747981466" text:style-name="L15">
        <text:list-item>
          <text:p text:style-name="P127"><text:span text:style-name="Default_20_Paragraph_20_Font"><text:span text:style-name="T10">0</text:span></text:span><text:span text:style-name="Default_20_Paragraph_20_Font"><text:span text:style-name="T2"> for numerical types and char</text:span></text:span></text:p>
        </text:list-item>
        <text:list-item>
          <text:p text:style-name="P127"><text:span text:style-name="Default_20_Paragraph_20_Font"><text:span text:style-name="T10">false</text:span></text:span><text:span text:style-name="Default_20_Paragraph_20_Font"><text:span text:style-name="T2"> for boolean</text:span></text:span></text:p>
        </text:list-item>
        <text:list-item>
          <text:p text:style-name="P127"><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1629112893748785654" text:style-name="L16">
        <text:list-item>
          <text:p text:style-name="P128"><text:span text:style-name="Default_20_Paragraph_20_Font">Properties defined through annotation types used in the signature of the lifecycle methods.</text:span></text:p>
          <text:list>
            <text:list-item>
              <text:p text:style-name="P128"><text:span text:style-name="Default_20_Paragraph_20_Font">Annotations types used in the activate method in the order of parameters in the signature</text:span></text:p>
            </text:list-item>
            <text:list-item>
              <text:p text:style-name="P128"><text:span text:style-name="Default_20_Paragraph_20_Font">Annotations types used in the modified method in the order of parameters in the signature</text:span></text:p>
            </text:list-item>
            <text:list-item>
              <text:p text:style-name="P128"><text:soft-page-break/><text:span text:style-name="Default_20_Paragraph_20_Font">Annotations types used in the deactivate method in the order of parameters in the signature</text:span></text:p>
            </text:list-item>
          </text:list>
        </text:list-item>
        <text:list-item>
          <text:p text:style-name="P128"><text:span text:style-name="Default_20_Paragraph_20_Font">property element from @Component</text:span></text:p>
        </text:list-item>
        <text:list-item>
          <text:p text:style-name="P128"><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9"><text:s/>Section 112.7 Deployment must be updated to refer to 104.3.3 in the Configuration Admin specification and to state that SCR must use the most targeted PID to select the matching Configuration for a component.</text:p>
      <text:h text:style-name="P130"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30" text:outline-level="3">Multiple PIDs</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38">&lt;component configuration-pid=”com.acme.host com.acme.system” ...&gt;</text:p>
      <text:p text:style-name="Body"><text:span text:style-name="T22">The configurationPid element of the @Component annotation is updated to support multiple values</text:span><text:span text:style-name="T22">.</text:span></text:p>
      <text:p text:style-name="P38">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7">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7"><text:soft-page-break/>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6">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text:soft-page-break/>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change-start text:change-id="ct527327856"/></text:p>
      <text:h text:style-name="Heading_20_2" text:outline-level="2">Lo<text:change-end text:change-id="ct527327856"/><text:change-start text:change-id="ct527328256"/>okup References</text:h>
      <text:p text:style-name="Body"><text:change-end text:change-id="ct527328256"/><text:change-start text:change-id="ct527329120"/>A new LookupReference annotation is defined and a referenc<text:change-end text:change-id="ct527329120"/><text:change-start text:change-id="ct527329248"/>e element is added to the Component annotation. This allows the use of DS annotation for lookup strategy<text:change-end text:change-id="ct527329248"/><text:change-start text:change-id="ct527326016"/> access to referenced services<text:change-end text:change-id="ct527326016"/><text:change-start text:change-id="ct527326144"/>. The reference element can specify a number of LookupReference annotations from which reference elements can be generate<text:change-end text:change-id="ct527326144"/><text:change-start text:change-id="ct527327360"/>d in the component description. The LookupReference annotation is very similar to <text:span text:style-name="T4">the </text:span><text:change-end text:change-id="ct527327360"/><text:change-start text:change-id="ct527324640"/><text:span text:style-name="T4">existing Reference element <text:s/>but requires the name and service elements to be specified</text:span><text:change-end text:change-id="ct527324640"/><text:change-start text:change-id="ct527327024"/><text:span text:style-name="T4"> since the LookupReference annotation is not applied to a bind method from whose signature the reference name and service type can be inferred. The LookupReference reference annotation also does not contain updated or unbind elements.</text:span><text:change-end text:change-id="ct527327024"/><text:change-start text:change-id="ct527327584"/></text:p>
      <text:h text:style-name="Heading_20_2" text:outline-level="2"><text:span text:style-name="T4">Minimum </text:span><text:change-end text:change-id="ct527327584"/><text:change-start text:change-id="ct527324736"/><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change-end text:change-id="ct527324736"/><text:change-start text:change-id="ct527329904"/><text:span text:style-name="T4">where </text:span><text:span text:style-name="T6">&lt;refname&gt;</text:span><text:span text:style-name="T4"> is the name of the </text:span><text:change-end text:change-id="ct527329904"/><text:change-start text:change-id="ct527330368"/><text:span text:style-name="T4">reference.</text:span><text:change-end text:change-id="ct527330368"/><text:change-start text:change-id="ct527327456"/></text:p>
      <text:p text:style-name="Body"><text:span text:style-name="T4">The minimum cardinality property can be used by a deployer (via Configuration Admin) to raise the floor o</text:span><text:change-end text:change-id="ct527327456"/><text:change-start text:change-id="ct527326848"/><text:span text:style-name="T4">f the cardinality not to exceed the ceiling. That is, a 0..1 car</text:span><text:change-end text:change-id="ct527326848"/><text:change-start text:change-id="ct527330576"/><text:span text:style-name="T4">dinality can be raised to a 1..1 cardinality with a minimum cardinality property value of 1. And a 0..n or 1..n cardinality can be raised to a m..n cardinality</text:span><text:change-end text:change-id="ct527330576"/><text:change-start text:change-id="ct527331072"/><text:span text:style-name="T4"> with a minimum cardinality property value m which must be greater than 0</text:span><text:change-end text:change-id="ct527331072"/><text:change-start text:change-id="ct527331536"/><text:span text:style-name="T4">. A </text:span><text:change-end text:change-id="ct527331536"/><text:change-start text:change-id="ct527331968"/><text:span text:style-name="T4">1..1 or 1..n cardinality cannot lowered to a 0..1 or 0..n cardinality since the component developer will have coded to expect at least one bound service.</text:span><text:change-end text:change-id="ct527331968"/><text:change-start text:change-id="ct527332416"/><text:span text:style-name="T4"> Therefore the <text:s/>minimum cardinality property value must be coercible (see the coercion table above) to a positive integer.</text:span><text:change-end text:change-id="ct527332416"/><text:change-start text:change-id="ct527332896"/><text:span text:style-name="T4"> If a refer</text:span><text:change-end text:change-id="ct527332896"/><text:change-start text:change-id="ct527333376"/><text:span text:style-name="T4">ence has a minimum cardinality property and its value cannot be coerced into a positive integer, the reference's minimum cardinality property must be ignored.</text:span><text:change-end text:change-id="ct527333376"/><text:change-start text:change-id="ct527333856"/><text:span text:style-name="T4"> For references with declared cardinalities of 0..1 and 1..1, </text:span><text:change-end text:change-id="ct527333856"/><text:change-start text:change-id="ct527334336"/><text:span text:style-name="T4">the only valid value for the reference's minimum cardinality property is 1. Any other value must be ignored.</text:span><text:change-end text:change-id="ct527334336"/></text:p>
      <text:p text:style-name="Body"/>
      <text:h text:style-name="Heading_20_1" text:outline-level="1">Data Transfer Objects</text:h>
      <text:p text:style-name="P37"/>
      <text:p text:style-name="Body"><text:soft-page-break/>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3"><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2"><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2"><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42">OSGi Javadoc</text:p>
        <text:p text:style-name="P55">12/16/13 4:39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9"><text:span text:style-name="Summary_20_Heading_20_Font">Package Summary</text:span></text:p>
            </table:table-cell>
            <table:covered-table-cell/>
            <table:table-cell table:style-name="Table2.A1" office:value-type="string">
              <text:p text:style-name="P60"><text:span text:style-name="Page_20_Reference_20_Font"><text:span text:style-name="T51">Page</text:span></text:span></text:p>
            </table:table-cell>
          </table:table-row>
          <table:table-row table:style-name="Table2.1">
            <table:table-cell table:style-name="Table2.A2" office:value-type="string">
              <text:p text:style-name="P61"><text:a xlink:type="simple" xlink:href="#r3"><text:span text:style-name="T52">org.osgi.service.component</text:span></text:a></text:p>
            </table:table-cell>
            <table:table-cell table:style-name="Table2.A2" office:value-type="string">
              <text:p text:style-name="P62">Service Component Package Version 1.3.</text:p>
            </table:table-cell>
            <table:table-cell table:style-name="Table2.A2" office:value-type="string">
              <text:p text:style-name="P60"><text:span text:style-name="Page_20_Reference_20_Font"><text:bookmark-ref text:reference-format="page" text:ref-name="r3">22</text:bookmark-ref></text:span></text:p>
            </table:table-cell>
          </table:table-row>
          <table:table-row table:style-name="Table2.1">
            <table:table-cell table:style-name="Table2.A3" office:value-type="string">
              <text:p text:style-name="P61"><text:a xlink:type="simple" xlink:href="#r40"><text:span text:style-name="T52">org.osgi.service.component.annotations</text:span></text:a></text:p>
            </table:table-cell>
            <table:table-cell table:style-name="Table2.A3" office:value-type="string">
              <text:p text:style-name="P62">Service Component Annotations Package Version 1.3.</text:p>
            </table:table-cell>
            <table:table-cell table:style-name="Table2.A3" office:value-type="string">
              <text:p text:style-name="P60"><text:span text:style-name="Page_20_Reference_20_Font"><text:bookmark-ref text:reference-format="page" text:ref-name="r40">34</text:bookmark-ref></text:span></text:p>
            </table:table-cell>
          </table:table-row>
          <table:table-row table:style-name="Table2.1">
            <table:table-cell table:style-name="Table2.A3" office:value-type="string">
              <text:p text:style-name="P61"><text:a xlink:type="simple" xlink:href="#r119"><text:span text:style-name="T52">org.osgi.service.component.runtime</text:span></text:a></text:p>
            </table:table-cell>
            <table:table-cell table:style-name="Table2.A3" office:value-type="string">
              <text:p text:style-name="P62">Service Component Runtime Package Version 1.3.</text:p>
            </table:table-cell>
            <table:table-cell table:style-name="Table2.A3" office:value-type="string">
              <text:p text:style-name="P60"><text:span text:style-name="Page_20_Reference_20_Font"><text:bookmark-ref text:reference-format="page" text:ref-name="r119">63</text:bookmark-ref></text:span></text:p>
            </table:table-cell>
          </table:table-row>
        </table:table>
        <text:p text:style-name="P143"><text:bookmark text:name="r3"/>Package org.osgi.service.component</text:p>
        <text:p text:style-name="P74"><text:span text:style-name="Code_20_Small">@org.osgi.annotation.versioning.Version(value="1.3")</text:span></text:p>
        <text:p text:style-name="P75">Service Component Package Version 1.3.</text:p>
        <text:p text:style-name="P76">See:</text:p>
        <text:p text:style-name="P79"><text:a xlink:type="simple" xlink:href="#r2"><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9"><text:span text:style-name="Summary_20_Heading_20_Font1">Interface Summary</text:span></text:p>
            </table:table-cell>
            <table:covered-table-cell/>
            <table:table-cell table:style-name="Table3.A1" office:value-type="string">
              <text:p text:style-name="P70"><text:span text:style-name="Page_20_Reference_20_Font">Page</text:span></text:p>
            </table:table-cell>
          </table:table-row>
          <table:table-row table:style-name="Table3.1">
            <table:table-cell table:style-name="Table3.A2" office:value-type="string">
              <text:p text:style-name="P61"><text:a xlink:type="simple" xlink:href="#r16"><text:span text:style-name="T54">ComponentConstants</text:span></text:a></text:p>
            </table:table-cell>
            <table:table-cell table:style-name="Table3.A2" office:value-type="string">
              <text:p text:style-name="P63">Defines standard names for Service Component constants.</text:p>
            </table:table-cell>
            <table:table-cell table:style-name="Table3.A2" office:value-type="string">
              <text:p text:style-name="P64"><text:span text:style-name="Page_20_Reference_20_Font"><text:span text:style-name="T62"><text:bookmark-ref text:reference-format="page" text:ref-name="r16">23</text:bookmark-ref></text:span></text:span></text:p>
            </table:table-cell>
          </table:table-row>
          <table:table-row table:style-name="Table3.1">
            <table:table-cell table:style-name="Table3.A3" office:value-type="string">
              <text:p text:style-name="P61"><text:a xlink:type="simple" xlink:href="#r27"><text:span text:style-name="T54">ComponentContext</text:span></text:a></text:p>
            </table:table-cell>
            <table:table-cell table:style-name="Table3.A3" office:value-type="string">
              <text:p text:style-name="P63">A Component Context object is used by a component instance to interact with its execution context including locating services by reference name.</text:p>
            </table:table-cell>
            <table:table-cell table:style-name="Table3.A3" office:value-type="string">
              <text:p text:style-name="P64"><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61"><text:a xlink:type="simple" xlink:href="#r35"><text:span text:style-name="T54">ComponentFactory</text:span></text:a></text:p>
            </table:table-cell>
            <table:table-cell table:style-name="Table3.A3" office:value-type="string">
              <text:p text:style-name="P65"><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64"><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61"><text:a xlink:type="simple" xlink:href="#r38"><text:span text:style-name="T54">ComponentInstance</text:span></text:a></text:p>
            </table:table-cell>
            <table:table-cell table:style-name="Table3.A3" office:value-type="string">
              <text:p text:style-name="P63">A ComponentInstance encapsulates a component instance of an activated component configuration.</text:p>
            </table:table-cell>
            <table:table-cell table:style-name="Table3.A3" office:value-type="string">
              <text:p text:style-name="P64"><text:span text:style-name="Page_20_Reference_20_Font"><text:span text:style-name="T62"><text:bookmark-ref text:reference-format="page" text:ref-name="r38">33</text:bookmark-ref></text:span></text:span></text:p>
            </table:table-cell>
          </table:table-row>
        </table:table>
        <text:p text:style-name="P44"/>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1"><text:span text:style-name="Summary_20_Heading_20_Font1"><text:span text:style-name="T1">Exception Summary</text:span></text:span></text:p>
            </table:table-cell>
            <table:covered-table-cell/>
            <table:table-cell table:style-name="Table4.A1" office:value-type="string">
              <text:p text:style-name="P72"><text:span text:style-name="Page_20_Reference_20_Font"><text:span text:style-name="T15">Page</text:span></text:span></text:p>
            </table:table-cell>
          </table:table-row>
          <table:table-row table:style-name="Table4.1">
            <table:table-cell table:style-name="Table4.A2" office:value-type="string">
              <text:p text:style-name="P61"><text:a xlink:type="simple" xlink:href="#r33"><text:span text:style-name="T52">ComponentException</text:span></text:a></text:p>
            </table:table-cell>
            <table:table-cell table:style-name="Table4.A2" office:value-type="string">
              <text:p text:style-name="P66">Unchecked exception which may be thrown by the Service Component Runtime.</text:p>
            </table:table-cell>
            <table:table-cell table:style-name="Table4.A2" office:value-type="string">
              <text:p text:style-name="P67"><text:span text:style-name="Page_20_Reference_20_Font"><text:span text:style-name="T1"><text:bookmark-ref text:reference-format="page" text:ref-name="r33">30</text:bookmark-ref></text:span></text:span></text:p>
            </table:table-cell>
          </table:table-row>
        </table:table>
        <text:p text:style-name="P87"><text:bookmark text:name="r2"/>Package org.osgi.service.component Description</text:p>
        <text:p text:style-name="P88">Service Component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 version="[1.3,2.0)"</text:span></text:p>
        <text:p text:style-name="P88">Example import for providers implementing the API in this package:</text:p>
        <text:p text:style-name="P46"><text:span text:style-name="Code1">Import-Package: org.osgi.service.component; version="[1.3,1.4)"</text:span></text:p>
        <text:p text:style-name="P146"><text:bookmark text:name="r16"/>Interface ComponentConstants</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Constants</text:span></text:span></text:p>
        <text:p text:style-name="P47">Defines standard names for Service Component constants.</text:p>
        <text:p text:style-name="P9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2"><text:span text:style-name="T1">Field Summary</text:span></text:span></text:p>
            </table:table-cell>
            <table:covered-table-cell/>
            <table:table-cell table:style-name="Table6.A1" office:value-type="string">
              <text:p text:style-name="P96"><text:span text:style-name="Page_20_Reference_20_Font"><text:span text:style-name="T15">Page</text:span></text:span></text:p>
            </table:table-cell>
          </table:table-row>
          <table:table-row table:style-name="Table6.1">
            <table:table-cell table:style-name="Table6.A2" office:value-type="string">
              <text:p text:style-name="P97"><text:span text:style-name="Code_20_Small1"><text:span text:style-name="T1">String</text:span></text:span></text:p>
            </table:table-cell>
            <table:table-cell table:style-name="Table6.A2" office:value-type="string">
              <text:p text:style-name="P101"><text:a xlink:type="simple" xlink:href="#r7"><text:span text:style-name="Code2"><text:span text:style-name="T57">COMPONENT_FACTORY</text:span></text:span></text:a></text:p>
              <text:p text:style-name="P102"><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98"><text:span text:style-name="Page_20_Reference_20_Font"><text:span text:style-name="T1"><text:bookmark-ref text:reference-format="page" text:ref-name="r7">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6"><text:span text:style-name="Code2"><text:span text:style-name="T57">COMPONENT_ID</text:span></text:span></text:a></text:p>
              <text:p text:style-name="P103">A component property that contains the generated id for a component configuration.</text:p>
            </table:table-cell>
            <table:table-cell table:style-name="Table6.C3" office:value-type="string">
              <text:p text:style-name="P98"><text:span text:style-name="Page_20_Reference_20_Font"><text:span text:style-name="T1"><text:bookmark-ref text:reference-format="page" text:ref-name="r6">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5"><text:span text:style-name="Code2"><text:span text:style-name="T57">COMPONENT_NAME</text:span></text:span></text:a></text:p>
              <text:p text:style-name="P102"><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98"><text:span text:style-name="Page_20_Reference_20_Font"><text:span text:style-name="T1"><text:bookmark-ref text:reference-format="page" text:ref-name="r5">23</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5"><text:span text:style-name="Code2"><text:span text:style-name="T57">DEACTIVATION_REASON_BUNDLE_STOPPED</text:span></text:span></text:a></text:p>
              <text:p text:style-name="P103">The component configuration was deactivated because the bundle was stopped.</text:p>
            </table:table-cell>
            <table:table-cell table:style-name="Table6.C3" office:value-type="string">
              <text:p text:style-name="P98"><text:span text:style-name="Page_20_Reference_20_Font"><text:span text:style-name="T1"><text:bookmark-ref text:reference-format="page" text:ref-name="r15">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3"><text:span text:style-name="Code2"><text:span text:style-name="T57">DEACTIVATION_REASON_CONFIGURATION_DELETED</text:span></text:span></text:a></text:p>
              <text:p text:style-name="P103">The component configuration was deactivated because its configuration was deleted.</text:p>
            </table:table-cell>
            <table:table-cell table:style-name="Table6.C3" office:value-type="string">
              <text:p text:style-name="P98"><text:span text:style-name="Page_20_Reference_20_Font"><text:span text:style-name="T1"><text:bookmark-ref text:reference-format="page" text:ref-name="r13">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2"><text:span text:style-name="Code2"><text:span text:style-name="T57">DEACTIVATION_REASON_CONFIGURATION_MODIFIED</text:span></text:span></text:a></text:p>
              <text:p text:style-name="P103">The component configuration was deactivated because its configuration was changed.</text:p>
            </table:table-cell>
            <table:table-cell table:style-name="Table6.C3" office:value-type="string">
              <text:p text:style-name="P98"><text:span text:style-name="Page_20_Reference_20_Font"><text:span text:style-name="T1"><text:bookmark-ref text:reference-format="page" text:ref-name="r12">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0"><text:span text:style-name="Code2"><text:span text:style-name="T57">DEACTIVATION_REASON_DISABLED</text:span></text:span></text:a></text:p>
              <text:p text:style-name="P103">The component configuration was deactivated because the component was disabled.</text:p>
            </table:table-cell>
            <table:table-cell table:style-name="Table6.C3" office:value-type="string">
              <text:p text:style-name="P98"><text:span text:style-name="Page_20_Reference_20_Font"><text:span text:style-name="T1"><text:bookmark-ref text:reference-format="page" text:ref-name="r10">24</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4"><text:span text:style-name="Code2"><text:span text:style-name="T57">DEACTIVATION_REASON_DISPOSED</text:span></text:span></text:a></text:p>
              <text:p text:style-name="P103">The component configuration was deactivated because the component was disposed.</text:p>
            </table:table-cell>
            <table:table-cell table:style-name="Table6.C3" office:value-type="string">
              <text:p text:style-name="P98"><text:span text:style-name="Page_20_Reference_20_Font"><text:span text:style-name="T1"><text:bookmark-ref text:reference-format="page" text:ref-name="r14">25</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11"><text:span text:style-name="Code2"><text:span text:style-name="T57">DEACTIVATION_REASON_REFERENCE</text:span></text:span></text:a></text:p>
              <text:p text:style-name="P103">The component configuration was deactivated because a reference became unsatisfied.</text:p>
            </table:table-cell>
            <table:table-cell table:style-name="Table6.C3" office:value-type="string">
              <text:p text:style-name="P98"><text:span text:style-name="Page_20_Reference_20_Font"><text:span text:style-name="T1"><text:bookmark-ref text:reference-format="page" text:ref-name="r11">24</text:bookmark-ref></text:span></text:span></text:p>
            </table:table-cell>
          </table:table-row>
          <table:table-row table:style-name="Table6.1">
            <table:table-cell table:style-name="Table6.A3" office:value-type="string">
              <text:p text:style-name="P97"><text:span text:style-name="Code_20_Small1"><text:span text:style-name="T1">int</text:span></text:span></text:p>
            </table:table-cell>
            <table:table-cell table:style-name="Table6.A3" office:value-type="string">
              <text:p text:style-name="P101"><text:a xlink:type="simple" xlink:href="#r9"><text:span text:style-name="Code2"><text:span text:style-name="T57">DEACTIVATION_REASON_UNSPECIFIED</text:span></text:span></text:a></text:p>
              <text:p text:style-name="P103">The reason the component configuration was deactivated is unspecified.</text:p>
            </table:table-cell>
            <table:table-cell table:style-name="Table6.C3" office:value-type="string">
              <text:p text:style-name="P98"><text:span text:style-name="Page_20_Reference_20_Font"><text:span text:style-name="T1"><text:bookmark-ref text:reference-format="page" text:ref-name="r9">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8"><text:span text:style-name="Code2"><text:span text:style-name="T57">REFERENCE_TARGET_SUFFIX</text:span></text:span></text:a></text:p>
              <text:p text:style-name="P103">The suffix for reference target properties.</text:p>
            </table:table-cell>
            <table:table-cell table:style-name="Table6.C3" office:value-type="string">
              <text:p text:style-name="P98"><text:span text:style-name="Page_20_Reference_20_Font"><text:span text:style-name="T1"><text:bookmark-ref text:reference-format="page" text:ref-name="r8">24</text:bookmark-ref></text:span></text:span></text:p>
            </table:table-cell>
          </table:table-row>
          <table:table-row table:style-name="Table6.1">
            <table:table-cell table:style-name="Table6.A3" office:value-type="string">
              <text:p text:style-name="P97"><text:span text:style-name="Code_20_Small1"><text:span text:style-name="T1">String</text:span></text:span></text:p>
            </table:table-cell>
            <table:table-cell table:style-name="Table6.A3" office:value-type="string">
              <text:p text:style-name="P101"><text:a xlink:type="simple" xlink:href="#r4"><text:span text:style-name="Code2"><text:span text:style-name="T57">SERVICE_COMPONENT</text:span></text:span></text:a></text:p>
              <text:p text:style-name="P103">Manifest header specifying the XML documents within a bundle that contain the bundle's Service Component descriptions.</text:p>
            </table:table-cell>
            <table:table-cell table:style-name="Table6.C3" office:value-type="string">
              <text:p text:style-name="P98"><text:span text:style-name="Page_20_Reference_20_Font"><text:span text:style-name="T1"><text:bookmark-ref text:reference-format="page" text:ref-name="r4">23</text:bookmark-ref></text:span></text:span></text:p>
            </table:table-cell>
          </table:table-row>
        </table:table>
        <text:p text:style-name="P169">Field Detail</text:p>
        <text:p text:style-name="P172"><text:bookmark text:name="r4"/>SERVICE_COMPONENT</text:p>
        <text:p text:style-name="P56"><text:span text:style-name="Code2">public static final String </text:span><text:span text:style-name="Code2"><text:span text:style-name="T51">SERVICE_COMPONENT</text:span></text:span><text:span text:style-name="Code2"> = "Service-Component"</text:span></text:p>
        <text:p text:style-name="P81">Manifest header specifying the XML documents within a bundle that contain the bundle's Service Component descriptions.</text:p>
        <text:p text:style-name="P79"><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05"/>
        <text:p text:style-name="P171"><text:bookmark text:name="r5"/>COMPONENT_NAME</text:p>
        <text:p text:style-name="P56"><text:span text:style-name="Code2">public static final String </text:span><text:span text:style-name="Code2"><text:span text:style-name="T51">COMPONENT_NAME</text:span></text:span><text:span text:style-name="Code2"> = "component.name"</text:span></text:p>
        <text:p text:style-name="P79"><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05"/>
        <text:p text:style-name="P171"><text:bookmark text:name="r6"/>COMPONENT_ID</text:p>
        <text:p text:style-name="P56"><text:span text:style-name="Code2">public static final String </text:span><text:span text:style-name="Code2"><text:span text:style-name="T51">COMPONENT_ID</text:span></text:span><text:span text:style-name="Code2"> = "component.id"</text:span></text:p>
        <text:p text:style-name="P82"><text:span text:style-name="Code2">A component property that contains the generated id for a component configuration. The value of this property must be of type </text:span><text:span text:style-name="Default_20_Paragraph_20_Font"><text:span text:style-name="T24">Long.</text:span></text:span></text:p>
        <text:p text:style-name="P80">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5"/>
        <text:p text:style-name="P171"><text:bookmark text:name="r7"/>COMPONENT_FACTORY</text:p>
        <text:p text:style-name="P56"><text:span text:style-name="Code2">public static final String </text:span><text:span text:style-name="Code2"><text:span text:style-name="T51">COMPONENT_FACTORY</text:span></text:span><text:span text:style-name="Code2"> = "component.factory"</text:span></text:p>
        <text:p text:style-name="P79"><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05"/>
        <text:p text:style-name="P171"><text:bookmark text:name="r8"/>REFERENCE_TARGET_SUFFIX</text:p>
        <text:p text:style-name="P56"><text:span text:style-name="Code2">public static final String </text:span><text:span text:style-name="Code2"><text:span text:style-name="T51">REFERENCE_TARGET_SUFFIX</text:span></text:span><text:span text:style-name="Code2"> = ".target"</text:span></text:p>
        <text:p text:style-name="P79"><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05"/>
        <text:p text:style-name="P171"><text:bookmark text:name="r9"/>DEACTIVATION_REASON_UNSPECIFIED</text:p>
        <text:p text:style-name="P56"><text:span text:style-name="Code2">public static final int </text:span><text:span text:style-name="Code2"><text:span text:style-name="T51">DEACTIVATION_REASON_UNSPECIFIED</text:span></text:span><text:span text:style-name="Code2"> = 0</text:span></text:p>
        <text:p text:style-name="P80">The reason the component configuration was deactivated is unspecified.</text:p>
        <text:p text:style-name="P84">Since:</text:p>
        <text:p text:style-name="P106">1.1</text:p>
        <text:p text:style-name="P108"/>
        <text:p text:style-name="P171"><text:bookmark text:name="r10"/>DEACTIVATION_REASON_DISABLED</text:p>
        <text:p text:style-name="P56"><text:span text:style-name="Code2">public static final int </text:span><text:span text:style-name="Code2"><text:span text:style-name="T51">DEACTIVATION_REASON_DISABLED</text:span></text:span><text:span text:style-name="Code2"> = 1</text:span></text:p>
        <text:p text:style-name="P80">The component configuration was deactivated because the component was disabled.</text:p>
        <text:p text:style-name="P84">Since:</text:p>
        <text:p text:style-name="P106">1.1</text:p>
        <text:p text:style-name="P108"/>
        <text:p text:style-name="P171"><text:bookmark text:name="r11"/>DEACTIVATION_REASON_REFERENCE</text:p>
        <text:p text:style-name="P56"><text:span text:style-name="Code2">public static final int </text:span><text:span text:style-name="Code2"><text:span text:style-name="T51">DEACTIVATION_REASON_REFERENCE</text:span></text:span><text:span text:style-name="Code2"> = 2</text:span></text:p>
        <text:p text:style-name="P80">The component configuration was deactivated because a reference became unsatisfied.</text:p>
        <text:p text:style-name="P84"><text:soft-page-break/>Since:</text:p>
        <text:p text:style-name="P106">1.1</text:p>
        <text:p text:style-name="P108"/>
        <text:p text:style-name="P171"><text:bookmark text:name="r12"/>DEACTIVATION_REASON_CONFIGURATION_MODIFIED</text:p>
        <text:p text:style-name="P56"><text:span text:style-name="Code2">public static final int </text:span><text:span text:style-name="Code2"><text:span text:style-name="T51">DEACTIVATION_REASON_CONFIGURATION_MODIFIED</text:span></text:span><text:span text:style-name="Code2"> = 3</text:span></text:p>
        <text:p text:style-name="P80">The component configuration was deactivated because its configuration was changed.</text:p>
        <text:p text:style-name="P84">Since:</text:p>
        <text:p text:style-name="P106">1.1</text:p>
        <text:p text:style-name="P108"/>
        <text:p text:style-name="P171"><text:bookmark text:name="r13"/>DEACTIVATION_REASON_CONFIGURATION_DELETED</text:p>
        <text:p text:style-name="P56"><text:span text:style-name="Code2">public static final int </text:span><text:span text:style-name="Code2"><text:span text:style-name="T51">DEACTIVATION_REASON_CONFIGURATION_DELETED</text:span></text:span><text:span text:style-name="Code2"> = 4</text:span></text:p>
        <text:p text:style-name="P80">The component configuration was deactivated because its configuration was deleted.</text:p>
        <text:p text:style-name="P84">Since:</text:p>
        <text:p text:style-name="P106">1.1</text:p>
        <text:p text:style-name="P108"/>
        <text:p text:style-name="P171"><text:bookmark text:name="r14"/>DEACTIVATION_REASON_DISPOSED</text:p>
        <text:p text:style-name="P56"><text:span text:style-name="Code2">public static final int </text:span><text:span text:style-name="Code2"><text:span text:style-name="T51">DEACTIVATION_REASON_DISPOSED</text:span></text:span><text:span text:style-name="Code2"> = 5</text:span></text:p>
        <text:p text:style-name="P80">The component configuration was deactivated because the component was disposed.</text:p>
        <text:p text:style-name="P84">Since:</text:p>
        <text:p text:style-name="P106">1.1</text:p>
        <text:p text:style-name="P108"/>
        <text:p text:style-name="P171"><text:bookmark text:name="r15"/>DEACTIVATION_REASON_BUNDLE_STOPPED</text:p>
        <text:p text:style-name="P56"><text:span text:style-name="Code2">public static final int </text:span><text:span text:style-name="Code2"><text:span text:style-name="T51">DEACTIVATION_REASON_BUNDLE_STOPPED</text:span></text:span><text:span text:style-name="Code2"> = 6</text:span></text:p>
        <text:p text:style-name="P80">The component configuration was deactivated because the bundle was stopped.</text:p>
        <text:p text:style-name="P84">Since:</text:p>
        <text:p text:style-name="P106">1.1</text:p>
        <text:p text:style-name="P147"><text:bookmark text:name="r27"/>Interface ComponentContext</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Context</text:span></text:span></text:p>
        <text:p text:style-name="P88">A Component Context object is used by a component instance to interact with its execution context including locating services by reference name. Each component instance has a unique Component Context.</text:p>
        <text:p text:style-name="P89"><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57"><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91">ThreadSafe</text:p>
        <text:p text:style-name="P9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5"><text:span text:style-name="Summary_20_Heading_20_Font2"><text:span text:style-name="T1">Method Summary</text:span></text:span></text:p>
            </table:table-cell>
            <table:covered-table-cell/>
            <table:table-cell table:style-name="Table8.A1" office:value-type="string">
              <text:p text:style-name="P96"><text:span text:style-name="Page_20_Reference_20_Font"><text:span text:style-name="T15">Page</text:span></text:span></text:p>
            </table:table-cell>
          </table:table-row>
          <table:table-row table:style-name="Table8.1">
            <table:table-cell table:style-name="Table8.A2" office:value-type="string">
              <text:p text:style-name="P97"><text:span text:style-name="Code_20_Small1"><text:span text:style-name="T1">void</text:span></text:span></text:p>
            </table:table-cell>
            <table:table-cell table:style-name="Table8.A2" office:value-type="string">
              <text:p text:style-name="P101"><text:a xlink:type="simple" xlink:href="#r25"><text:span text:style-name="Code2"><text:span text:style-name="T57">disableComponent</text:span></text:span></text:a><text:span text:style-name="Code2"><text:span text:style-name="T1">(String name)</text:span></text:span></text:p>
              <text:p text:style-name="P103">Disables the specified component name.</text:p>
            </table:table-cell>
            <table:table-cell table:style-name="Table8.C2" office:value-type="string">
              <text:p text:style-name="P98"><text:span text:style-name="Page_20_Reference_20_Font"><text:span text:style-name="T1"><text:bookmark-ref text:reference-format="page" text:ref-name="r25">29</text:bookmark-ref></text:span></text:span></text:p>
            </table:table-cell>
          </table:table-row>
          <table:table-row table:style-name="Table8.1">
            <table:table-cell table:style-name="Table8.A3" office:value-type="string">
              <text:p text:style-name="P97"><text:span text:style-name="Code_20_Small1"><text:span text:style-name="T1">void</text:span></text:span></text:p>
            </table:table-cell>
            <table:table-cell table:style-name="Table8.A3" office:value-type="string">
              <text:p text:style-name="P101"><text:a xlink:type="simple" xlink:href="#r24"><text:span text:style-name="Code2"><text:span text:style-name="T57">enableComponent</text:span></text:span></text:a><text:span text:style-name="Code2"><text:span text:style-name="T1">(String name)</text:span></text:span></text:p>
              <text:p text:style-name="P103">Enables the specified component name.</text:p>
            </table:table-cell>
            <table:table-cell table:style-name="Table8.C3" office:value-type="string">
              <text:p text:style-name="P98"><text:span text:style-name="Page_20_Reference_20_Font"><text:span text:style-name="T1"><text:bookmark-ref text:reference-format="page" text:ref-name="r24">28</text:bookmark-ref></text:span></text:span></text:p>
            </table:table-cell>
          </table:table-row>
          <table:table-row table:style-name="Table8.1">
            <table:table-cell table:style-name="Table8.A3" office:value-type="string">
              <text:p text:style-name="P97"><text:span text:style-name="Code_20_Small1"><text:span text:style-name="T1">org.osgi.framework.BundleContext</text:span></text:span></text:p>
            </table:table-cell>
            <table:table-cell table:style-name="Table8.A3" office:value-type="string">
              <text:p text:style-name="P101"><text:a xlink:type="simple" xlink:href="#r21"><text:span text:style-name="Code2"><text:span text:style-name="T57">getBundleContext</text:span></text:span></text:a><text:span text:style-name="Code2"><text:span text:style-name="T1">()</text:span></text:span></text:p>
              <text:p text:style-name="P102"><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98"><text:span text:style-name="Page_20_Reference_20_Font"><text:span text:style-name="T1"><text:bookmark-ref text:reference-format="page" text:ref-name="r21">28</text:bookmark-ref></text:span></text:span></text:p>
            </table:table-cell>
          </table:table-row>
          <table:table-row table:style-name="Table8.1">
            <table:table-cell table:style-name="Table8.A3" office:value-type="string">
              <text:p text:style-name="P99"><text:a xlink:type="simple" xlink:href="#r38"><text:span text:style-name="Code_20_Small1"><text:span text:style-name="T56">ComponentInstance</text:span></text:span></text:a></text:p>
            </table:table-cell>
            <table:table-cell table:style-name="Table8.A3" office:value-type="string">
              <text:p text:style-name="P101"><text:a xlink:type="simple" xlink:href="#r23"><text:span text:style-name="Code2"><text:span text:style-name="T57">getComponentInstance</text:span></text:span></text:a><text:span text:style-name="Code2"><text:span text:style-name="T1">()</text:span></text:span></text:p>
              <text:p text:style-name="P103">Returns the Component Instance object for the component instance associated with this Component Context.</text:p>
            </table:table-cell>
            <table:table-cell table:style-name="Table8.C3" office:value-type="string">
              <text:p text:style-name="P98"><text:span text:style-name="Page_20_Reference_20_Font"><text:span text:style-name="T1"><text:bookmark-ref text:reference-format="page" text:ref-name="r23">28</text:bookmark-ref></text:span></text:span></text:p>
            </table:table-cell>
          </table:table-row>
          <table:table-row table:style-name="Table8.1">
            <table:table-cell table:style-name="Table8.A3" office:value-type="string">
              <text:p text:style-name="P97"><text:span text:style-name="Code_20_Small1"><text:span text:style-name="T1">Dictionary&lt;String,Object&gt;</text:span></text:span></text:p>
            </table:table-cell>
            <table:table-cell table:style-name="Table8.A3" office:value-type="string">
              <text:p text:style-name="P101"><text:a xlink:type="simple" xlink:href="#r17"><text:span text:style-name="Code2"><text:span text:style-name="T57">getProperties</text:span></text:span></text:a><text:span text:style-name="Code2"><text:span text:style-name="T1">()</text:span></text:span></text:p>
              <text:p text:style-name="P103">Returns the component properties for this Component Context.</text:p>
            </table:table-cell>
            <table:table-cell table:style-name="Table8.C3" office:value-type="string">
              <text:p text:style-name="P98"><text:span text:style-name="Page_20_Reference_20_Font"><text:span text:style-name="T1"><text:bookmark-ref text:reference-format="page" text:ref-name="r17">27</text:bookmark-ref></text:span></text:span></text:p>
            </table:table-cell>
          </table:table-row>
          <table:table-row table:style-name="Table8.1">
            <table:table-cell table:style-name="Table8.A3" office:value-type="string">
              <text:p text:style-name="P97"><text:span text:style-name="Code_20_Small1"><text:span text:style-name="T1">org.osgi.framework.ServiceReference&lt;?&gt;</text:span></text:span></text:p>
            </table:table-cell>
            <table:table-cell table:style-name="Table8.A3" office:value-type="string">
              <text:p text:style-name="P101"><text:a xlink:type="simple" xlink:href="#r26"><text:span text:style-name="Code2"><text:span text:style-name="T57">getServiceReference</text:span></text:span></text:a><text:span text:style-name="Code2"><text:span text:style-name="T1">()</text:span></text:span></text:p>
              <text:p text:style-name="P102"><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98"><text:span text:style-name="Page_20_Reference_20_Font"><text:span text:style-name="T1"><text:bookmark-ref text:reference-format="page" text:ref-name="r26">29</text:bookmark-ref></text:span></text:span></text:p>
            </table:table-cell>
          </table:table-row>
          <table:table-row table:style-name="Table8.1">
            <table:table-cell table:style-name="Table8.A3" office:value-type="string">
              <text:p text:style-name="P97"><text:span text:style-name="Code_20_Small1"><text:span text:style-name="T1">org.osgi.framework.Bundle</text:span></text:span></text:p>
            </table:table-cell>
            <table:table-cell table:style-name="Table8.A3" office:value-type="string">
              <text:p text:style-name="P101"><text:a xlink:type="simple" xlink:href="#r22"><text:span text:style-name="Code2"><text:span text:style-name="T57">getUsingBundle</text:span></text:span></text:a><text:span text:style-name="Code2"><text:span text:style-name="T1">()</text:span></text:span></text:p>
              <text:p text:style-name="P102"><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98"><text:span text:style-name="Page_20_Reference_20_Font"><text:span text:style-name="T1"><text:bookmark-ref text:reference-format="page" text:ref-name="r22">28</text:bookmark-ref></text:span></text:span></text:p>
            </table:table-cell>
          </table:table-row>
          <table:table-row table:style-name="Table8.1">
            <table:table-cell table:style-name="Table8.A3" office:value-type="string">
              <text:p text:style-name="P97"><text:span text:style-name="Code_20_Small1"><text:span text:style-name="T1">Object</text:span></text:span></text:p>
            </table:table-cell>
            <table:table-cell table:style-name="Table8.A3" office:value-type="string">
              <text:p text:style-name="P101"><text:a xlink:type="simple" xlink:href="#r18"><text:span text:style-name="Code2"><text:span text:style-name="T57">locateService</text:span></text:span></text:a><text:span text:style-name="Code2"><text:span text:style-name="T1">(String name)</text:span></text:span></text:p>
              <text:p text:style-name="P103">Returns the service object for the specified reference name.</text:p>
            </table:table-cell>
            <table:table-cell table:style-name="Table8.C3" office:value-type="string">
              <text:p text:style-name="P98"><text:span text:style-name="Page_20_Reference_20_Font"><text:span text:style-name="T1"><text:bookmark-ref text:reference-format="page" text:ref-name="r18">27</text:bookmark-ref></text:span></text:span></text:p>
            </table:table-cell>
          </table:table-row>
          <table:table-row table:style-name="Table8.1">
            <table:table-cell table:style-name="Table8.A3" office:value-type="string">
              <text:p text:style-name="P97"><text:span text:style-name="Code_20_Small1"><text:span text:style-name="T1">Object</text:span></text:span></text:p>
            </table:table-cell>
            <table:table-cell table:style-name="Table8.A3" office:value-type="string">
              <text:p text:style-name="P101"><text:a xlink:type="simple" xlink:href="#r19"><text:span text:style-name="Code2"><text:span text:style-name="T57">locateService</text:span></text:span></text:a><text:span text:style-name="Code2"><text:span text:style-name="T1">(String name, org.osgi.framework.ServiceReference&lt;?&gt; reference)</text:span></text:span></text:p>
              <text:p text:style-name="P102"><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98"><text:span text:style-name="Page_20_Reference_20_Font"><text:span text:style-name="T1"><text:bookmark-ref text:reference-format="page" text:ref-name="r19">27</text:bookmark-ref></text:span></text:span></text:p>
            </table:table-cell>
          </table:table-row>
          <table:table-row table:style-name="Table8.1">
            <table:table-cell table:style-name="Table8.A3" office:value-type="string">
              <text:p text:style-name="P97"><text:span text:style-name="Code_20_Small1"><text:span text:style-name="T1">Object[]</text:span></text:span></text:p>
            </table:table-cell>
            <table:table-cell table:style-name="Table8.A3" office:value-type="string">
              <text:p text:style-name="P101"><text:a xlink:type="simple" xlink:href="#r20"><text:span text:style-name="Code2"><text:span text:style-name="T57">locateServices</text:span></text:span></text:a><text:span text:style-name="Code2"><text:span text:style-name="T1">(String name)</text:span></text:span></text:p>
              <text:p text:style-name="P103">Returns the service objects for the specified reference name.</text:p>
            </table:table-cell>
            <table:table-cell table:style-name="Table8.C3" office:value-type="string">
              <text:p text:style-name="P98"><text:span text:style-name="Page_20_Reference_20_Font"><text:span text:style-name="T1"><text:bookmark-ref text:reference-format="page" text:ref-name="r20">27</text:bookmark-ref></text:span></text:span></text:p>
            </table:table-cell>
          </table:table-row>
        </table:table>
        <text:p text:style-name="P169"><text:soft-page-break/>Method Detail</text:p>
        <text:p text:style-name="P172"><text:bookmark text:name="r17"/>getProperties</text:p>
        <text:p text:style-name="P56"><text:span text:style-name="Code2">Dictionary&lt;String,Object&gt; </text:span><text:span text:style-name="Code2"><text:span text:style-name="T51">getProperties</text:span></text:span><text:span text:style-name="Code2">()</text:span></text:p>
        <text:p text:style-name="P80">Returns the component properties for this Component Context.</text:p>
        <text:p text:style-name="P84">Returns:</text:p>
        <text:p text:style-name="P106">The properties for this Component Context. The Dictionary is read only and cannot be modified.</text:p>
        <text:p text:style-name="P108"/>
        <text:p text:style-name="P171"><text:bookmark text:name="r18"/>locateService</text:p>
        <text:p text:style-name="P56"><text:span text:style-name="Code2">Object </text:span><text:span text:style-name="Code2"><text:span text:style-name="T51">locateService</text:span></text:span><text:span text:style-name="Code2">(String name)</text:span></text:p>
        <text:p text:style-name="P81">Returns the service object for the specified reference name.</text:p>
        <text:p text:style-name="P79"><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84">Parameters:</text:p>
        <text:p text:style-name="P107"><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4">Returns:</text:p>
        <text:p text:style-name="P107"><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8"/>
        <text:p text:style-name="P171"><text:bookmark text:name="r19"/>locateService</text:p>
        <text:p text:style-name="P56"><text:span text:style-name="Code2">Object </text:span><text:span text:style-name="Code2"><text:span text:style-name="T51">locateService</text:span></text:span><text:span text:style-name="Code2">(String name,<text:line-break/>                     org.osgi.framework.ServiceReference&lt;?&gt; reference)</text:span></text:p>
        <text:p text:style-name="P79"><text:span text:style-name="T24">Returns the service object for the specified reference name and </text:span><text:span text:style-name="Code2">ServiceReference</text:span><text:span text:style-name="Default_20_Paragraph_20_Font"><text:span text:style-name="T24">.</text:span></text:span></text:p>
        <text:p text:style-name="P84">Parameters:</text:p>
        <text:p text:style-name="P107"><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7"><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84">Returns:</text:p>
        <text:p text:style-name="P107"><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8"/>
        <text:p text:style-name="P171"><text:bookmark text:name="r20"/>locateServices</text:p>
        <text:p text:style-name="P56"><text:span text:style-name="Code2">Object[] </text:span><text:span text:style-name="Code2"><text:span text:style-name="T51">locateServices</text:span></text:span><text:span text:style-name="Code2">(String name)</text:span></text:p>
        <text:p text:style-name="P80">Returns the service objects for the specified reference name.</text:p>
        <text:p text:style-name="P84"><text:soft-page-break/>Parameters:</text:p>
        <text:p text:style-name="P107"><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4">Returns:</text:p>
        <text:p text:style-name="P107"><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08"/>
        <text:p text:style-name="P171"><text:bookmark text:name="r21"/>getBundleContext</text:p>
        <text:p text:style-name="P56"><text:span text:style-name="Code2">org.osgi.framework.BundleContext </text:span><text:span text:style-name="Code2"><text:span text:style-name="T51">getBundleContext</text:span></text:span><text:span text:style-name="Code2">()</text:span></text:p>
        <text:p text:style-name="P79"><text:span text:style-name="T24">Returns the </text:span><text:span text:style-name="Code2">BundleContext</text:span><text:span text:style-name="Default_20_Paragraph_20_Font"><text:span text:style-name="T24"> of the bundle which contains this component.</text:span></text:span></text:p>
        <text:p text:style-name="P84">Returns:</text:p>
        <text:p text:style-name="P107"><text:span text:style-name="T24">The </text:span><text:span text:style-name="Code2">BundleContext</text:span><text:span text:style-name="Default_20_Paragraph_20_Font"><text:span text:style-name="T24"> of the bundle containing this component.</text:span></text:span></text:p>
        <text:p text:style-name="P108"/>
        <text:p text:style-name="P171"><text:bookmark text:name="r22"/>getUsingBundle</text:p>
        <text:p text:style-name="P56"><text:span text:style-name="Code2">org.osgi.framework.Bundle </text:span><text:span text:style-name="Code2"><text:span text:style-name="T51">getUsingBundle</text:span></text:span><text:span text:style-name="Code2">()</text:span></text:p>
        <text:p text:style-name="P82"><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82"><text:span text:style-name="T24">This method will return </text:span><text:span text:style-name="Code2">null</text:span><text:span text:style-name="Default_20_Paragraph_20_Font"><text:span text:style-name="T24"> if:</text:span></text:span></text:p>
        <text:list xml:id="list1237456956427361098" text:style-name="RTF_5f_Num_20_2">
          <text:list-item>
            <text:p text:style-name="P52">The component instance is not a service, then no bundle can be using it as a service.</text:p>
          </text:list-item>
          <text:list-item>
            <text:p text:style-name="P53"><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54">The service provided by the component instance is not currently being used by any bundle.</text:p>
          </text:list-item>
        </text:list>
        <text:p text:style-name="P84">Returns:</text:p>
        <text:p text:style-name="P107"><text:span text:style-name="T24">The bundle using the component instance as a service or </text:span><text:span text:style-name="Code2">null</text:span><text:span text:style-name="Default_20_Paragraph_20_Font"><text:span text:style-name="T24">.</text:span></text:span></text:p>
        <text:p text:style-name="P108"/>
        <text:p text:style-name="P171"><text:bookmark text:name="r23"/>getComponentInstance</text:p>
        <text:p text:style-name="P56"><text:a xlink:type="simple" xlink:href="#r38"><text:span text:style-name="Code2"><text:span text:style-name="T56">ComponentInstance</text:span></text:span></text:a><text:span text:style-name="Code2"> </text:span><text:span text:style-name="Code2"><text:span text:style-name="T51">getComponentInstance</text:span></text:span><text:span text:style-name="Code2">()</text:span></text:p>
        <text:p text:style-name="P80">Returns the Component Instance object for the component instance associated with this Component Context.</text:p>
        <text:p text:style-name="P84">Returns:</text:p>
        <text:p text:style-name="P106">The Component Instance object for the component instance.</text:p>
        <text:p text:style-name="P108"/>
        <text:p text:style-name="P171"><text:bookmark text:name="r24"/>enableComponent</text:p>
        <text:p text:style-name="P56"><text:span text:style-name="Code2">void </text:span><text:span text:style-name="Code2"><text:span text:style-name="T51">enableComponent</text:span></text:span><text:span text:style-name="Code2">(String name)</text:span></text:p>
        <text:p text:style-name="P80">Enables the specified component name. The specified component name must be in the same bundle as this component.</text:p>
        <text:p text:style-name="P84">Parameters:</text:p>
        <text:p text:style-name="P107"><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08"><text:soft-page-break/></text:p>
        <text:p text:style-name="P171"><text:bookmark text:name="r25"/>disableComponent</text:p>
        <text:p text:style-name="P56"><text:span text:style-name="Code2">void </text:span><text:span text:style-name="Code2"><text:span text:style-name="T51">disableComponent</text:span></text:span><text:span text:style-name="Code2">(String name)</text:span></text:p>
        <text:p text:style-name="P80">Disables the specified component name. The specified component name must be in the same bundle as this component.</text:p>
        <text:p text:style-name="P84">Parameters:</text:p>
        <text:p text:style-name="P107"><text:span text:style-name="Code2">name</text:span><text:span text:style-name="Default_20_Paragraph_20_Font"><text:span text:style-name="T24"> - The name of a component.</text:span></text:span></text:p>
        <text:p text:style-name="P108"/>
        <text:p text:style-name="P171"><text:bookmark text:name="r26"/>getServiceReference</text:p>
        <text:p text:style-name="P56"><text:span text:style-name="Code2">org.osgi.framework.ServiceReference&lt;?&gt; </text:span><text:span text:style-name="Code2"><text:span text:style-name="T51">getServiceReference</text:span></text:span><text:span text:style-name="Code2">()</text:span></text:p>
        <text:p text:style-name="P82"><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79"><text:span text:style-name="T24">This method will return </text:span><text:span text:style-name="Code2">null</text:span><text:span text:style-name="Default_20_Paragraph_20_Font"><text:span text:style-name="T24"> if the component instance is not registered as a service.</text:span></text:span></text:p>
        <text:p text:style-name="P84">Returns:</text:p>
        <text:p text:style-name="P107"><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148"><text:bookmark text:name="r33"/>Class ComponentException</text:p>
        <text:p text:style-name="P90"><text:a xlink:type="simple" xlink:href="#r3"><text:span text:style-name="T55">org.osgi.service.component</text:span></text:a></text:p>
        <text:p text:style-name="P78"><text:span text:style-name="Code2">java.lang.Object</text:span></text:p>
        <text:p text:style-name="P92"><text:span text:style-name="Code2">  </text:span><text:span text:style-name="Code2"><draw:frame draw:style-name="fr4" text:anchor-type="as-char" svg:width="0.1563in" svg:height="0.1457in" draw:z-index="21"><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4" draw:name="graphics2" text:anchor-type="as-char" svg:width="0.1563in" svg:height="0.1457in" draw:z-index="22"><draw:image xlink:href="Pictures/100002000000000F0000000E443DCD33.png" xlink:type="simple" xlink:show="embed" xlink:actuate="onLoad"/></draw:frame></text:span><text:span text:style-name="Code2">java.lang.Exception</text:span></text:p>
        <text:p text:style-name="P92"><text:span text:style-name="Code2">          </text:span><text:span text:style-name="Code2"><draw:frame draw:style-name="fr4" draw:name="graphics4" text:anchor-type="as-char" svg:width="0.1563in" svg:height="0.1457in" draw:z-index="23"><draw:image xlink:href="Pictures/100002000000000F0000000E443DCD33.png" xlink:type="simple" xlink:show="embed" xlink:actuate="onLoad"/></draw:frame></text:span><text:span text:style-name="Code2">java.lang.RuntimeException</text:span></text:p>
        <text:p text:style-name="P48"><text:span text:style-name="Code2">              </text:span><text:span text:style-name="Code2"><draw:frame draw:style-name="fr4" draw:name="graphics5" text:anchor-type="as-char" svg:width="0.1563in" svg:height="0.1457in" draw:z-index="24"><draw:image xlink:href="Pictures/100002000000000F0000000E443DCD33.png" xlink:type="simple" xlink:show="embed" xlink:actuate="onLoad"/></draw:frame></text:span><text:span text:style-name="Code2"><text:span text:style-name="T51">org.osgi.service.component.ComponentException</text:span></text:span></text:p>
        <text:p text:style-name="P168">All Implemented Interfaces:</text:p>
        <text:p text:style-name="P85">Serializable</text:p>
        <text:p text:style-name="P77"/>
        <text:p text:style-name="P109"><text:span text:style-name="Code2">public class </text:span><text:span text:style-name="Code2"><text:span text:style-name="T51">ComponentException</text:span></text:span></text:p>
        <text:p text:style-name="P56"><text:span text:style-name="Code2">extends RuntimeException</text:span></text:p>
        <text:p text:style-name="P47">Unchecked exception which may be thrown by the Service Component Runtime.</text:p>
        <text:p text:style-name="P94"/>
        <table:table table:name="Table10" table:style-name="Table10">
          <table:table-column table:style-name="Table10.A"/>
          <table:table-column table:style-name="Table10.B"/>
          <table:table-row table:style-name="Table10.1">
            <table:table-cell table:style-name="Table10.A1" office:value-type="string">
              <text:p text:style-name="P95"><text:span text:style-name="Summary_20_Heading_20_Font2"><text:span text:style-name="T1">Constructor Summary</text:span></text:span></text:p>
            </table:table-cell>
            <table:table-cell table:style-name="Table10.A1" office:value-type="string">
              <text:p text:style-name="P96"><text:span text:style-name="Page_20_Reference_20_Font"><text:span text:style-name="T15">Page</text:span></text:span></text:p>
            </table:table-cell>
          </table:table-row>
          <table:table-row table:style-name="Table10.1">
            <table:table-cell table:style-name="Table10.A2" office:value-type="string">
              <text:p text:style-name="P101"><text:a xlink:type="simple" xlink:href="#r29"><text:span text:style-name="Code2"><text:span text:style-name="T57">ComponentException</text:span></text:span></text:a><text:span text:style-name="Code2"><text:span text:style-name="T1">(String message)</text:span></text:span></text:p>
              <text:p text:style-name="P103">Construct a new ComponentException with the specified message.</text:p>
            </table:table-cell>
            <table:table-cell table:style-name="Table10.B2" office:value-type="string">
              <text:p text:style-name="P98"><text:span text:style-name="Page_20_Reference_20_Font"><text:span text:style-name="T1"><text:bookmark-ref text:reference-format="page" text:ref-name="r29">30</text:bookmark-ref></text:span></text:span></text:p>
            </table:table-cell>
          </table:table-row>
          <table:table-row table:style-name="Table10.1">
            <table:table-cell table:style-name="Table10.A3" office:value-type="string">
              <text:p text:style-name="P101"><text:a xlink:type="simple" xlink:href="#r28"><text:span text:style-name="Code2"><text:span text:style-name="T57">ComponentException</text:span></text:span></text:a><text:span text:style-name="Code2"><text:span text:style-name="T1">(String message, Throwable cause)</text:span></text:span></text:p>
              <text:p text:style-name="P103">Construct a new ComponentException with the specified message and cause.</text:p>
            </table:table-cell>
            <table:table-cell table:style-name="Table10.B3" office:value-type="string">
              <text:p text:style-name="P98"><text:span text:style-name="Page_20_Reference_20_Font"><text:span text:style-name="T1"><text:bookmark-ref text:reference-format="page" text:ref-name="r28">30</text:bookmark-ref></text:span></text:span></text:p>
            </table:table-cell>
          </table:table-row>
          <table:table-row table:style-name="Table10.1">
            <table:table-cell table:style-name="Table10.A3" office:value-type="string">
              <text:p text:style-name="P101"><text:a xlink:type="simple" xlink:href="#r30"><text:span text:style-name="Code2"><text:span text:style-name="T57">ComponentException</text:span></text:span></text:a><text:span text:style-name="Code2"><text:span text:style-name="T1">(Throwable cause)</text:span></text:span></text:p>
              <text:p text:style-name="P103">Construct a new ComponentException with the specified cause.</text:p>
            </table:table-cell>
            <table:table-cell table:style-name="Table10.B3" office:value-type="string">
              <text:p text:style-name="P98"><text:span text:style-name="Page_20_Reference_20_Font"><text:span text:style-name="T1"><text:bookmark-ref text:reference-format="page" text:ref-name="r30">31</text:bookmark-ref></text:span></text:span></text:p>
            </table:table-cell>
          </table:table-row>
        </table:table>
        <text:p text:style-name="P45"/>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5"><text:span text:style-name="Summary_20_Heading_20_Font2"><text:span text:style-name="T1">Method Summary</text:span></text:span></text:p>
            </table:table-cell>
            <table:covered-table-cell/>
            <table:table-cell table:style-name="Table11.A1" office:value-type="string">
              <text:p text:style-name="P96"><text:span text:style-name="Page_20_Reference_20_Font"><text:span text:style-name="T15">Page</text:span></text:span></text:p>
            </table:table-cell>
          </table:table-row>
          <table:table-row table:style-name="Table11.1">
            <table:table-cell table:style-name="Table11.A2" office:value-type="string">
              <text:p text:style-name="P97"><text:span text:style-name="Code_20_Small1"><text:span text:style-name="T1">Throwable</text:span></text:span></text:p>
            </table:table-cell>
            <table:table-cell table:style-name="Table11.A2" office:value-type="string">
              <text:p text:style-name="P101"><text:a xlink:type="simple" xlink:href="#r31"><text:span text:style-name="Code2"><text:span text:style-name="T57">getCause</text:span></text:span></text:a><text:span text:style-name="Code2"><text:span text:style-name="T1">()</text:span></text:span></text:p>
              <text:p text:style-name="P102"><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98"><text:span text:style-name="Page_20_Reference_20_Font"><text:span text:style-name="T1"><text:bookmark-ref text:reference-format="page" text:ref-name="r31">31</text:bookmark-ref></text:span></text:span></text:p>
            </table:table-cell>
          </table:table-row>
          <table:table-row table:style-name="Table11.1">
            <table:table-cell table:style-name="Table11.A3" office:value-type="string">
              <text:p text:style-name="P97"><text:span text:style-name="Code_20_Small1"><text:span text:style-name="T1">Throwable</text:span></text:span></text:p>
            </table:table-cell>
            <table:table-cell table:style-name="Table11.A3" office:value-type="string">
              <text:p text:style-name="P101"><text:a xlink:type="simple" xlink:href="#r32"><text:span text:style-name="Code2"><text:span text:style-name="T57">initCause</text:span></text:span></text:a><text:span text:style-name="Code2"><text:span text:style-name="T1">(Throwable cause)</text:span></text:span></text:p>
              <text:p text:style-name="P103">Initializes the cause of this exception to the specified value.</text:p>
            </table:table-cell>
            <table:table-cell table:style-name="Table11.C3" office:value-type="string">
              <text:p text:style-name="P98"><text:span text:style-name="Page_20_Reference_20_Font"><text:span text:style-name="T1"><text:bookmark-ref text:reference-format="page" text:ref-name="r32">31</text:bookmark-ref></text:span></text:span></text:p>
            </table:table-cell>
          </table:table-row>
        </table:table>
        <text:p text:style-name="P169">Constructor Detail</text:p>
        <text:p text:style-name="P172"><text:bookmark text:name="r28"/>ComponentException</text:p>
        <text:p text:style-name="P56"><text:span text:style-name="Code2">public </text:span><text:span text:style-name="Code2"><text:span text:style-name="T51">ComponentException</text:span></text:span><text:span text:style-name="Code2">(String message,<text:line-break/>                          Throwable cause)</text:span></text:p>
        <text:p text:style-name="P80">Construct a new ComponentException with the specified message and cause.</text:p>
        <text:p text:style-name="P84">Parameters:</text:p>
        <text:p text:style-name="P107"><text:span text:style-name="Code2">message</text:span><text:span text:style-name="Default_20_Paragraph_20_Font"><text:span text:style-name="T24"> - The message for the exception.</text:span></text:span></text:p>
        <text:p text:style-name="P107"><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08"/>
        <text:p text:style-name="P171"><text:bookmark text:name="r29"/>ComponentException</text:p>
        <text:p text:style-name="P56"><text:span text:style-name="Code2">public </text:span><text:span text:style-name="Code2"><text:span text:style-name="T51">ComponentException</text:span></text:span><text:span text:style-name="Code2">(String message)</text:span></text:p>
        <text:p text:style-name="P80">Construct a new ComponentException with the specified message.</text:p>
        <text:p text:style-name="P84">Parameters:</text:p>
        <text:p text:style-name="P107"><text:span text:style-name="Code2">message</text:span><text:span text:style-name="Default_20_Paragraph_20_Font"><text:span text:style-name="T24"> - The message for the exception.</text:span></text:span></text:p>
        <text:p text:style-name="P108"><text:soft-page-break/></text:p>
        <text:p text:style-name="P171"><text:bookmark text:name="r30"/>ComponentException</text:p>
        <text:p text:style-name="P56"><text:span text:style-name="Code2">public </text:span><text:span text:style-name="Code2"><text:span text:style-name="T51">ComponentException</text:span></text:span><text:span text:style-name="Code2">(Throwable cause)</text:span></text:p>
        <text:p text:style-name="P80">Construct a new ComponentException with the specified cause.</text:p>
        <text:p text:style-name="P84">Parameters:</text:p>
        <text:p text:style-name="P107"><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69">Method Detail</text:p>
        <text:p text:style-name="P172"><text:bookmark text:name="r31"/>getCause</text:p>
        <text:p text:style-name="P56"><text:span text:style-name="Code2">public Throwable </text:span><text:span text:style-name="Code2"><text:span text:style-name="T51">getCause</text:span></text:span><text:span text:style-name="Code2">()</text:span></text:p>
        <text:p text:style-name="P79"><text:span text:style-name="T24">Returns the cause of this exception or </text:span><text:span text:style-name="Code2">null</text:span><text:span text:style-name="Default_20_Paragraph_20_Font"><text:span text:style-name="T24"> if no cause was set.</text:span></text:span></text:p>
        <text:p text:style-name="P84">Overrides:</text:p>
        <text:p text:style-name="P107"><text:span text:style-name="Code2">getCause</text:span><text:span text:style-name="Default_20_Paragraph_20_Font"><text:span text:style-name="T24"> in class </text:span></text:span><text:span text:style-name="Code2">Throwable</text:span></text:p>
        <text:p text:style-name="P84">Returns:</text:p>
        <text:p text:style-name="P107"><text:span text:style-name="T24">The cause of this exception or </text:span><text:span text:style-name="Code2">null</text:span><text:span text:style-name="Default_20_Paragraph_20_Font"><text:span text:style-name="T24"> if no cause was set.</text:span></text:span></text:p>
        <text:p text:style-name="P108"/>
        <text:p text:style-name="P171"><text:bookmark text:name="r32"/>initCause</text:p>
        <text:p text:style-name="P56"><text:span text:style-name="Code2">public Throwable </text:span><text:span text:style-name="Code2"><text:span text:style-name="T51">initCause</text:span></text:span><text:span text:style-name="Code2">(Throwable cause)</text:span></text:p>
        <text:p text:style-name="P80">Initializes the cause of this exception to the specified value.</text:p>
        <text:p text:style-name="P84">Overrides:</text:p>
        <text:p text:style-name="P107"><text:span text:style-name="Code2">initCause</text:span><text:span text:style-name="Default_20_Paragraph_20_Font"><text:span text:style-name="T24"> in class </text:span></text:span><text:span text:style-name="Code2">Throwable</text:span></text:p>
        <text:p text:style-name="P84">Parameters:</text:p>
        <text:p text:style-name="P107"><text:span text:style-name="Code2">cause</text:span><text:span text:style-name="Default_20_Paragraph_20_Font"><text:span text:style-name="T24"> - The cause of this exception.</text:span></text:span></text:p>
        <text:p text:style-name="P84">Returns:</text:p>
        <text:p text:style-name="P106">This exception.</text:p>
        <text:p text:style-name="P84">Throws:</text:p>
        <text:p text:style-name="P107"><text:span text:style-name="Code2">IllegalArgumentException</text:span><text:span text:style-name="Default_20_Paragraph_20_Font"><text:span text:style-name="T24"> - If the specified cause is this exception.</text:span></text:span></text:p>
        <text:p text:style-name="P107"><text:span text:style-name="Code2">IllegalStateException</text:span><text:span text:style-name="Default_20_Paragraph_20_Font"><text:span text:style-name="T24"> - If the cause of this exception has already been set.</text:span></text:span></text:p>
        <text:p text:style-name="P149"><text:bookmark text:name="r35"/>Interface ComponentFactory</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Factory</text:span></text:span></text:p>
        <text:p text:style-name="P57"><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91">ThreadSafe</text:p>
        <text:p text:style-name="P9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5"><text:span text:style-name="Summary_20_Heading_20_Font2"><text:span text:style-name="T1">Method Summary</text:span></text:span></text:p>
            </table:table-cell>
            <table:covered-table-cell/>
            <table:table-cell table:style-name="Table13.A1" office:value-type="string">
              <text:p text:style-name="P96"><text:span text:style-name="Page_20_Reference_20_Font"><text:span text:style-name="T15">Page</text:span></text:span></text:p>
            </table:table-cell>
          </table:table-row>
          <table:table-row table:style-name="Table13.1">
            <table:table-cell table:style-name="Table13.A2" office:value-type="string">
              <text:p text:style-name="P99"><text:a xlink:type="simple" xlink:href="#r38"><text:span text:style-name="Code_20_Small1"><text:span text:style-name="T56">ComponentInstance</text:span></text:span></text:a></text:p>
            </table:table-cell>
            <table:table-cell table:style-name="Table13.A2" office:value-type="string">
              <text:p text:style-name="P101"><text:a xlink:type="simple" xlink:href="#r34"><text:span text:style-name="Code2"><text:span text:style-name="T57">newInstance</text:span></text:span></text:a><text:span text:style-name="Code2"><text:span text:style-name="T1">(Dictionary&lt;String,?&gt; properties)</text:span></text:span></text:p>
              <text:p text:style-name="P103">Create and activate a new component configuration.</text:p>
            </table:table-cell>
            <table:table-cell table:style-name="Table13.C2" office:value-type="string">
              <text:p text:style-name="P98"><text:span text:style-name="Page_20_Reference_20_Font"><text:span text:style-name="T1"><text:bookmark-ref text:reference-format="page" text:ref-name="r34">32</text:bookmark-ref></text:span></text:span></text:p>
            </table:table-cell>
          </table:table-row>
        </table:table>
        <text:p text:style-name="P169">Method Detail</text:p>
        <text:p text:style-name="P172"><text:bookmark text:name="r34"/>newInstance</text:p>
        <text:p text:style-name="P56"><text:a xlink:type="simple" xlink:href="#r38"><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80">Create and activate a new component configuration. Additional properties may be provided for the component configuration.</text:p>
        <text:p text:style-name="P84">Parameters:</text:p>
        <text:p text:style-name="P107"><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84">Returns:</text:p>
        <text:p text:style-name="P107"><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84">Throws:</text:p>
        <text:p text:style-name="P107"><text:a xlink:type="simple" xlink:href="#r33"><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150"><text:bookmark text:name="r38"/>Interface ComponentInstance</text:p>
        <text:p text:style-name="P90"><text:a xlink:type="simple" xlink:href="#r3"><text:span text:style-name="T55">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1">ComponentInstance</text:span></text:span></text:p>
        <text:p text:style-name="P88">A ComponentInstance encapsulates a component instance of an activated component configuration. ComponentInstances are created whenever a component configuration is activated.</text:p>
        <text:p text:style-name="P58">ComponentInstances are never reused. A new ComponentInstance object will be created when the component configuration is activated again.</text:p>
        <text:p text:style-name="P91">ThreadSafe</text:p>
        <text:p text:style-name="P9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5"><text:span text:style-name="Summary_20_Heading_20_Font2"><text:span text:style-name="T1">Method Summary</text:span></text:span></text:p>
            </table:table-cell>
            <table:covered-table-cell/>
            <table:table-cell table:style-name="Table15.A1" office:value-type="string">
              <text:p text:style-name="P96"><text:span text:style-name="Page_20_Reference_20_Font"><text:span text:style-name="T15">Page</text:span></text:span></text:p>
            </table:table-cell>
          </table:table-row>
          <table:table-row table:style-name="Table15.1">
            <table:table-cell table:style-name="Table15.A2" office:value-type="string">
              <text:p text:style-name="P97"><text:span text:style-name="Code_20_Small1"><text:span text:style-name="T1">void</text:span></text:span></text:p>
            </table:table-cell>
            <table:table-cell table:style-name="Table15.A2" office:value-type="string">
              <text:p text:style-name="P101"><text:a xlink:type="simple" xlink:href="#r36"><text:span text:style-name="Code2"><text:span text:style-name="T57">dispose</text:span></text:span></text:a><text:span text:style-name="Code2"><text:span text:style-name="T1">()</text:span></text:span></text:p>
              <text:p text:style-name="P103">Dispose of the component configuration for this component instance.</text:p>
            </table:table-cell>
            <table:table-cell table:style-name="Table15.C2" office:value-type="string">
              <text:p text:style-name="P98"><text:span text:style-name="Page_20_Reference_20_Font"><text:span text:style-name="T1"><text:bookmark-ref text:reference-format="page" text:ref-name="r36">33</text:bookmark-ref></text:span></text:span></text:p>
            </table:table-cell>
          </table:table-row>
          <table:table-row table:style-name="Table15.1">
            <table:table-cell table:style-name="Table15.A3" office:value-type="string">
              <text:p text:style-name="P97"><text:span text:style-name="Code_20_Small1"><text:span text:style-name="T1">Object</text:span></text:span></text:p>
            </table:table-cell>
            <table:table-cell table:style-name="Table15.A3" office:value-type="string">
              <text:p text:style-name="P101"><text:a xlink:type="simple" xlink:href="#r37"><text:span text:style-name="Code2"><text:span text:style-name="T57">getInstance</text:span></text:span></text:a><text:span text:style-name="Code2"><text:span text:style-name="T1">()</text:span></text:span></text:p>
              <text:p text:style-name="P103">Returns the component instance of the activated component configuration.</text:p>
            </table:table-cell>
            <table:table-cell table:style-name="Table15.C3" office:value-type="string">
              <text:p text:style-name="P98"><text:span text:style-name="Page_20_Reference_20_Font"><text:span text:style-name="T1"><text:bookmark-ref text:reference-format="page" text:ref-name="r37">33</text:bookmark-ref></text:span></text:span></text:p>
            </table:table-cell>
          </table:table-row>
        </table:table>
        <text:p text:style-name="P169">Method Detail</text:p>
        <text:p text:style-name="P172"><text:bookmark text:name="r36"/>dispose</text:p>
        <text:p text:style-name="P56"><text:span text:style-name="Code2">void </text:span><text:span text:style-name="Code2"><text:span text:style-name="T51">dispose</text:span></text:span><text:span text:style-name="Code2">()</text:span></text:p>
        <text:p text:style-name="P80">Dispose of the component configuration for this component instance. The component configuration will be deactivated. If the component configuration has already been deactivated, this method does nothing.</text:p>
        <text:p text:style-name="P105"/>
        <text:p text:style-name="P171"><text:bookmark text:name="r37"/>getInstance</text:p>
        <text:p text:style-name="P56"><text:span text:style-name="Code2">Object </text:span><text:span text:style-name="Code2"><text:span text:style-name="T51">getInstance</text:span></text:span><text:span text:style-name="Code2">()</text:span></text:p>
        <text:p text:style-name="P80">Returns the component instance of the activated component configuration.</text:p>
        <text:p text:style-name="P84">Returns:</text:p>
        <text:p text:style-name="P107"><text:span text:style-name="T24">The component instance or </text:span><text:span text:style-name="Code2">null</text:span><text:span text:style-name="Default_20_Paragraph_20_Font"><text:span text:style-name="T24"> if the component configuration has been deactivated.</text:span></text:span></text:p>
        <text:p text:style-name="P144"><text:bookmark text:name="r40"/>Package org.osgi.service.component.annotations</text:p>
        <text:p text:style-name="P74"><text:span text:style-name="Code_20_Small">@org.osgi.annotation.versioning.Version(value="1.3")</text:span></text:p>
        <text:p text:style-name="P75">Service Component Annotations Package Version 1.3.</text:p>
        <text:p text:style-name="P76">See:</text:p>
        <text:p text:style-name="P79"><text:a xlink:type="simple" xlink:href="#r39"><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9"><text:span text:style-name="Summary_20_Heading_20_Font1">Enum Summary</text:span></text:p>
            </table:table-cell>
            <table:covered-table-cell/>
            <table:table-cell table:style-name="Table17.A1" office:value-type="string">
              <text:p text:style-name="P70"><text:span text:style-name="Page_20_Reference_20_Font">Page</text:span></text:p>
            </table:table-cell>
          </table:table-row>
          <table:table-row table:style-name="Table17.1">
            <table:table-cell table:style-name="Table17.A2" office:value-type="string">
              <text:p text:style-name="P61"><text:a xlink:type="simple" xlink:href="#r63"><text:span text:style-name="T52">ConfigurationPolicy</text:span></text:a></text:p>
            </table:table-cell>
            <table:table-cell table:style-name="Table17.A2" office:value-type="string">
              <text:p text:style-name="P61"><text:span text:style-name="T26">Configuration Policy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64"><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61"><text:a xlink:type="simple" xlink:href="#r91"><text:span text:style-name="T52">ReferenceCardinality</text:span></text:a></text:p>
            </table:table-cell>
            <table:table-cell table:style-name="Table17.A3" office:value-type="string">
              <text:p text:style-name="P61"><text:span text:style-name="T26">Cardinalit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61"><text:a xlink:type="simple" xlink:href="#r97"><text:span text:style-name="T52">ReferencePolicy</text:span></text:a></text:p>
            </table:table-cell>
            <table:table-cell table:style-name="Table17.A3" office:value-type="string">
              <text:p text:style-name="P61"><text:span text:style-name="T26">Polic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61"><text:a xlink:type="simple" xlink:href="#r103"><text:span text:style-name="T52">ReferencePolicyOption</text:span></text:a></text:p>
            </table:table-cell>
            <table:table-cell table:style-name="Table17.A3" office:value-type="string">
              <text:p text:style-name="P61"><text:span text:style-name="T26">Policy option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61"><text:a xlink:type="simple" xlink:href="#r109"><text:span text:style-name="T52">ReferenceScope</text:span></text:a></text:p>
            </table:table-cell>
            <table:table-cell table:style-name="Table17.A3" office:value-type="string">
              <text:p text:style-name="P61"><text:span text:style-name="T26">Reference scope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61"><text:a xlink:type="simple" xlink:href="#r117"><text:span text:style-name="T52">ServiceScope</text:span></text:a></text:p>
            </table:table-cell>
            <table:table-cell table:style-name="Table17.A3" office:value-type="string">
              <text:p text:style-name="P61"><text:span text:style-name="T26">Service scope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64"><text:span text:style-name="Page_20_Reference_20_Font"><text:span text:style-name="T62"><text:bookmark-ref text:reference-format="page" text:ref-name="r117">61</text:bookmark-ref></text:span></text:span></text:p>
            </table:table-cell>
          </table:table-row>
        </table:table>
        <text:p text:style-name="P44"/>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1"><text:span text:style-name="Summary_20_Heading_20_Font1"><text:span text:style-name="T1">Annotation Types Summary</text:span></text:span></text:p>
            </table:table-cell>
            <table:covered-table-cell/>
            <table:table-cell table:style-name="Table18.A1" office:value-type="string">
              <text:p text:style-name="P72"><text:span text:style-name="Page_20_Reference_20_Font"><text:span text:style-name="T15">Page</text:span></text:span></text:p>
            </table:table-cell>
          </table:table-row>
          <table:table-row table:style-name="Table18.1">
            <table:table-cell table:style-name="Table18.A2" office:value-type="string">
              <text:p text:style-name="P61"><text:a xlink:type="simple" xlink:href="#r41"><text:span text:style-name="T52">Activate</text:span></text:a></text:p>
            </table:table-cell>
            <table:table-cell table:style-name="Table18.A2" office:value-type="string">
              <text:p text:style-name="P68"><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67"><text:span text:style-name="Page_20_Reference_20_Font"><text:span text:style-name="T1"><text:bookmark-ref text:reference-format="page" text:ref-name="r41">35</text:bookmark-ref></text:span></text:span></text:p>
            </table:table-cell>
          </table:table-row>
          <table:table-row table:style-name="Table18.1">
            <table:table-cell table:style-name="Table18.A3" office:value-type="string">
              <text:p text:style-name="P61"><text:a xlink:type="simple" xlink:href="#r56"><text:span text:style-name="T52">Component</text:span></text:a></text:p>
            </table:table-cell>
            <table:table-cell table:style-name="Table18.A3" office:value-type="string">
              <text:p text:style-name="P66">Identify the annotated class as a Service Component.</text:p>
            </table:table-cell>
            <table:table-cell table:style-name="Table18.A3" office:value-type="string">
              <text:p text:style-name="P67"><text:span text:style-name="Page_20_Reference_20_Font"><text:span text:style-name="T1"><text:bookmark-ref text:reference-format="page" text:ref-name="r56">36</text:bookmark-ref></text:span></text:span></text:p>
            </table:table-cell>
          </table:table-row>
          <table:table-row table:style-name="Table18.1">
            <table:table-cell table:style-name="Table18.A3" office:value-type="string">
              <text:p text:style-name="P61"><text:a xlink:type="simple" xlink:href="#r64"><text:span text:style-name="T52">Deactivate</text:span></text:a></text:p>
            </table:table-cell>
            <table:table-cell table:style-name="Table18.A3" office:value-type="string">
              <text:p text:style-name="P68"><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67"><text:span text:style-name="Page_20_Reference_20_Font"><text:span text:style-name="T1"><text:bookmark-ref text:reference-format="page" text:ref-name="r64">44</text:bookmark-ref></text:span></text:span></text:p>
            </table:table-cell>
          </table:table-row>
          <table:table-row table:style-name="Table18.1">
            <table:table-cell table:style-name="Table18.A3" office:value-type="string">
              <text:p text:style-name="P61"><text:a xlink:type="simple" xlink:href="#r72"><text:span text:style-name="T52">LookupReference</text:span></text:a></text:p>
            </table:table-cell>
            <table:table-cell table:style-name="Table18.A3" office:value-type="string">
              <text:p text:style-name="P61"><text:span text:style-name="T16">Define a lookup strategy reference for a </text:span><text:a xlink:type="simple" xlink:href="#r56"><text:span text:style-name="Code1"><text:span text:style-name="T56">Component</text:span></text:span></text:a><text:span text:style-name="Default_20_Paragraph_20_Font"><text:span text:style-name="T16">.</text:span></text:span></text:p>
            </table:table-cell>
            <table:table-cell table:style-name="Table18.A3" office:value-type="string">
              <text:p text:style-name="P67"><text:span text:style-name="Page_20_Reference_20_Font"><text:span text:style-name="T1"><text:bookmark-ref text:reference-format="page" text:ref-name="r72">45</text:bookmark-ref></text:span></text:span></text:p>
            </table:table-cell>
          </table:table-row>
          <table:table-row table:style-name="Table18.1">
            <table:table-cell table:style-name="Table18.A3" office:value-type="string">
              <text:p text:style-name="P61"><text:a xlink:type="simple" xlink:href="#r73"><text:span text:style-name="T52">Modified</text:span></text:a></text:p>
            </table:table-cell>
            <table:table-cell table:style-name="Table18.A3" office:value-type="string">
              <text:p text:style-name="P68"><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67"><text:span text:style-name="Page_20_Reference_20_Font"><text:span text:style-name="T1"><text:bookmark-ref text:reference-format="page" text:ref-name="r73">48</text:bookmark-ref></text:span></text:span></text:p>
            </table:table-cell>
          </table:table-row>
          <table:table-row table:style-name="Table18.1">
            <table:table-cell table:style-name="Table18.A3" office:value-type="string">
              <text:p text:style-name="P61"><text:a xlink:type="simple" xlink:href="#r83"><text:span text:style-name="T52">Reference</text:span></text:a></text:p>
            </table:table-cell>
            <table:table-cell table:style-name="Table18.A3" office:value-type="string">
              <text:p text:style-name="P68"><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67"><text:span text:style-name="Page_20_Reference_20_Font"><text:span text:style-name="T1"><text:bookmark-ref text:reference-format="page" text:ref-name="r83">49</text:bookmark-ref></text:span></text:span></text:p>
            </table:table-cell>
          </table:table-row>
        </table:table>
        <text:p text:style-name="P87"><text:bookmark text:name="r39"/>Package org.osgi.service.component.annotations Description</text:p>
        <text:p text:style-name="P88">Service Component Annotations Package Version 1.3.</text:p>
        <text:p text:style-name="P47">This package is not used at runtime. Annotated classes are processed by tools to generate Component Descriptions which are used at runtime.</text:p>
        <text:p text:style-name="P151"><text:bookmark text:name="r41"/>Annotation Type Activat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89"><text:span text:style-name="T24">Identify the annotated method as the </text:span><text:span text:style-name="Code2">activate</text:span><text:span text:style-name="Default_20_Paragraph_20_Font"><text:span text:style-name="T24"> method of a Service Component.</text:span></text:span></text:p>
        <text:p text:style-name="P88">The annotated method is the 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activate attribute of the component element of a Component Description."</text:p>
        <text:p text:style-name="P152"><text:bookmark text:name="r56"/>Annotation Type Component</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88">Identify the annotated class as a Service Component.</text:p>
        <text:p text:style-name="P88">The annotated class is the implementation class of the Component.</text:p>
        <text:p text:style-name="P58">This annotation is not processed at runtime by a Service Component Runtime implementation. It must be processed by tools and used to add a Component Description to the bundle.</text:p>
        <text:p text:style-name="P91">See Also:</text:p>
        <text:p text:style-name="P85">"The component element of a Component Description."</text:p>
        <text:p text:style-name="P9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5"><text:span text:style-name="Summary_20_Heading_20_Font2"><text:span text:style-name="T1">Field Summary</text:span></text:span></text:p>
            </table:table-cell>
            <table:covered-table-cell/>
            <table:table-cell table:style-name="Table21.A1" office:value-type="string">
              <text:p text:style-name="P96"><text:span text:style-name="Page_20_Reference_20_Font"><text:span text:style-name="T15">Page</text:span></text:span></text:p>
            </table:table-cell>
          </table:table-row>
          <table:table-row table:style-name="Table21.1">
            <table:table-cell table:style-name="Table21.A2" office:value-type="string">
              <text:p text:style-name="P97"><text:span text:style-name="Code_20_Small1"><text:span text:style-name="T1">String</text:span></text:span></text:p>
            </table:table-cell>
            <table:table-cell table:style-name="Table21.A2" office:value-type="string">
              <text:p text:style-name="P101"><text:a xlink:type="simple" xlink:href="#r42"><text:span text:style-name="Code2"><text:span text:style-name="T57">NAME</text:span></text:span></text:a></text:p>
              <text:p text:style-name="P103">Special string representing the name of this Component.</text:p>
            </table:table-cell>
            <table:table-cell table:style-name="Table21.C2" office:value-type="string">
              <text:p text:style-name="P98"><text:span text:style-name="Page_20_Reference_20_Font"><text:span text:style-name="T1"><text:bookmark-ref text:reference-format="page" text:ref-name="r42">37</text:bookmark-ref></text:span></text:span></text:p>
            </table:table-cell>
          </table:table-row>
        </table:table>
        <text:p text:style-name="P45"/>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5"><text:span text:style-name="Summary_20_Heading_20_Font2"><text:span text:style-name="T1">Required Element Summary</text:span></text:span></text:p>
            </table:table-cell>
            <table:covered-table-cell/>
            <table:table-cell table:style-name="Table23.A1" office:value-type="string">
              <text:p text:style-name="P96"><text:span text:style-name="Page_20_Reference_20_Font"><text:span text:style-name="T15">Page</text:span></text:span></text:p>
            </table:table-cell>
          </table:table-row>
          <table:table-row table:style-name="Table23.1">
            <table:table-cell table:style-name="Table23.A2" office:value-type="string">
              <text:p text:style-name="P97"><text:span text:style-name="Code_20_Small1"><text:span text:style-name="T1">String[]</text:span></text:span></text:p>
            </table:table-cell>
            <table:table-cell table:style-name="Table23.A2" office:value-type="string">
              <text:p text:style-name="P101"><text:a xlink:type="simple" xlink:href="#r53"><text:span text:style-name="Code2"><text:span text:style-name="T57">configurationPid</text:span></text:span></text:a></text:p>
              <text:p text:style-name="P103">The configuration PIDs for the configuration of this Component.</text:p>
            </table:table-cell>
            <table:table-cell table:style-name="Table23.C2" office:value-type="string">
              <text:p text:style-name="P98"><text:span text:style-name="Page_20_Reference_20_Font"><text:span text:style-name="T1"><text:bookmark-ref text:reference-format="page" text:ref-name="r53">40</text:bookmark-ref></text:span></text:span></text:p>
            </table:table-cell>
          </table:table-row>
          <table:table-row table:style-name="Table23.1">
            <table:table-cell table:style-name="Table23.A3" office:value-type="string">
              <text:p text:style-name="P99"><text:a xlink:type="simple" xlink:href="#r63"><text:span text:style-name="Code_20_Small1"><text:span text:style-name="T56">ConfigurationPolicy</text:span></text:span></text:a></text:p>
            </table:table-cell>
            <table:table-cell table:style-name="Table23.A3" office:value-type="string">
              <text:p text:style-name="P101"><text:a xlink:type="simple" xlink:href="#r52"><text:span text:style-name="Code2"><text:span text:style-name="T57">configurationPolicy</text:span></text:span></text:a></text:p>
              <text:p text:style-name="P103">The configuration policy of this Component.</text:p>
            </table:table-cell>
            <table:table-cell table:style-name="Table23.C3" office:value-type="string">
              <text:p text:style-name="P98"><text:span text:style-name="Page_20_Reference_20_Font"><text:span text:style-name="T1"><text:bookmark-ref text:reference-format="page" text:ref-name="r52">39</text:bookmark-ref></text:span></text:span></text:p>
            </table:table-cell>
          </table:table-row>
          <table:table-row table:style-name="Table23.1">
            <table:table-cell table:style-name="Table23.A3" office:value-type="string">
              <text:p text:style-name="P97"><text:span text:style-name="Code_20_Small1"><text:span text:style-name="T1">boolean</text:span></text:span></text:p>
            </table:table-cell>
            <table:table-cell table:style-name="Table23.A3" office:value-type="string">
              <text:p text:style-name="P101"><text:a xlink:type="simple" xlink:href="#r47"><text:span text:style-name="Code2"><text:span text:style-name="T57">enabled</text:span></text:span></text:a></text:p>
              <text:p text:style-name="P103">Declares whether this Component is enabled when the bundle containing it is started.</text:p>
            </table:table-cell>
            <table:table-cell table:style-name="Table23.C3" office:value-type="string">
              <text:p text:style-name="P98"><text:span text:style-name="Page_20_Reference_20_Font"><text:span text:style-name="T1"><text:bookmark-ref text:reference-format="page" text:ref-name="r47">38</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45"><text:span text:style-name="Code2"><text:span text:style-name="T57">factory</text:span></text:span></text:a></text:p>
              <text:p text:style-name="P103">The factory identifier of this Component.</text:p>
            </table:table-cell>
            <table:table-cell table:style-name="Table23.C3" office:value-type="string">
              <text:p text:style-name="P98"><text:span text:style-name="Page_20_Reference_20_Font"><text:span text:style-name="T1"><text:bookmark-ref text:reference-format="page" text:ref-name="r45">37</text:bookmark-ref></text:span></text:span></text:p>
            </table:table-cell>
          </table:table-row>
          <table:table-row table:style-name="Table23.1">
            <table:table-cell table:style-name="Table23.A3" office:value-type="string">
              <text:p text:style-name="P97"><text:span text:style-name="Code_20_Small1"><text:span text:style-name="T1">boolean</text:span></text:span></text:p>
            </table:table-cell>
            <table:table-cell table:style-name="Table23.A3" office:value-type="string">
              <text:p text:style-name="P101"><text:a xlink:type="simple" xlink:href="#r48"><text:span text:style-name="Code2"><text:span text:style-name="T57">immediate</text:span></text:span></text:a></text:p>
              <text:p text:style-name="P103">Declares whether this Component must be immediately activated upon becoming satisfied or whether activation should be delayed.</text:p>
            </table:table-cell>
            <table:table-cell table:style-name="Table23.C3" office:value-type="string">
              <text:p text:style-name="P98"><text:span text:style-name="Page_20_Reference_20_Font"><text:span text:style-name="T1"><text:bookmark-ref text:reference-format="page" text:ref-name="r48">38</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43"><text:span text:style-name="Code2"><text:span text:style-name="T57">name</text:span></text:span></text:a></text:p>
              <text:p text:style-name="P103">The name of this Component.</text:p>
            </table:table-cell>
            <table:table-cell table:style-name="Table23.C3" office:value-type="string">
              <text:p text:style-name="P98"><text:span text:style-name="Page_20_Reference_20_Font"><text:span text:style-name="T1"><text:bookmark-ref text:reference-format="page" text:ref-name="r43">37</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50"><text:span text:style-name="Code2"><text:span text:style-name="T57">properties</text:span></text:span></text:a></text:p>
              <text:p text:style-name="P103">Property entries for this Component.</text:p>
            </table:table-cell>
            <table:table-cell table:style-name="Table23.C3" office:value-type="string">
              <text:p text:style-name="P98"><text:span text:style-name="Page_20_Reference_20_Font"><text:span text:style-name="T1"><text:bookmark-ref text:reference-format="page" text:ref-name="r50">39</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49"><text:span text:style-name="Code2"><text:span text:style-name="T57">property</text:span></text:span></text:a></text:p>
              <text:p text:style-name="P103">Properties for this Component.</text:p>
            </table:table-cell>
            <table:table-cell table:style-name="Table23.C3" office:value-type="string">
              <text:p text:style-name="P98"><text:span text:style-name="Page_20_Reference_20_Font"><text:span text:style-name="T1"><text:bookmark-ref text:reference-format="page" text:ref-name="r49">39</text:bookmark-ref></text:span></text:span></text:p>
            </table:table-cell>
          </table:table-row>
          <table:table-row table:style-name="Table23.1">
            <table:table-cell table:style-name="Table23.A3" office:value-type="string">
              <text:p text:style-name="P99"><text:a xlink:type="simple" xlink:href="#r72"><text:span text:style-name="Code_20_Small1"><text:span text:style-name="T56">LookupReference</text:span></text:span></text:a><text:span text:style-name="Code_20_Small1"><text:span text:style-name="T1">[]</text:span></text:span></text:p>
            </table:table-cell>
            <table:table-cell table:style-name="Table23.A3" office:value-type="string">
              <text:p text:style-name="P101"><text:a xlink:type="simple" xlink:href="#r55"><text:span text:style-name="Code2"><text:span text:style-name="T57">reference</text:span></text:span></text:a></text:p>
              <text:p text:style-name="P103">The lookup strategy references of this Component.</text:p>
            </table:table-cell>
            <table:table-cell table:style-name="Table23.C3" office:value-type="string">
              <text:p text:style-name="P98"><text:span text:style-name="Page_20_Reference_20_Font"><text:span text:style-name="T1"><text:bookmark-ref text:reference-format="page" text:ref-name="r55">40</text:bookmark-ref></text:span></text:span></text:p>
            </table:table-cell>
          </table:table-row>
          <table:table-row table:style-name="Table23.1">
            <table:table-cell table:style-name="Table23.A3" office:value-type="string">
              <text:p text:style-name="P99"><text:a xlink:type="simple" xlink:href="#r117"><text:span text:style-name="Code_20_Small1"><text:span text:style-name="T56">ServiceScope</text:span></text:span></text:a></text:p>
            </table:table-cell>
            <table:table-cell table:style-name="Table23.A3" office:value-type="string">
              <text:p text:style-name="P101"><text:a xlink:type="simple" xlink:href="#r54"><text:span text:style-name="Code2"><text:span text:style-name="T57">scope</text:span></text:span></text:a></text:p>
              <text:p text:style-name="P103">The service scope for the service of this Component.</text:p>
            </table:table-cell>
            <table:table-cell table:style-name="Table23.C3" office:value-type="string">
              <text:p text:style-name="P98"><text:span text:style-name="Page_20_Reference_20_Font"><text:span text:style-name="T1"><text:bookmark-ref text:reference-format="page" text:ref-name="r54">40</text:bookmark-ref></text:span></text:span></text:p>
            </table:table-cell>
          </table:table-row>
          <table:table-row table:style-name="Table23.1">
            <table:table-cell table:style-name="Table23.A3" office:value-type="string">
              <text:p text:style-name="P97"><text:span text:style-name="Code_20_Small1"><text:span text:style-name="T1">Class&lt;?&gt;[]</text:span></text:span></text:p>
            </table:table-cell>
            <table:table-cell table:style-name="Table23.A3" office:value-type="string">
              <text:p text:style-name="P101"><text:a xlink:type="simple" xlink:href="#r44"><text:span text:style-name="Code2"><text:span text:style-name="T57">service</text:span></text:span></text:a></text:p>
              <text:p text:style-name="P103">The types under which to register this Component as a service.</text:p>
            </table:table-cell>
            <table:table-cell table:style-name="Table23.C3" office:value-type="string">
              <text:p text:style-name="P98"><text:span text:style-name="Page_20_Reference_20_Font"><text:span text:style-name="T1"><text:bookmark-ref text:reference-format="page" text:ref-name="r44">37</text:bookmark-ref></text:span></text:span></text:p>
            </table:table-cell>
          </table:table-row>
          <table:table-row table:style-name="Table23.1">
            <table:table-cell table:style-name="Table23.A3" office:value-type="string">
              <text:p text:style-name="P97"><text:span text:style-name="Code_20_Small1"><text:span text:style-name="T1">boolean</text:span></text:span></text:p>
            </table:table-cell>
            <table:table-cell table:style-name="Table23.A3" office:value-type="string">
              <text:p text:style-name="P101"><text:a xlink:type="simple" xlink:href="#r46"><text:span text:style-name="Code2"><text:span text:style-name="T57">servicefactory</text:span></text:span></text:a></text:p>
              <text:p text:style-name="P102"><text:span text:style-name="T17">Deprecated.</text:span><text:span text:style-name="T16"> </text:span><text:span text:style-name="T18">Since 1.3.</text:span></text:p>
            </table:table-cell>
            <table:table-cell table:style-name="Table23.C3" office:value-type="string">
              <text:p text:style-name="P98"><text:span text:style-name="Page_20_Reference_20_Font"><text:span text:style-name="T1"><text:bookmark-ref text:reference-format="page" text:ref-name="r46">38</text:bookmark-ref></text:span></text:span></text:p>
            </table:table-cell>
          </table:table-row>
          <table:table-row table:style-name="Table23.1">
            <table:table-cell table:style-name="Table23.A3" office:value-type="string">
              <text:p text:style-name="P97"><text:span text:style-name="Code_20_Small1"><text:span text:style-name="T1">String</text:span></text:span></text:p>
            </table:table-cell>
            <table:table-cell table:style-name="Table23.A3" office:value-type="string">
              <text:p text:style-name="P101"><text:a xlink:type="simple" xlink:href="#r51"><text:span text:style-name="Code2"><text:span text:style-name="T57">xmlns</text:span></text:span></text:a></text:p>
              <text:p text:style-name="P103">The XML name space of the Component Description for this Component.</text:p>
            </table:table-cell>
            <table:table-cell table:style-name="Table23.C3" office:value-type="string">
              <text:p text:style-name="P98"><text:span text:style-name="Page_20_Reference_20_Font"><text:span text:style-name="T1"><text:bookmark-ref text:reference-format="page" text:ref-name="r51">39</text:bookmark-ref></text:span></text:span></text:p>
            </table:table-cell>
          </table:table-row>
        </table:table>
        <text:p text:style-name="P169"><text:soft-page-break/>Field Detail</text:p>
        <text:p text:style-name="P172"><text:bookmark text:name="r42"/>NAME</text:p>
        <text:p text:style-name="P56"><text:span text:style-name="Code2">public static final String </text:span><text:span text:style-name="Code2"><text:span text:style-name="T51">NAME</text:span></text:span><text:span text:style-name="Code2"> = "$"</text:span></text:p>
        <text:p text:style-name="P81">Special string representing the name of this Component.</text:p>
        <text:p text:style-name="P82"><text:span text:style-name="T24">This string can be used in </text:span><text:a xlink:type="simple" xlink:href="#r53"><text:span text:style-name="Code2"><text:span text:style-name="T56">configurationPid()</text:span></text:span></text:a><text:span text:style-name="Default_20_Paragraph_20_Font"><text:span text:style-name="T24"> to specify the name of the component as a configuration PID.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Since:</text:p>
        <text:p text:style-name="P106">1.3</text:p>
        <text:p text:style-name="P169">Element Detail</text:p>
        <text:p text:style-name="P172"><text:bookmark text:name="r43"/>name</text:p>
        <text:p text:style-name="P56"><text:span text:style-name="Code2">public abstract String </text:span><text:span text:style-name="Code2"><text:span text:style-name="T51">name</text:span></text:span></text:p>
        <text:p text:style-name="P81">The name of this Component.</text:p>
        <text:p text:style-name="P80">If not specified, the name of this Component is the fully qualified type name of the class being annotated.</text:p>
        <text:p text:style-name="P84">Default:</text:p>
        <text:p text:style-name="P106">""</text:p>
        <text:p text:style-name="P84">See Also:</text:p>
        <text:p text:style-name="P106">"The name attribute of the component element of a Component Description."</text:p>
        <text:p text:style-name="P108"/>
        <text:p text:style-name="P171"><text:bookmark text:name="r44"/>service</text:p>
        <text:p text:style-name="P56"><text:span text:style-name="Code2">public abstract Class&lt;?&gt;[] </text:span><text:span text:style-name="Code2"><text:span text:style-name="T51">service</text:span></text:span></text:p>
        <text:p text:style-name="P81">The types under which to register this Component as a service.</text:p>
        <text:p text:style-name="P82"><text:span text:style-name="T24">If no service should be registered, the empty value </text:span><text:span text:style-name="T64">{}</text:span><text:span text:style-name="T24"> must be specified.</text:span></text:p>
        <text:p text:style-name="P79"><text:span text:style-name="T24">If not specified, the service types for this Component are all the </text:span><text:span text:style-name="T27">directly</text:span><text:span text:style-name="T24"> implemented interfaces of the class being annotated.</text:span></text:p>
        <text:p text:style-name="P84">Default:</text:p>
        <text:p text:style-name="P106">{}</text:p>
        <text:p text:style-name="P84">See Also:</text:p>
        <text:p text:style-name="P106">"The service element of a Component Description."</text:p>
        <text:p text:style-name="P108"/>
        <text:p text:style-name="P171"><text:bookmark text:name="r45"/>factory</text:p>
        <text:p text:style-name="P56"><text:span text:style-name="Code2">public abstract String </text:span><text:span text:style-name="Code2"><text:span text:style-name="T51">factory</text:span></text:span></text:p>
        <text:p text:style-name="P81">The factory identifier of this Component. Specifying a factory identifier makes this Component a Factory Component.</text:p>
        <text:p text:style-name="P80">If not specified, the default is that this Component is not a Factory Component.</text:p>
        <text:p text:style-name="P84"><text:soft-page-break/>Default:</text:p>
        <text:p text:style-name="P106">""</text:p>
        <text:p text:style-name="P84">See Also:</text:p>
        <text:p text:style-name="P106">"The factory attribute of the component element of a Component Description."</text:p>
        <text:p text:style-name="P108"/>
        <text:p text:style-name="P171"><text:bookmark text:name="r46"/>servicefactory</text:p>
        <text:p text:style-name="P56"><text:span text:style-name="Code2">public abstract boolean </text:span><text:span text:style-name="Code2"><text:span text:style-name="T51">servicefactory</text:span></text:span></text:p>
        <text:p text:style-name="P82"><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79"><text:span text:style-name="T27">This element is ignored when the </text:span><text:a xlink:type="simple" xlink:href="#r54"><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text:span text:style-name="Code2"><text:span text:style-name="T59">singleton</text:span></text:span></text:a><text:span text:style-name="Default_20_Paragraph_20_Font"><text:span text:style-name="T27"> service scope. If the </text:span></text:span><text:a xlink:type="simple" xlink:href="#r45"><text:span text:style-name="Code2"><text:span text:style-name="T59">factory()</text:span></text:span></text:a><text:span text:style-name="Default_20_Paragraph_20_Font"><text:span text:style-name="T27"> element is specified or the </text:span></text:span><text:a xlink:type="simple" xlink:href="#r48"><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81">Declares whether this Component uses the OSGi ServiceFactory concept and each bundle using this Component's service will receive a different component instance.</text:p>
        <text:p text:style-name="P79"><text:span text:style-name="T24">This element is ignored when the </text:span><text:a xlink:type="simple" xlink:href="#r54"><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text:span text:style-name="Code2"><text:span text:style-name="T56">singleton</text:span></text:span></text:a><text:span text:style-name="Default_20_Paragraph_20_Font"><text:span text:style-name="T24"> service scope.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84">Default:</text:p>
        <text:p text:style-name="P106">false</text:p>
        <text:p text:style-name="P84">See Also:</text:p>
        <text:p text:style-name="P106">"The servicefactory attribute of the service element of a Component Description."</text:p>
        <text:p text:style-name="P108"/>
        <text:p text:style-name="P171"><text:bookmark text:name="r47"/>enabled</text:p>
        <text:p text:style-name="P56"><text:span text:style-name="Code2">public abstract boolean </text:span><text:span text:style-name="Code2"><text:span text:style-name="T51">enabled</text:span></text:span></text:p>
        <text:p text:style-name="P81">Declares whether this Component is enabled when the bundle containing it is started.</text:p>
        <text:p text:style-name="P79"><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84">Default:</text:p>
        <text:p text:style-name="P106">true</text:p>
        <text:p text:style-name="P84">See Also:</text:p>
        <text:p text:style-name="P106">"The enabled attribute of the component element of a Component Description."</text:p>
        <text:p text:style-name="P108"/>
        <text:p text:style-name="P171"><text:bookmark text:name="r48"/>immediate</text:p>
        <text:p text:style-name="P56"><text:span text:style-name="Code2">public abstract boolean </text:span><text:span text:style-name="Code2"><text:span text:style-name="T51">immediate</text:span></text:span></text:p>
        <text:p text:style-name="P81">Declares whether this Component must be immediately activated upon becoming satisfied or whether activation should be delayed.</text:p>
        <text:p text:style-name="P82"><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text:span text:style-name="Code2"><text:span text:style-name="T56">service()</text:span></text:span></text:a><text:span text:style-name="Default_20_Paragraph_20_Font"><text:span text:style-name="T24"> property is specified with an empty value.</text:span></text:span></text:p>
        <text:p text:style-name="P79"><text:span text:style-name="T24">If not specified, the default is </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specified or the </text:span></text:span><text:a xlink:type="simple" xlink:href="#r44"><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84">Default:</text:p>
        <text:p text:style-name="P106">false</text:p>
        <text:p text:style-name="P84"><text:soft-page-break/>See Also:</text:p>
        <text:p text:style-name="P106">"The immediate attribute of the component element of a Component Description."</text:p>
        <text:p text:style-name="P108"/>
        <text:p text:style-name="P171"><text:bookmark text:name="r49"/>property</text:p>
        <text:p text:style-name="P56"><text:span text:style-name="Code2">public abstract String[] </text:span><text:span text:style-name="Code2"><text:span text:style-name="T51">property</text:span></text:span></text:p>
        <text:p text:style-name="P81">Properties for this Component.</text:p>
        <text:p text:style-name="P82"><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79"><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84">Default:</text:p>
        <text:p text:style-name="P106">{}</text:p>
        <text:p text:style-name="P84">See Also:</text:p>
        <text:p text:style-name="P106">"The property element of a Component Description."</text:p>
        <text:p text:style-name="P108"/>
        <text:p text:style-name="P171"><text:bookmark text:name="r50"/>properties</text:p>
        <text:p text:style-name="P56"><text:span text:style-name="Code2">public abstract String[] </text:span><text:span text:style-name="Code2"><text:span text:style-name="T51">properties</text:span></text:span></text:p>
        <text:p text:style-name="P81">Property entries for this Component.</text:p>
        <text:p text:style-name="P80">Specifies the name of an entry in the bundle whose contents conform to a standard Java Properties File. The entry is read and processed to obtain the properties and their values.</text:p>
        <text:p text:style-name="P84">Default:</text:p>
        <text:p text:style-name="P106">{}</text:p>
        <text:p text:style-name="P84">See Also:</text:p>
        <text:p text:style-name="P106">"The properties element of a Component Description."</text:p>
        <text:p text:style-name="P108"/>
        <text:p text:style-name="P171"><text:bookmark text:name="r51"/>xmlns</text:p>
        <text:p text:style-name="P56"><text:span text:style-name="Code2">public abstract String </text:span><text:span text:style-name="Code2"><text:span text:style-name="T51">xmlns</text:span></text:span></text:p>
        <text:p text:style-name="P81">The XML name space of the Component Description for this Component.</text:p>
        <text:p text:style-name="P80">If not specified, the XML name space of the Component Description for this Component should be the lowest Declarative Services XML name space which supports all the specification features used by this Component.</text:p>
        <text:p text:style-name="P84">Default:</text:p>
        <text:p text:style-name="P106">""</text:p>
        <text:p text:style-name="P84">See Also:</text:p>
        <text:p text:style-name="P106">"The XML name space specified for a Component Description."</text:p>
        <text:p text:style-name="P108"/>
        <text:p text:style-name="P171"><text:bookmark text:name="r52"/>configurationPolicy</text:p>
        <text:p text:style-name="P56"><text:span text:style-name="Code2">public abstract </text:span><text:a xlink:type="simple" xlink:href="#r63"><text:span text:style-name="Code2"><text:span text:style-name="T56">ConfigurationPolicy</text:span></text:span></text:a><text:span text:style-name="Code2"> </text:span><text:span text:style-name="Code2"><text:span text:style-name="T51">configurationPolicy</text:span></text:span></text:p>
        <text:p text:style-name="P81">The configuration policy of this Component.</text:p>
        <text:p text:style-name="P81"><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9"><text:span text:style-name="T24">If not specified, the </text:span><text:a xlink:type="simple" xlink:href="#r57"><text:span text:style-name="Code2"><text:span text:style-name="T56">OPTIONAL</text:span></text:span></text:a><text:span text:style-name="Default_20_Paragraph_20_Font"><text:span text:style-name="T24"> configuration policy is used.</text:span></text:span></text:p>
        <text:p text:style-name="P84">Default:</text:p>
        <text:p text:style-name="P107"><text:a xlink:type="simple" xlink:href="#r57"><text:span text:style-name="T53">ConfigurationPolicy.OPTIONAL</text:span></text:a></text:p>
        <text:p text:style-name="P84">Since:</text:p>
        <text:p text:style-name="P106">1.1</text:p>
        <text:p text:style-name="P84">See Also:</text:p>
        <text:p text:style-name="P106">"The configuration-policy attribute of the component element of a Component Description."</text:p>
        <text:p text:style-name="P108"/>
        <text:p text:style-name="P171"><text:bookmark text:name="r53"/>configurationPid</text:p>
        <text:p text:style-name="P56"><text:span text:style-name="Code2">public abstract String[] </text:span><text:span text:style-name="Code2"><text:span text:style-name="T51">configurationPid</text:span></text:span></text:p>
        <text:p text:style-name="P81">The configuration PIDs for the configuration of this Component.</text:p>
        <text:p text:style-name="P81">Each value specifies a configuration PID for this Component.</text:p>
        <text:p text:style-name="P81">If no value is specified, the name of this Component is used as the configuration PID of this Component.</text:p>
        <text:p text:style-name="P82"><text:span text:style-name="T24">A special string (</text:span><text:a xlink:type="simple" xlink:href="#r42"><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Default:</text:p>
        <text:p text:style-name="P106">{ "$" }</text:p>
        <text:p text:style-name="P84">Since:</text:p>
        <text:p text:style-name="P106">1.2</text:p>
        <text:p text:style-name="P84">See Also:</text:p>
        <text:p text:style-name="P106">"The configuration-pid attribute of the component element of a Component Description."</text:p>
        <text:p text:style-name="P108"/>
        <text:p text:style-name="P171"><text:bookmark text:name="r54"/>scope</text:p>
        <text:p text:style-name="P56"><text:span text:style-name="Code2">public abstract </text:span><text:a xlink:type="simple" xlink:href="#r117"><text:span text:style-name="Code2"><text:span text:style-name="T56">ServiceScope</text:span></text:span></text:a><text:span text:style-name="Code2"> </text:span><text:span text:style-name="Code2"><text:span text:style-name="T51">scope</text:span></text:span></text:p>
        <text:p text:style-name="P81">The service scope for the service of this Component.</text:p>
        <text:p text:style-name="P79"><text:span text:style-name="T24">If not specified and the deprecated </text:span><text:a xlink:type="simple" xlink:href="#r46"><text:span text:style-name="Code2"><text:span text:style-name="T56">servicefactory()</text:span></text:span></text:a><text:span text:style-name="Default_20_Paragraph_20_Font"><text:span text:style-name="T24"> element is not specified, the </text:span></text:span><text:a xlink:type="simple" xlink:href="#r110"><text:span text:style-name="Code2"><text:span text:style-name="T56">singleton</text:span></text:span></text:a><text:span text:style-name="Default_20_Paragraph_20_Font"><text:span text:style-name="T24"> service scope is used.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text:span text:style-name="Code2"><text:span text:style-name="T56">singleton</text:span></text:span></text:a><text:span text:style-name="Default_20_Paragraph_20_Font"><text:span text:style-name="T24"> service scope.</text:span></text:span></text:p>
        <text:p text:style-name="P84">Default:</text:p>
        <text:p text:style-name="P107"><text:a xlink:type="simple" xlink:href="#r113"><text:span text:style-name="T53">ServiceScope.DEFAULT</text:span></text:a></text:p>
        <text:p text:style-name="P84">Since:</text:p>
        <text:p text:style-name="P106">1.3</text:p>
        <text:p text:style-name="P84">See Also:</text:p>
        <text:p text:style-name="P106">"The scope attribute of the service element of a Component Description."</text:p>
        <text:p text:style-name="P108"/>
        <text:p text:style-name="P171"><text:bookmark text:name="r55"/>reference</text:p>
        <text:p text:style-name="P56"><text:span text:style-name="Code2">public abstract </text:span><text:a xlink:type="simple" xlink:href="#r72"><text:span text:style-name="Code2"><text:span text:style-name="T56">LookupReference</text:span></text:span></text:a><text:span text:style-name="Code2">[] </text:span><text:span text:style-name="Code2"><text:span text:style-name="T51">reference</text:span></text:span></text:p>
        <text:p text:style-name="P81">The lookup strategy references of this Component.</text:p>
        <text:p text:style-name="P82"><text:soft-page-break/><text:span text:style-name="T24">To access references using the lookup strategy, </text:span><text:a xlink:type="simple" xlink:href="#r72"><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79"><text:span text:style-name="T24">To access references using the event strategy, bind methods are annotated with </text:span><text:a xlink:type="simple" xlink:href="#r83"><text:span text:style-name="Code2"><text:span text:style-name="T56">Reference</text:span></text:span></text:a><text:span text:style-name="Default_20_Paragraph_20_Font"><text:span text:style-name="T24">.</text:span></text:span></text:p>
        <text:p text:style-name="P84">Default:</text:p>
        <text:p text:style-name="P106">{}</text:p>
        <text:p text:style-name="P84">Since:</text:p>
        <text:p text:style-name="P106">1.3</text:p>
        <text:p text:style-name="P84">See Also:</text:p>
        <text:p text:style-name="P106">"The reference element of a Component Description."</text:p>
        <text:p text:style-name="P153"><text:bookmark text:name="r63"/>Enum ConfigurationPolicy</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6" text:anchor-type="as-char" svg:width="0.1563in" svg:height="0.1457in" draw:z-index="25"><draw:image xlink:href="Pictures/100002000000000F0000000E443DCD33.png" xlink:type="simple" xlink:show="embed" xlink:actuate="onLoad"/></draw:frame></text:span><text:span text:style-name="Code2">java.lang.Enum&lt;</text:span><text:a xlink:type="simple" xlink:href="#r63"><text:span text:style-name="Code2"><text:span text:style-name="T56">ConfigurationPolicy</text:span></text:span></text:a><text:span text:style-name="Code2">&gt;</text:span></text:p>
        <text:p text:style-name="P48"><text:span text:style-name="Code2">      </text:span><text:span text:style-name="Code2"><draw:frame draw:style-name="fr4" draw:name="graphics7" text:anchor-type="as-char" svg:width="0.1563in" svg:height="0.1457in" draw:z-index="26"><draw:image xlink:href="Pictures/100002000000000F0000000E443DCD33.png" xlink:type="simple" xlink:show="embed" xlink:actuate="onLoad"/></draw:frame></text:span><text:span text:style-name="Code2"><text:span text:style-name="T51">org.osgi.service.component.annotations.ConfigurationPolicy</text:span></text:span></text:p>
        <text:p text:style-name="P168">All Implemented Interfaces:</text:p>
        <text:p text:style-name="P86"><text:span text:style-name="T24">Comparable&lt;</text:span><text:a xlink:type="simple" xlink:href="#r63"><text:span text:style-name="T53">ConfigurationPolicy</text:span></text:a><text:span text:style-name="Default_20_Paragraph_20_Font"><text:span text:style-name="T24">&gt;, Serializable</text:span></text:span></text:p>
        <text:p text:style-name="P77"/>
        <text:p text:style-name="P109"><text:span text:style-name="Code2">public enum </text:span><text:span text:style-name="Code2"><text:span text:style-name="T51">ConfigurationPolicy</text:span></text:span></text:p>
        <text:p text:style-name="P56"><text:span text:style-name="Code2">extends Enum&lt;</text:span><text:a xlink:type="simple" xlink:href="#r63"><text:span text:style-name="Code2"><text:span text:style-name="T56">ConfigurationPolicy</text:span></text:span></text:a><text:span text:style-name="Code2">&gt;</text:span></text:p>
        <text:p text:style-name="P89"><text:span text:style-name="T24">Configuration Policy for the </text:span><text:a xlink:type="simple" xlink:href="#r56"><text:span text:style-name="Code2"><text:span text:style-name="T56">Component</text:span></text:span></text:a><text:span text:style-name="Default_20_Paragraph_20_Font"><text:span text:style-name="T24"> annotation.</text:span></text:span></text:p>
        <text:p text:style-name="P58">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1">Since:</text:p>
        <text:p text:style-name="P85">1.1</text:p>
        <text:p text:style-name="P94"/>
        <table:table table:name="Table24" table:style-name="Table24">
          <table:table-column table:style-name="Table24.A"/>
          <table:table-column table:style-name="Table24.B"/>
          <table:table-row table:style-name="Table24.1">
            <table:table-cell table:style-name="Table24.A1" office:value-type="string">
              <text:p text:style-name="P95"><text:span text:style-name="Summary_20_Heading_20_Font2"><text:span text:style-name="T1">Enum Constant Summary</text:span></text:span></text:p>
            </table:table-cell>
            <table:table-cell table:style-name="Table24.A1" office:value-type="string">
              <text:p text:style-name="P96"><text:span text:style-name="Page_20_Reference_20_Font"><text:span text:style-name="T15">Page</text:span></text:span></text:p>
            </table:table-cell>
          </table:table-row>
          <table:table-row table:style-name="Table24.1">
            <table:table-cell table:style-name="Table24.A2" office:value-type="string">
              <text:p text:style-name="P101"><text:a xlink:type="simple" xlink:href="#r59"><text:span text:style-name="Code2"><text:span text:style-name="T57">IGNORE</text:span></text:span></text:a></text:p>
              <text:p text:style-name="P103">Always allow the component configuration to be satisfied and do not use the corresponding Configuration object even if it is present.</text:p>
            </table:table-cell>
            <table:table-cell table:style-name="Table24.B2" office:value-type="string">
              <text:p text:style-name="P98"><text:span text:style-name="Page_20_Reference_20_Font"><text:span text:style-name="T1"><text:bookmark-ref text:reference-format="page" text:ref-name="r59">43</text:bookmark-ref></text:span></text:span></text:p>
            </table:table-cell>
          </table:table-row>
          <table:table-row table:style-name="Table24.1">
            <table:table-cell table:style-name="Table24.A3" office:value-type="string">
              <text:p text:style-name="P101"><text:a xlink:type="simple" xlink:href="#r57"><text:span text:style-name="Code2"><text:span text:style-name="T57">OPTIONAL</text:span></text:span></text:a></text:p>
              <text:p text:style-name="P103">Use the corresponding Configuration object if present but allow the component to be satisfied even if the corresponding Configuration object is not present.</text:p>
            </table:table-cell>
            <table:table-cell table:style-name="Table24.B3" office:value-type="string">
              <text:p text:style-name="P98"><text:span text:style-name="Page_20_Reference_20_Font"><text:span text:style-name="T1"><text:bookmark-ref text:reference-format="page" text:ref-name="r57">42</text:bookmark-ref></text:span></text:span></text:p>
            </table:table-cell>
          </table:table-row>
          <table:table-row table:style-name="Table24.1">
            <table:table-cell table:style-name="Table24.A3" office:value-type="string">
              <text:p text:style-name="P101"><text:a xlink:type="simple" xlink:href="#r58"><text:span text:style-name="Code2"><text:span text:style-name="T57">REQUIRE</text:span></text:span></text:a></text:p>
              <text:p text:style-name="P103">There must be a corresponding Configuration object for the component configuration to become satisfied.</text:p>
            </table:table-cell>
            <table:table-cell table:style-name="Table24.B3" office:value-type="string">
              <text:p text:style-name="P98"><text:span text:style-name="Page_20_Reference_20_Font"><text:span text:style-name="T1"><text:bookmark-ref text:reference-format="page" text:ref-name="r58">43</text:bookmark-ref></text:span></text:span></text:p>
            </table:table-cell>
          </table:table-row>
        </table:table>
        <text:p text:style-name="P45"/>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5"><text:span text:style-name="Summary_20_Heading_20_Font2"><text:span text:style-name="T1">Method Summary</text:span></text:span></text:p>
            </table:table-cell>
            <table:covered-table-cell/>
            <table:table-cell table:style-name="Table28.A1" office:value-type="string">
              <text:p text:style-name="P96"><text:span text:style-name="Page_20_Reference_20_Font"><text:span text:style-name="T15">Page</text:span></text:span></text:p>
            </table:table-cell>
          </table:table-row>
          <table:table-row table:style-name="Table28.1">
            <table:table-cell table:style-name="Table28.A2" office:value-type="string">
              <text:p text:style-name="P97"><text:span text:style-name="Code_20_Small1"><text:span text:style-name="T1">String</text:span></text:span></text:p>
            </table:table-cell>
            <table:table-cell table:style-name="Table28.A2" office:value-type="string">
              <text:p text:style-name="P100"><text:a xlink:type="simple" xlink:href="#r62"><text:span text:style-name="Code2"><text:span text:style-name="T57">toString</text:span></text:span></text:a><text:span text:style-name="Code2"><text:span text:style-name="T1">()</text:span></text:span></text:p>
            </table:table-cell>
            <table:table-cell table:style-name="Table28.C2" office:value-type="string">
              <text:p text:style-name="P98"><text:span text:style-name="Page_20_Reference_20_Font"><text:span text:style-name="T1"><text:bookmark-ref text:reference-format="page" text:ref-name="r62">43</text:bookmark-ref></text:span></text:span></text:p>
            </table:table-cell>
          </table:table-row>
          <table:table-row table:style-name="Table28.1">
            <table:table-cell table:style-name="Table28.A3" office:value-type="string">
              <text:p text:style-name="P99"><text:span text:style-name="Code_20_Small1"><text:span text:style-name="T1">static </text:span></text:span><text:a xlink:type="simple" xlink:href="#r63"><text:span text:style-name="Code_20_Small1"><text:span text:style-name="T56">ConfigurationPolicy</text:span></text:span></text:a></text:p>
            </table:table-cell>
            <table:table-cell table:style-name="Table28.A3" office:value-type="string">
              <text:p text:style-name="P100"><text:a xlink:type="simple" xlink:href="#r61"><text:span text:style-name="Code2"><text:span text:style-name="T57">valueOf</text:span></text:span></text:a><text:span text:style-name="Code2"><text:span text:style-name="T1">(String name)</text:span></text:span></text:p>
            </table:table-cell>
            <table:table-cell table:style-name="Table28.C3" office:value-type="string">
              <text:p text:style-name="P98"><text:span text:style-name="Page_20_Reference_20_Font"><text:span text:style-name="T1"><text:bookmark-ref text:reference-format="page" text:ref-name="r61">43</text:bookmark-ref></text:span></text:span></text:p>
            </table:table-cell>
          </table:table-row>
          <table:table-row table:style-name="Table28.1">
            <table:table-cell table:style-name="Table28.A3" office:value-type="string">
              <text:p text:style-name="P99"><text:span text:style-name="Code_20_Small1"><text:span text:style-name="T1">static </text:span></text:span><text:a xlink:type="simple" xlink:href="#r63"><text:span text:style-name="Code_20_Small1"><text:span text:style-name="T56">ConfigurationPolicy</text:span></text:span></text:a><text:span text:style-name="Code_20_Small1"><text:span text:style-name="T1">[]</text:span></text:span></text:p>
            </table:table-cell>
            <table:table-cell table:style-name="Table28.A3" office:value-type="string">
              <text:p text:style-name="P100"><text:a xlink:type="simple" xlink:href="#r60"><text:span text:style-name="Code2"><text:span text:style-name="T57">values</text:span></text:span></text:a><text:span text:style-name="Code2"><text:span text:style-name="T1">()</text:span></text:span></text:p>
            </table:table-cell>
            <table:table-cell table:style-name="Table28.C3" office:value-type="string">
              <text:p text:style-name="P98"><text:span text:style-name="Page_20_Reference_20_Font"><text:span text:style-name="T1"><text:bookmark-ref text:reference-format="page" text:ref-name="r60">43</text:bookmark-ref></text:span></text:span></text:p>
            </table:table-cell>
          </table:table-row>
        </table:table>
        <text:p text:style-name="P169">Enum Constant Detail</text:p>
        <text:p text:style-name="P172"><text:bookmark text:name="r57"/>OPTIONAL</text:p>
        <text:p text:style-name="P56"><text:span text:style-name="Code2">public static final </text:span><text:a xlink:type="simple" xlink:href="#r63"><text:span text:style-name="Code2"><text:span text:style-name="T56">ConfigurationPolicy</text:span></text:span></text:a><text:span text:style-name="Code2"> </text:span><text:span text:style-name="Code2"><text:span text:style-name="T51">OPTIONAL</text:span></text:span></text:p>
        <text:p text:style-name="P80">Use the corresponding Configuration object if present but allow the component to be satisfied even if the corresponding Configuration object is not present.</text:p>
        <text:p text:style-name="P105"/>
        <text:p text:style-name="P171"><text:bookmark text:name="r58"/><text:soft-page-break/>REQUIRE</text:p>
        <text:p text:style-name="P56"><text:span text:style-name="Code2">public static final </text:span><text:a xlink:type="simple" xlink:href="#r63"><text:span text:style-name="Code2"><text:span text:style-name="T56">ConfigurationPolicy</text:span></text:span></text:a><text:span text:style-name="Code2"> </text:span><text:span text:style-name="Code2"><text:span text:style-name="T51">REQUIRE</text:span></text:span></text:p>
        <text:p text:style-name="P80">There must be a corresponding Configuration object for the component configuration to become satisfied.</text:p>
        <text:p text:style-name="P105"/>
        <text:p text:style-name="P171"><text:bookmark text:name="r59"/>IGNORE</text:p>
        <text:p text:style-name="P56"><text:span text:style-name="Code2">public static final </text:span><text:a xlink:type="simple" xlink:href="#r63"><text:span text:style-name="Code2"><text:span text:style-name="T56">ConfigurationPolicy</text:span></text:span></text:a><text:span text:style-name="Code2"> </text:span><text:span text:style-name="Code2"><text:span text:style-name="T51">IGNORE</text:span></text:span></text:p>
        <text:p text:style-name="P80">Always allow the component configuration to be satisfied and do not use the corresponding Configuration object even if it is present.</text:p>
        <text:p text:style-name="P170">Method Detail</text:p>
        <text:p text:style-name="P172"><text:bookmark text:name="r60"/>values</text:p>
        <text:p text:style-name="P56"><text:span text:style-name="Code2">public static </text:span><text:a xlink:type="simple" xlink:href="#r63"><text:span text:style-name="Code2"><text:span text:style-name="T56">ConfigurationPolicy</text:span></text:span></text:a><text:span text:style-name="Code2">[] </text:span><text:span text:style-name="Code2"><text:span text:style-name="T51">values</text:span></text:span><text:span text:style-name="Code2">()</text:span></text:p>
        <text:p text:style-name="P105"/>
        <text:p text:style-name="P171"><text:bookmark text:name="r61"/>valueOf</text:p>
        <text:p text:style-name="P56"><text:span text:style-name="Code2">public static </text:span><text:a xlink:type="simple" xlink:href="#r63"><text:span text:style-name="Code2"><text:span text:style-name="T56">ConfigurationPolicy</text:span></text:span></text:a><text:span text:style-name="Code2"> </text:span><text:span text:style-name="Code2"><text:span text:style-name="T51">valueOf</text:span></text:span><text:span text:style-name="Code2">(String name)</text:span></text:p>
        <text:p text:style-name="P105"/>
        <text:p text:style-name="P171"><text:bookmark text:name="r62"/>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54"><text:bookmark text:name="r64"/>Annotation Type Deactivat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89"><text:span text:style-name="T24">Identify the annotated method as the </text:span><text:span text:style-name="Code2">deactivate</text:span><text:span text:style-name="Default_20_Paragraph_20_Font"><text:span text:style-name="T24"> method of a Service Component.</text:span></text:span></text:p>
        <text:p text:style-name="P88">The annotated method is the de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deactivate attribute of the component element of a Component Description."</text:p>
        <text:p text:style-name="P155"><text:bookmark text:name="r72"/>Annotation Type LookupReferenc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text:line-break/></text:span><text:span text:style-name="Code2">public @interface </text:span><text:span text:style-name="Code2"><text:span text:style-name="T51">LookupReference</text:span></text:span></text:p>
        <text:p text:style-name="P89"><text:span text:style-name="T24">Define a lookup strategy reference for a </text:span><text:a xlink:type="simple" xlink:href="#r56"><text:span text:style-name="Code2"><text:span text:style-name="T56">Component</text:span></text:span></text:a><text:span text:style-name="Default_20_Paragraph_20_Font"><text:span text:style-name="T24">.</text:span></text:span></text:p>
        <text:p text:style-name="P89"><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88">This annotation is not processed at runtime by a Service Component Runtime implementation. It must be processed by tools and used to add a Component Description to the bundle.</text:p>
        <text:p text:style-name="P57"><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text:span text:style-name="Code2"><text:span text:style-name="T56">name</text:span></text:span></text:a><text:span text:style-name="Default_20_Paragraph_20_Font"><text:span text:style-name="T24">s.</text:span></text:span></text:p>
        <text:p text:style-name="P91">Since:</text:p>
        <text:p text:style-name="P85">1.3</text:p>
        <text:p text:style-name="P91">See Also:</text:p>
        <text:p text:style-name="P85">"The reference element of a Component Description."</text:p>
        <text:p text:style-name="P94"/>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5"><text:span text:style-name="Summary_20_Heading_20_Font2"><text:span text:style-name="T1">Required Element Summary</text:span></text:span></text:p>
            </table:table-cell>
            <table:covered-table-cell/>
            <table:table-cell table:style-name="Table30.A1" office:value-type="string">
              <text:p text:style-name="P96"><text:span text:style-name="Page_20_Reference_20_Font"><text:span text:style-name="T15">Page</text:span></text:span></text:p>
            </table:table-cell>
          </table:table-row>
          <table:table-row table:style-name="Table30.1">
            <table:table-cell table:style-name="Table30.A2" office:value-type="string">
              <text:p text:style-name="P99"><text:a xlink:type="simple" xlink:href="#r91"><text:span text:style-name="Code_20_Small1"><text:span text:style-name="T56">ReferenceCardinality</text:span></text:span></text:a></text:p>
            </table:table-cell>
            <table:table-cell table:style-name="Table30.A2" office:value-type="string">
              <text:p text:style-name="P101"><text:a xlink:type="simple" xlink:href="#r67"><text:span text:style-name="Code2"><text:span text:style-name="T57">cardinality</text:span></text:span></text:a></text:p>
              <text:p text:style-name="P103">The cardinality of the reference.</text:p>
            </table:table-cell>
            <table:table-cell table:style-name="Table30.C2" office:value-type="string">
              <text:p text:style-name="P98"><text:span text:style-name="Page_20_Reference_20_Font"><text:span text:style-name="T1"><text:bookmark-ref text:reference-format="page" text:ref-name="r67">46</text:bookmark-ref></text:span></text:span></text:p>
            </table:table-cell>
          </table:table-row>
          <table:table-row table:style-name="Table30.1">
            <table:table-cell table:style-name="Table30.A3" office:value-type="string">
              <text:p text:style-name="P97"><text:span text:style-name="Code_20_Small1"><text:span text:style-name="T1">String</text:span></text:span></text:p>
            </table:table-cell>
            <table:table-cell table:style-name="Table30.A3" office:value-type="string">
              <text:p text:style-name="P101"><text:a xlink:type="simple" xlink:href="#r65"><text:span text:style-name="Code2"><text:span text:style-name="T57">name</text:span></text:span></text:a></text:p>
              <text:p text:style-name="P103">The name of this reference.</text:p>
            </table:table-cell>
            <table:table-cell table:style-name="Table30.C3" office:value-type="string">
              <text:p text:style-name="P98"><text:span text:style-name="Page_20_Reference_20_Font"><text:span text:style-name="T1"><text:bookmark-ref text:reference-format="page" text:ref-name="r65">45</text:bookmark-ref></text:span></text:span></text:p>
            </table:table-cell>
          </table:table-row>
          <table:table-row table:style-name="Table30.1">
            <table:table-cell table:style-name="Table30.A3" office:value-type="string">
              <text:p text:style-name="P99"><text:a xlink:type="simple" xlink:href="#r97"><text:span text:style-name="Code_20_Small1"><text:span text:style-name="T56">ReferencePolicy</text:span></text:span></text:a></text:p>
            </table:table-cell>
            <table:table-cell table:style-name="Table30.A3" office:value-type="string">
              <text:p text:style-name="P101"><text:a xlink:type="simple" xlink:href="#r68"><text:span text:style-name="Code2"><text:span text:style-name="T57">policy</text:span></text:span></text:a></text:p>
              <text:p text:style-name="P103">The policy for the reference.</text:p>
            </table:table-cell>
            <table:table-cell table:style-name="Table30.C3" office:value-type="string">
              <text:p text:style-name="P98"><text:span text:style-name="Page_20_Reference_20_Font"><text:span text:style-name="T1"><text:bookmark-ref text:reference-format="page" text:ref-name="r68">46</text:bookmark-ref></text:span></text:span></text:p>
            </table:table-cell>
          </table:table-row>
          <table:table-row table:style-name="Table30.1">
            <table:table-cell table:style-name="Table30.A3" office:value-type="string">
              <text:p text:style-name="P99"><text:a xlink:type="simple" xlink:href="#r103"><text:span text:style-name="Code_20_Small1"><text:span text:style-name="T56">ReferencePolicyOption</text:span></text:span></text:a></text:p>
            </table:table-cell>
            <table:table-cell table:style-name="Table30.A3" office:value-type="string">
              <text:p text:style-name="P101"><text:a xlink:type="simple" xlink:href="#r70"><text:span text:style-name="Code2"><text:span text:style-name="T57">policyOption</text:span></text:span></text:a></text:p>
              <text:p text:style-name="P103">The policy option for the reference.</text:p>
            </table:table-cell>
            <table:table-cell table:style-name="Table30.C3" office:value-type="string">
              <text:p text:style-name="P98"><text:span text:style-name="Page_20_Reference_20_Font"><text:span text:style-name="T1"><text:bookmark-ref text:reference-format="page" text:ref-name="r70">46</text:bookmark-ref></text:span></text:span></text:p>
            </table:table-cell>
          </table:table-row>
          <table:table-row table:style-name="Table30.1">
            <table:table-cell table:style-name="Table30.A3" office:value-type="string">
              <text:p text:style-name="P99"><text:a xlink:type="simple" xlink:href="#r109"><text:span text:style-name="Code_20_Small1"><text:span text:style-name="T56">ReferenceScope</text:span></text:span></text:a></text:p>
            </table:table-cell>
            <table:table-cell table:style-name="Table30.A3" office:value-type="string">
              <text:p text:style-name="P101"><text:a xlink:type="simple" xlink:href="#r71"><text:span text:style-name="Code2"><text:span text:style-name="T57">scope</text:span></text:span></text:a></text:p>
              <text:p text:style-name="P103">The requested service scope for this Reference.</text:p>
            </table:table-cell>
            <table:table-cell table:style-name="Table30.C3" office:value-type="string">
              <text:p text:style-name="P98"><text:span text:style-name="Page_20_Reference_20_Font"><text:span text:style-name="T1"><text:bookmark-ref text:reference-format="page" text:ref-name="r71">47</text:bookmark-ref></text:span></text:span></text:p>
            </table:table-cell>
          </table:table-row>
          <table:table-row table:style-name="Table30.1">
            <table:table-cell table:style-name="Table30.A3" office:value-type="string">
              <text:p text:style-name="P97"><text:span text:style-name="Code_20_Small1"><text:span text:style-name="T1">Class&lt;?&gt;</text:span></text:span></text:p>
            </table:table-cell>
            <table:table-cell table:style-name="Table30.A3" office:value-type="string">
              <text:p text:style-name="P101"><text:a xlink:type="simple" xlink:href="#r66"><text:span text:style-name="Code2"><text:span text:style-name="T57">service</text:span></text:span></text:a></text:p>
              <text:p text:style-name="P103">The type of the service to bind to this reference.</text:p>
            </table:table-cell>
            <table:table-cell table:style-name="Table30.C3" office:value-type="string">
              <text:p text:style-name="P98"><text:span text:style-name="Page_20_Reference_20_Font"><text:span text:style-name="T1"><text:bookmark-ref text:reference-format="page" text:ref-name="r66">45</text:bookmark-ref></text:span></text:span></text:p>
            </table:table-cell>
          </table:table-row>
          <table:table-row table:style-name="Table30.1">
            <table:table-cell table:style-name="Table30.A3" office:value-type="string">
              <text:p text:style-name="P97"><text:span text:style-name="Code_20_Small1"><text:span text:style-name="T1">String</text:span></text:span></text:p>
            </table:table-cell>
            <table:table-cell table:style-name="Table30.A3" office:value-type="string">
              <text:p text:style-name="P101"><text:a xlink:type="simple" xlink:href="#r69"><text:span text:style-name="Code2"><text:span text:style-name="T57">target</text:span></text:span></text:a></text:p>
              <text:p text:style-name="P103">The target filter for the reference.</text:p>
            </table:table-cell>
            <table:table-cell table:style-name="Table30.C3" office:value-type="string">
              <text:p text:style-name="P98"><text:span text:style-name="Page_20_Reference_20_Font"><text:span text:style-name="T1"><text:bookmark-ref text:reference-format="page" text:ref-name="r69">46</text:bookmark-ref></text:span></text:span></text:p>
            </table:table-cell>
          </table:table-row>
        </table:table>
        <text:p text:style-name="P169">Element Detail</text:p>
        <text:p text:style-name="P172"><text:bookmark text:name="r65"/>name</text:p>
        <text:p text:style-name="P56"><text:span text:style-name="Code2">public abstract String </text:span><text:span text:style-name="Code2"><text:span text:style-name="T51">name</text:span></text:span></text:p>
        <text:p text:style-name="P80">The name of this reference.</text:p>
        <text:p text:style-name="P84">See Also:</text:p>
        <text:p text:style-name="P106">"The name attribute of the reference element of a Component Description."</text:p>
        <text:p text:style-name="P108"/>
        <text:p text:style-name="P171"><text:bookmark text:name="r66"/>service</text:p>
        <text:p text:style-name="P56"><text:span text:style-name="Code2">public abstract Class&lt;?&gt; </text:span><text:span text:style-name="Code2"><text:span text:style-name="T51">service</text:span></text:span></text:p>
        <text:p text:style-name="P80">The type of the service to bind to this reference.</text:p>
        <text:p text:style-name="P84"><text:soft-page-break/>See Also:</text:p>
        <text:p text:style-name="P106">"The interface attribute of the reference element of a Component Description."</text:p>
        <text:p text:style-name="P108"/>
        <text:p text:style-name="P171"><text:bookmark text:name="r67"/>cardinality</text:p>
        <text:p text:style-name="P56"><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1">The cardinality of the reference.</text:p>
        <text:p text:style-name="P79"><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4">Default:</text:p>
        <text:p text:style-name="P107"><text:a xlink:type="simple" xlink:href="#r85"><text:span text:style-name="T53">ReferenceCardinality.MANDATORY</text:span></text:a></text:p>
        <text:p text:style-name="P84">See Also:</text:p>
        <text:p text:style-name="P106">"The cardinality attribute of the reference element of a Component Description."</text:p>
        <text:p text:style-name="P108"/>
        <text:p text:style-name="P171"><text:bookmark text:name="r68"/>policy</text:p>
        <text:p text:style-name="P56"><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1">The policy for the reference.</text:p>
        <text:p text:style-name="P79"><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4">Default:</text:p>
        <text:p text:style-name="P107"><text:a xlink:type="simple" xlink:href="#r92"><text:span text:style-name="T53">ReferencePolicy.STATIC</text:span></text:a></text:p>
        <text:p text:style-name="P84">See Also:</text:p>
        <text:p text:style-name="P106">"The policy attribute of the reference element of a Component Description."</text:p>
        <text:p text:style-name="P108"/>
        <text:p text:style-name="P171"><text:bookmark text:name="r69"/>target</text:p>
        <text:p text:style-name="P56"><text:span text:style-name="Code2">public abstract String </text:span><text:span text:style-name="Code2"><text:span text:style-name="T51">target</text:span></text:span></text:p>
        <text:p text:style-name="P80">The target filter for the reference.</text:p>
        <text:p text:style-name="P84">Default:</text:p>
        <text:p text:style-name="P106">""</text:p>
        <text:p text:style-name="P84">See Also:</text:p>
        <text:p text:style-name="P106">"The target attribute of the reference element of a Component Description."</text:p>
        <text:p text:style-name="P108"/>
        <text:p text:style-name="P171"><text:bookmark text:name="r70"/>policyOption</text:p>
        <text:p text:style-name="P56"><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1">The policy option for the reference.</text:p>
        <text:p text:style-name="P79"><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4">Default:</text:p>
        <text:p text:style-name="P107"><text:a xlink:type="simple" xlink:href="#r98"><text:span text:style-name="T53">ReferencePolicyOption.RELUCTANT</text:span></text:a></text:p>
        <text:p text:style-name="P84">See Also:</text:p>
        <text:p text:style-name="P106">"The policy-option attribute of the reference element of a Component Description."</text:p>
        <text:p text:style-name="P108"/>
        <text:p text:style-name="P171"><text:bookmark text:name="r71"/><text:soft-page-break/>scope</text:p>
        <text:p text:style-name="P56"><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1">The requested service scope for this Reference.</text:p>
        <text:p text:style-name="P79"><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4">Default:</text:p>
        <text:p text:style-name="P107"><text:a xlink:type="simple" xlink:href="#r104"><text:span text:style-name="T53">ReferenceScope.BUNDLE</text:span></text:a></text:p>
        <text:p text:style-name="P84">See Also:</text:p>
        <text:p text:style-name="P106">"The scope attribute of the reference element of a Component Description."</text:p>
        <text:p text:style-name="P156"><text:bookmark text:name="r73"/>Annotation Type Modified</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89"><text:span text:style-name="T24">Identify the annotated method as the </text:span><text:span text:style-name="Code2">modified</text:span><text:span text:style-name="Default_20_Paragraph_20_Font"><text:span text:style-name="T24"> method of a Service Component.</text:span></text:span></text:p>
        <text:p text:style-name="P88">The annotated method is the modified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modified attribute of the component element of a Component Description."</text:p>
        <text:p text:style-name="P157"><text:bookmark text:name="r83"/>Annotation Type Reference</text:p>
        <text:p text:style-name="P90"><text:a xlink:type="simple" xlink:href="#r40"><text:span text:style-name="T55">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89"><text:span text:style-name="T24">Identify the annotated method as a </text:span><text:span text:style-name="Code2">bind</text:span><text:span text:style-name="Default_20_Paragraph_20_Font"><text:span text:style-name="T24"> method of a Service Component.</text:span></text:span></text:p>
        <text:p text:style-name="P88">The annotated method is a bind method of the Component.</text:p>
        <text:p text:style-name="P88">This annotation is not processed at runtime by a Service Component Runtime implementation. It must be processed by tools and used to add a Component Description to the bundle.</text:p>
        <text:p text:style-name="P57"><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text:span text:style-name="Code2"><text:span text:style-name="T56">name</text:span></text:span></text:a><text:span text:style-name="Default_20_Paragraph_20_Font"><text:span text:style-name="T24">s.</text:span></text:span></text:p>
        <text:p text:style-name="P91">See Also:</text:p>
        <text:p text:style-name="P85">"The reference element of a Component Description."</text:p>
        <text:p text:style-name="P9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5"><text:span text:style-name="Summary_20_Heading_20_Font2"><text:span text:style-name="T1">Required Element Summary</text:span></text:span></text:p>
            </table:table-cell>
            <table:covered-table-cell/>
            <table:table-cell table:style-name="Table31.A1" office:value-type="string">
              <text:p text:style-name="P96"><text:span text:style-name="Page_20_Reference_20_Font"><text:span text:style-name="T15">Page</text:span></text:span></text:p>
            </table:table-cell>
          </table:table-row>
          <table:table-row table:style-name="Table31.1">
            <table:table-cell table:style-name="Table31.A2" office:value-type="string">
              <text:p text:style-name="P99"><text:a xlink:type="simple" xlink:href="#r91"><text:span text:style-name="Code_20_Small1"><text:span text:style-name="T56">ReferenceCardinality</text:span></text:span></text:a></text:p>
            </table:table-cell>
            <table:table-cell table:style-name="Table31.A2" office:value-type="string">
              <text:p text:style-name="P101"><text:a xlink:type="simple" xlink:href="#r76"><text:span text:style-name="Code2"><text:span text:style-name="T57">cardinality</text:span></text:span></text:a></text:p>
              <text:p text:style-name="P103">The cardinality of the reference.</text:p>
            </table:table-cell>
            <table:table-cell table:style-name="Table31.C2" office:value-type="string">
              <text:p text:style-name="P98"><text:span text:style-name="Page_20_Reference_20_Font"><text:span text:style-name="T1"><text:bookmark-ref text:reference-format="page" text:ref-name="r76">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74"><text:span text:style-name="Code2"><text:span text:style-name="T57">name</text:span></text:span></text:a></text:p>
              <text:p text:style-name="P103">The name of this reference.</text:p>
            </table:table-cell>
            <table:table-cell table:style-name="Table31.C3" office:value-type="string">
              <text:p text:style-name="P98"><text:span text:style-name="Page_20_Reference_20_Font"><text:span text:style-name="T1"><text:bookmark-ref text:reference-format="page" text:ref-name="r74">49</text:bookmark-ref></text:span></text:span></text:p>
            </table:table-cell>
          </table:table-row>
          <table:table-row table:style-name="Table31.1">
            <table:table-cell table:style-name="Table31.A3" office:value-type="string">
              <text:p text:style-name="P99"><text:a xlink:type="simple" xlink:href="#r97"><text:span text:style-name="Code_20_Small1"><text:span text:style-name="T56">ReferencePolicy</text:span></text:span></text:a></text:p>
            </table:table-cell>
            <table:table-cell table:style-name="Table31.A3" office:value-type="string">
              <text:p text:style-name="P101"><text:a xlink:type="simple" xlink:href="#r77"><text:span text:style-name="Code2"><text:span text:style-name="T57">policy</text:span></text:span></text:a></text:p>
              <text:p text:style-name="P103">The policy for the reference.</text:p>
            </table:table-cell>
            <table:table-cell table:style-name="Table31.C3" office:value-type="string">
              <text:p text:style-name="P98"><text:span text:style-name="Page_20_Reference_20_Font"><text:span text:style-name="T1"><text:bookmark-ref text:reference-format="page" text:ref-name="r77">50</text:bookmark-ref></text:span></text:span></text:p>
            </table:table-cell>
          </table:table-row>
          <table:table-row table:style-name="Table31.1">
            <table:table-cell table:style-name="Table31.A3" office:value-type="string">
              <text:p text:style-name="P99"><text:a xlink:type="simple" xlink:href="#r103"><text:span text:style-name="Code_20_Small1"><text:span text:style-name="T56">ReferencePolicyOption</text:span></text:span></text:a></text:p>
            </table:table-cell>
            <table:table-cell table:style-name="Table31.A3" office:value-type="string">
              <text:p text:style-name="P101"><text:a xlink:type="simple" xlink:href="#r80"><text:span text:style-name="Code2"><text:span text:style-name="T57">policyOption</text:span></text:span></text:a></text:p>
              <text:p text:style-name="P103">The policy option for the reference.</text:p>
            </table:table-cell>
            <table:table-cell table:style-name="Table31.C3" office:value-type="string">
              <text:p text:style-name="P98"><text:span text:style-name="Page_20_Reference_20_Font"><text:span text:style-name="T1"><text:bookmark-ref text:reference-format="page" text:ref-name="r80">51</text:bookmark-ref></text:span></text:span></text:p>
            </table:table-cell>
          </table:table-row>
          <table:table-row table:style-name="Table31.1">
            <table:table-cell table:style-name="Table31.A3" office:value-type="string">
              <text:p text:style-name="P99"><text:a xlink:type="simple" xlink:href="#r109"><text:span text:style-name="Code_20_Small1"><text:span text:style-name="T56">ReferenceScope</text:span></text:span></text:a></text:p>
            </table:table-cell>
            <table:table-cell table:style-name="Table31.A3" office:value-type="string">
              <text:p text:style-name="P101"><text:a xlink:type="simple" xlink:href="#r82"><text:span text:style-name="Code2"><text:span text:style-name="T57">scope</text:span></text:span></text:a></text:p>
              <text:p text:style-name="P103">The requested service scope for this Reference.</text:p>
            </table:table-cell>
            <table:table-cell table:style-name="Table31.C3" office:value-type="string">
              <text:p text:style-name="P98"><text:span text:style-name="Page_20_Reference_20_Font"><text:span text:style-name="T1"><text:bookmark-ref text:reference-format="page" text:ref-name="r82">51</text:bookmark-ref></text:span></text:span></text:p>
            </table:table-cell>
          </table:table-row>
          <table:table-row table:style-name="Table31.1">
            <table:table-cell table:style-name="Table31.A3" office:value-type="string">
              <text:p text:style-name="P97"><text:span text:style-name="Code_20_Small1"><text:span text:style-name="T1">Class&lt;?&gt;</text:span></text:span></text:p>
            </table:table-cell>
            <table:table-cell table:style-name="Table31.A3" office:value-type="string">
              <text:p text:style-name="P101"><text:a xlink:type="simple" xlink:href="#r75"><text:span text:style-name="Code2"><text:span text:style-name="T57">service</text:span></text:span></text:a></text:p>
              <text:p text:style-name="P103">The type of the service to bind to this reference.</text:p>
            </table:table-cell>
            <table:table-cell table:style-name="Table31.C3" office:value-type="string">
              <text:p text:style-name="P98"><text:span text:style-name="Page_20_Reference_20_Font"><text:span text:style-name="T1"><text:bookmark-ref text:reference-format="page" text:ref-name="r75">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78"><text:span text:style-name="Code2"><text:span text:style-name="T57">target</text:span></text:span></text:a></text:p>
              <text:p text:style-name="P103">The target filter for the reference.</text:p>
            </table:table-cell>
            <table:table-cell table:style-name="Table31.C3" office:value-type="string">
              <text:p text:style-name="P98"><text:span text:style-name="Page_20_Reference_20_Font"><text:span text:style-name="T1"><text:bookmark-ref text:reference-format="page" text:ref-name="r78">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79"><text:span text:style-name="Code2"><text:span text:style-name="T57">unbind</text:span></text:span></text:a></text:p>
              <text:p text:style-name="P103">The name of the unbind method which is associated with the annotated bind method.</text:p>
            </table:table-cell>
            <table:table-cell table:style-name="Table31.C3" office:value-type="string">
              <text:p text:style-name="P98"><text:span text:style-name="Page_20_Reference_20_Font"><text:span text:style-name="T1"><text:bookmark-ref text:reference-format="page" text:ref-name="r79">50</text:bookmark-ref></text:span></text:span></text:p>
            </table:table-cell>
          </table:table-row>
          <table:table-row table:style-name="Table31.1">
            <table:table-cell table:style-name="Table31.A3" office:value-type="string">
              <text:p text:style-name="P97"><text:span text:style-name="Code_20_Small1"><text:span text:style-name="T1">String</text:span></text:span></text:p>
            </table:table-cell>
            <table:table-cell table:style-name="Table31.A3" office:value-type="string">
              <text:p text:style-name="P101"><text:a xlink:type="simple" xlink:href="#r81"><text:span text:style-name="Code2"><text:span text:style-name="T57">updated</text:span></text:span></text:a></text:p>
              <text:p text:style-name="P103">The name of the updated method which is associated with the annotated bind method.</text:p>
            </table:table-cell>
            <table:table-cell table:style-name="Table31.C3" office:value-type="string">
              <text:p text:style-name="P98"><text:span text:style-name="Page_20_Reference_20_Font"><text:span text:style-name="T1"><text:bookmark-ref text:reference-format="page" text:ref-name="r81">51</text:bookmark-ref></text:span></text:span></text:p>
            </table:table-cell>
          </table:table-row>
        </table:table>
        <text:p text:style-name="P169">Element Detail</text:p>
        <text:p text:style-name="P172"><text:bookmark text:name="r74"/>name</text:p>
        <text:p text:style-name="P56"><text:span text:style-name="Code2">public abstract String </text:span><text:span text:style-name="Code2"><text:span text:style-name="T51">name</text:span></text:span></text:p>
        <text:p text:style-name="P81">The name of this reference.</text:p>
        <text:p text:style-name="P79"><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84">Default:</text:p>
        <text:p text:style-name="P106">""</text:p>
        <text:p text:style-name="P84">See Also:</text:p>
        <text:p text:style-name="P106">"The name attribute of the reference element of a Component Description."</text:p>
        <text:p text:style-name="P108"><text:soft-page-break/></text:p>
        <text:p text:style-name="P171"><text:bookmark text:name="r75"/>service</text:p>
        <text:p text:style-name="P56"><text:span text:style-name="Code2">public abstract Class&lt;?&gt; </text:span><text:span text:style-name="Code2"><text:span text:style-name="T51">service</text:span></text:span></text:p>
        <text:p text:style-name="P81">The type of the service to bind to this reference.</text:p>
        <text:p text:style-name="P80">If not specified, the type of the service to bind is based upon the type of the first argument of the method being annotated.</text:p>
        <text:p text:style-name="P84">Default:</text:p>
        <text:p text:style-name="P106">Object.class</text:p>
        <text:p text:style-name="P84">See Also:</text:p>
        <text:p text:style-name="P106">"The interface attribute of the reference element of a Component Description."</text:p>
        <text:p text:style-name="P108"/>
        <text:p text:style-name="P171"><text:bookmark text:name="r76"/>cardinality</text:p>
        <text:p text:style-name="P56"><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1">The cardinality of the reference.</text:p>
        <text:p text:style-name="P79"><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4">Default:</text:p>
        <text:p text:style-name="P107"><text:a xlink:type="simple" xlink:href="#r85"><text:span text:style-name="T53">ReferenceCardinality.MANDATORY</text:span></text:a></text:p>
        <text:p text:style-name="P84">See Also:</text:p>
        <text:p text:style-name="P106">"The cardinality attribute of the reference element of a Component Description."</text:p>
        <text:p text:style-name="P108"/>
        <text:p text:style-name="P171"><text:bookmark text:name="r77"/>policy</text:p>
        <text:p text:style-name="P56"><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1">The policy for the reference.</text:p>
        <text:p text:style-name="P79"><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4">Default:</text:p>
        <text:p text:style-name="P107"><text:a xlink:type="simple" xlink:href="#r92"><text:span text:style-name="T53">ReferencePolicy.STATIC</text:span></text:a></text:p>
        <text:p text:style-name="P84">See Also:</text:p>
        <text:p text:style-name="P106">"The policy attribute of the reference element of a Component Description."</text:p>
        <text:p text:style-name="P108"/>
        <text:p text:style-name="P171"><text:bookmark text:name="r78"/>target</text:p>
        <text:p text:style-name="P56"><text:span text:style-name="Code2">public abstract String </text:span><text:span text:style-name="Code2"><text:span text:style-name="T51">target</text:span></text:span></text:p>
        <text:p text:style-name="P80">The target filter for the reference.</text:p>
        <text:p text:style-name="P84">Default:</text:p>
        <text:p text:style-name="P106">""</text:p>
        <text:p text:style-name="P84">See Also:</text:p>
        <text:p text:style-name="P106">"The target attribute of the reference element of a Component Description."</text:p>
        <text:p text:style-name="P108"/>
        <text:p text:style-name="P171"><text:bookmark text:name="r79"/>unbind</text:p>
        <text:p text:style-name="P56"><text:span text:style-name="Code2">public abstract String </text:span><text:span text:style-name="Code2"><text:span text:style-name="T51">unbind</text:span></text:span></text:p>
        <text:p text:style-name="P81"><text:soft-page-break/>The name of the unbind method which is associated with the annotated bind method.</text:p>
        <text:p text:style-name="P82"><text:span text:style-name="T24">To declare no unbind method, the value </text:span><text:span text:style-name="Code2">"-"</text:span><text:span text:style-name="Default_20_Paragraph_20_Font"><text:span text:style-name="T24"> must be used.</text:span></text:span></text:p>
        <text:p text:style-name="P79"><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84">Default:</text:p>
        <text:p text:style-name="P106">""</text:p>
        <text:p text:style-name="P84">See Also:</text:p>
        <text:p text:style-name="P106">"The unbind attribute of the reference element of a Component Description."</text:p>
        <text:p text:style-name="P108"/>
        <text:p text:style-name="P171"><text:bookmark text:name="r80"/>policyOption</text:p>
        <text:p text:style-name="P56"><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1">The policy option for the reference.</text:p>
        <text:p text:style-name="P79"><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4">Default:</text:p>
        <text:p text:style-name="P107"><text:a xlink:type="simple" xlink:href="#r98"><text:span text:style-name="T53">ReferencePolicyOption.RELUCTANT</text:span></text:a></text:p>
        <text:p text:style-name="P84">Since:</text:p>
        <text:p text:style-name="P106">1.2</text:p>
        <text:p text:style-name="P84">See Also:</text:p>
        <text:p text:style-name="P106">"The policy-option attribute of the reference element of a Component Description."</text:p>
        <text:p text:style-name="P108"/>
        <text:p text:style-name="P171"><text:bookmark text:name="r81"/>updated</text:p>
        <text:p text:style-name="P56"><text:span text:style-name="Code2">public abstract String </text:span><text:span text:style-name="Code2"><text:span text:style-name="T51">updated</text:span></text:span></text:p>
        <text:p text:style-name="P81">The name of the updated method which is associated with the annotated bind method.</text:p>
        <text:p text:style-name="P82"><text:span text:style-name="T24">To declare no updated method, the value </text:span><text:span text:style-name="Code2">"-"</text:span><text:span text:style-name="Default_20_Paragraph_20_Font"><text:span text:style-name="T24"> must be used.</text:span></text:span></text:p>
        <text:p text:style-name="P79"><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84">Default:</text:p>
        <text:p text:style-name="P106">""</text:p>
        <text:p text:style-name="P84">Since:</text:p>
        <text:p text:style-name="P106">1.2</text:p>
        <text:p text:style-name="P84">See Also:</text:p>
        <text:p text:style-name="P106">"The updated attribute of the reference element of a Component Description."</text:p>
        <text:p text:style-name="P108"/>
        <text:p text:style-name="P171"><text:bookmark text:name="r82"/>scope</text:p>
        <text:p text:style-name="P56"><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1">The requested service scope for this Reference.</text:p>
        <text:p text:style-name="P79"><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4"><text:soft-page-break/>Default:</text:p>
        <text:p text:style-name="P107"><text:a xlink:type="simple" xlink:href="#r104"><text:span text:style-name="T53">ReferenceScope.BUNDLE</text:span></text:a></text:p>
        <text:p text:style-name="P84">Since:</text:p>
        <text:p text:style-name="P106">1.3</text:p>
        <text:p text:style-name="P84">See Also:</text:p>
        <text:p text:style-name="P106">"The scope attribute of the reference element of a Component Description."</text:p>
        <text:p text:style-name="P158"><text:bookmark text:name="r91"/>Enum ReferenceCardinality</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8" text:anchor-type="as-char" svg:width="0.1563in" svg:height="0.1457in" draw:z-index="27"><draw:image xlink:href="Pictures/100002000000000F0000000E443DCD33.png" xlink:type="simple" xlink:show="embed" xlink:actuate="onLoad"/></draw:frame></text:span><text:span text:style-name="Code2">java.lang.Enum&lt;</text:span><text:a xlink:type="simple" xlink:href="#r91"><text:span text:style-name="Code2"><text:span text:style-name="T56">ReferenceCardinality</text:span></text:span></text:a><text:span text:style-name="Code2">&gt;</text:span></text:p>
        <text:p text:style-name="P48"><text:span text:style-name="Code2">      </text:span><text:span text:style-name="Code2"><draw:frame draw:style-name="fr4" draw:name="graphics9" text:anchor-type="as-char" svg:width="0.1563in" svg:height="0.1457in" draw:z-index="28"><draw:image xlink:href="Pictures/100002000000000F0000000E443DCD33.png" xlink:type="simple" xlink:show="embed" xlink:actuate="onLoad"/></draw:frame></text:span><text:span text:style-name="Code2"><text:span text:style-name="T51">org.osgi.service.component.annotations.ReferenceCardinality</text:span></text:span></text:p>
        <text:p text:style-name="P168">All Implemented Interfaces:</text:p>
        <text:p text:style-name="P86"><text:span text:style-name="T24">Comparable&lt;</text:span><text:a xlink:type="simple" xlink:href="#r91"><text:span text:style-name="T53">ReferenceCardinality</text:span></text:a><text:span text:style-name="Default_20_Paragraph_20_Font"><text:span text:style-name="T24">&gt;, Serializable</text:span></text:span></text:p>
        <text:p text:style-name="P77"/>
        <text:p text:style-name="P109"><text:span text:style-name="Code2">public enum </text:span><text:span text:style-name="Code2"><text:span text:style-name="T51">ReferenceCardinality</text:span></text:span></text:p>
        <text:p text:style-name="P56"><text:span text:style-name="Code2">extends Enum&lt;</text:span><text:a xlink:type="simple" xlink:href="#r91"><text:span text:style-name="Code2"><text:span text:style-name="T56">ReferenceCardinality</text:span></text:span></text:a><text:span text:style-name="Code2">&gt;</text:span></text:p>
        <text:p text:style-name="P89"><text:span text:style-name="T24">Cardinality for the </text:span><text:a xlink:type="simple" xlink:href="#r83"><text:span text:style-name="Code2"><text:span text:style-name="T56">Reference</text:span></text:span></text:a><text:span text:style-name="Default_20_Paragraph_20_Font"><text:span text:style-name="T24"> annotation.</text:span></text:span></text:p>
        <text:p text:style-name="P47">Specifies if the reference is optional and if the component implementation support a single bound service or multiple bound services.</text:p>
        <text:p text:style-name="P94"/>
        <table:table table:name="Table33" table:style-name="Table33">
          <table:table-column table:style-name="Table33.A"/>
          <table:table-column table:style-name="Table33.B"/>
          <table:table-row table:style-name="Table33.1">
            <table:table-cell table:style-name="Table33.A1" office:value-type="string">
              <text:p text:style-name="P95"><text:span text:style-name="Summary_20_Heading_20_Font2"><text:span text:style-name="T1">Enum Constant Summary</text:span></text:span></text:p>
            </table:table-cell>
            <table:table-cell table:style-name="Table33.A1" office:value-type="string">
              <text:p text:style-name="P96"><text:span text:style-name="Page_20_Reference_20_Font"><text:span text:style-name="T15">Page</text:span></text:span></text:p>
            </table:table-cell>
          </table:table-row>
          <table:table-row table:style-name="Table33.1">
            <table:table-cell table:style-name="Table33.A2" office:value-type="string">
              <text:p text:style-name="P101"><text:a xlink:type="simple" xlink:href="#r87"><text:span text:style-name="Code2"><text:span text:style-name="T57">AT_LEAST_ONE</text:span></text:span></text:a></text:p>
              <text:p text:style-name="P103">The reference is mandatory and multiple.</text:p>
            </table:table-cell>
            <table:table-cell table:style-name="Table33.B2" office:value-type="string">
              <text:p text:style-name="P98"><text:span text:style-name="Page_20_Reference_20_Font"><text:span text:style-name="T1"><text:bookmark-ref text:reference-format="page" text:ref-name="r87">54</text:bookmark-ref></text:span></text:span></text:p>
            </table:table-cell>
          </table:table-row>
          <table:table-row table:style-name="Table33.1">
            <table:table-cell table:style-name="Table33.A3" office:value-type="string">
              <text:p text:style-name="P101"><text:a xlink:type="simple" xlink:href="#r85"><text:span text:style-name="Code2"><text:span text:style-name="T57">MANDATORY</text:span></text:span></text:a></text:p>
              <text:p text:style-name="P103">The reference is mandatory and unary.</text:p>
            </table:table-cell>
            <table:table-cell table:style-name="Table33.B3" office:value-type="string">
              <text:p text:style-name="P98"><text:span text:style-name="Page_20_Reference_20_Font"><text:span text:style-name="T1"><text:bookmark-ref text:reference-format="page" text:ref-name="r85">53</text:bookmark-ref></text:span></text:span></text:p>
            </table:table-cell>
          </table:table-row>
          <table:table-row table:style-name="Table33.1">
            <table:table-cell table:style-name="Table33.A3" office:value-type="string">
              <text:p text:style-name="P101"><text:a xlink:type="simple" xlink:href="#r86"><text:span text:style-name="Code2"><text:span text:style-name="T57">MULTIPLE</text:span></text:span></text:a></text:p>
              <text:p text:style-name="P103">The reference is optional and multiple.</text:p>
            </table:table-cell>
            <table:table-cell table:style-name="Table33.B3" office:value-type="string">
              <text:p text:style-name="P98"><text:span text:style-name="Page_20_Reference_20_Font"><text:span text:style-name="T1"><text:bookmark-ref text:reference-format="page" text:ref-name="r86">54</text:bookmark-ref></text:span></text:span></text:p>
            </table:table-cell>
          </table:table-row>
          <table:table-row table:style-name="Table33.1">
            <table:table-cell table:style-name="Table33.A3" office:value-type="string">
              <text:p text:style-name="P101"><text:a xlink:type="simple" xlink:href="#r84"><text:span text:style-name="Code2"><text:span text:style-name="T57">OPTIONAL</text:span></text:span></text:a></text:p>
              <text:p text:style-name="P103">The reference is optional and unary.</text:p>
            </table:table-cell>
            <table:table-cell table:style-name="Table33.B3" office:value-type="string">
              <text:p text:style-name="P98"><text:span text:style-name="Page_20_Reference_20_Font"><text:span text:style-name="T1"><text:bookmark-ref text:reference-format="page" text:ref-name="r84">53</text:bookmark-ref></text:span></text:span></text:p>
            </table:table-cell>
          </table:table-row>
        </table:table>
        <text:p text:style-name="P45"/>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5"><text:span text:style-name="Summary_20_Heading_20_Font2"><text:span text:style-name="T1">Method Summary</text:span></text:span></text:p>
            </table:table-cell>
            <table:covered-table-cell/>
            <table:table-cell table:style-name="Table34.A1" office:value-type="string">
              <text:p text:style-name="P96"><text:span text:style-name="Page_20_Reference_20_Font"><text:span text:style-name="T15">Page</text:span></text:span></text:p>
            </table:table-cell>
          </table:table-row>
          <table:table-row table:style-name="Table34.1">
            <table:table-cell table:style-name="Table34.A2" office:value-type="string">
              <text:p text:style-name="P97"><text:span text:style-name="Code_20_Small1"><text:span text:style-name="T1">String</text:span></text:span></text:p>
            </table:table-cell>
            <table:table-cell table:style-name="Table34.A2" office:value-type="string">
              <text:p text:style-name="P100"><text:a xlink:type="simple" xlink:href="#r90"><text:span text:style-name="Code2"><text:span text:style-name="T57">toString</text:span></text:span></text:a><text:span text:style-name="Code2"><text:span text:style-name="T1">()</text:span></text:span></text:p>
            </table:table-cell>
            <table:table-cell table:style-name="Table34.C2" office:value-type="string">
              <text:p text:style-name="P98"><text:span text:style-name="Page_20_Reference_20_Font"><text:span text:style-name="T1"><text:bookmark-ref text:reference-format="page" text:ref-name="r90">54</text:bookmark-ref></text:span></text:span></text:p>
            </table:table-cell>
          </table:table-row>
          <table:table-row table:style-name="Table34.1">
            <table:table-cell table:style-name="Table34.A3" office:value-type="string">
              <text:p text:style-name="P99"><text:span text:style-name="Code_20_Small1"><text:span text:style-name="T1">static </text:span></text:span><text:a xlink:type="simple" xlink:href="#r91"><text:span text:style-name="Code_20_Small1"><text:span text:style-name="T56">ReferenceCardinality</text:span></text:span></text:a></text:p>
            </table:table-cell>
            <table:table-cell table:style-name="Table34.A3" office:value-type="string">
              <text:p text:style-name="P100"><text:a xlink:type="simple" xlink:href="#r89"><text:span text:style-name="Code2"><text:span text:style-name="T57">valueOf</text:span></text:span></text:a><text:span text:style-name="Code2"><text:span text:style-name="T1">(String name)</text:span></text:span></text:p>
            </table:table-cell>
            <table:table-cell table:style-name="Table34.C3" office:value-type="string">
              <text:p text:style-name="P98"><text:span text:style-name="Page_20_Reference_20_Font"><text:span text:style-name="T1"><text:bookmark-ref text:reference-format="page" text:ref-name="r89">54</text:bookmark-ref></text:span></text:span></text:p>
            </table:table-cell>
          </table:table-row>
          <table:table-row table:style-name="Table34.1">
            <table:table-cell table:style-name="Table34.A3" office:value-type="string">
              <text:p text:style-name="P99"><text:span text:style-name="Code_20_Small1"><text:span text:style-name="T1">static </text:span></text:span><text:a xlink:type="simple" xlink:href="#r91"><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100"><text:a xlink:type="simple" xlink:href="#r88"><text:span text:style-name="Code2"><text:span text:style-name="T57">values</text:span></text:span></text:a><text:span text:style-name="Code2"><text:span text:style-name="T1">()</text:span></text:span></text:p>
            </table:table-cell>
            <table:table-cell table:style-name="Table34.C3" office:value-type="string">
              <text:p text:style-name="P98"><text:span text:style-name="Page_20_Reference_20_Font"><text:span text:style-name="T1"><text:bookmark-ref text:reference-format="page" text:ref-name="r88">54</text:bookmark-ref></text:span></text:span></text:p>
            </table:table-cell>
          </table:table-row>
        </table:table>
        <text:p text:style-name="P169">Enum Constant Detail</text:p>
        <text:p text:style-name="P172"><text:bookmark text:name="r84"/>OPTIONAL</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OPTIONAL</text:span></text:span></text:p>
        <text:p text:style-name="P79"><text:span text:style-name="T24">The reference is optional and unary. That is, the reference has a cardinality of </text:span><text:span text:style-name="Code2">0..1</text:span><text:span text:style-name="Default_20_Paragraph_20_Font"><text:span text:style-name="T24">.</text:span></text:span></text:p>
        <text:p text:style-name="P105"/>
        <text:p text:style-name="P171"><text:bookmark text:name="r85"/>MANDATORY</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MANDATORY</text:span></text:span></text:p>
        <text:p text:style-name="P79"><text:span text:style-name="T24">The reference is mandatory and unary. That is, the reference has a cardinality of </text:span><text:span text:style-name="Code2">1..1</text:span><text:span text:style-name="Default_20_Paragraph_20_Font"><text:span text:style-name="T24">.</text:span></text:span></text:p>
        <text:p text:style-name="P105"/>
        <text:p text:style-name="P171"><text:bookmark text:name="r86"/><text:soft-page-break/>MULTIPLE</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MULTIPLE</text:span></text:span></text:p>
        <text:p text:style-name="P79"><text:span text:style-name="T24">The reference is optional and multiple. That is, the reference has a cardinality of </text:span><text:span text:style-name="Code2">0..n</text:span><text:span text:style-name="Default_20_Paragraph_20_Font"><text:span text:style-name="T24">.</text:span></text:span></text:p>
        <text:p text:style-name="P105"/>
        <text:p text:style-name="P171"><text:bookmark text:name="r87"/>AT_LEAST_ONE</text:p>
        <text:p text:style-name="P56"><text:span text:style-name="Code2">public static final </text:span><text:a xlink:type="simple" xlink:href="#r91"><text:span text:style-name="Code2"><text:span text:style-name="T56">ReferenceCardinality</text:span></text:span></text:a><text:span text:style-name="Code2"> </text:span><text:span text:style-name="Code2"><text:span text:style-name="T51">AT_LEAST_ONE</text:span></text:span></text:p>
        <text:p text:style-name="P79"><text:span text:style-name="T24">The reference is mandatory and multiple. That is, the reference has a cardinality of </text:span><text:span text:style-name="Code2">1..n</text:span><text:span text:style-name="Default_20_Paragraph_20_Font"><text:span text:style-name="T24">.</text:span></text:span></text:p>
        <text:p text:style-name="P170">Method Detail</text:p>
        <text:p text:style-name="P172"><text:bookmark text:name="r88"/>values</text:p>
        <text:p text:style-name="P56"><text:span text:style-name="Code2">public static </text:span><text:a xlink:type="simple" xlink:href="#r91"><text:span text:style-name="Code2"><text:span text:style-name="T56">ReferenceCardinality</text:span></text:span></text:a><text:span text:style-name="Code2">[] </text:span><text:span text:style-name="Code2"><text:span text:style-name="T51">values</text:span></text:span><text:span text:style-name="Code2">()</text:span></text:p>
        <text:p text:style-name="P105"/>
        <text:p text:style-name="P171"><text:bookmark text:name="r89"/>valueOf</text:p>
        <text:p text:style-name="P56"><text:span text:style-name="Code2">public static </text:span><text:a xlink:type="simple" xlink:href="#r91"><text:span text:style-name="Code2"><text:span text:style-name="T56">ReferenceCardinality</text:span></text:span></text:a><text:span text:style-name="Code2"> </text:span><text:span text:style-name="Code2"><text:span text:style-name="T51">valueOf</text:span></text:span><text:span text:style-name="Code2">(String name)</text:span></text:p>
        <text:p text:style-name="P105"/>
        <text:p text:style-name="P171"><text:bookmark text:name="r90"/>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59"><text:bookmark text:name="r97"/>Enum ReferencePolicy</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0" text:anchor-type="as-char" svg:width="0.1563in" svg:height="0.1457in" draw:z-index="29"><draw:image xlink:href="Pictures/100002000000000F0000000E443DCD33.png" xlink:type="simple" xlink:show="embed" xlink:actuate="onLoad"/></draw:frame></text:span><text:span text:style-name="Code2">java.lang.Enum&lt;</text:span><text:a xlink:type="simple" xlink:href="#r97"><text:span text:style-name="Code2"><text:span text:style-name="T56">ReferencePolicy</text:span></text:span></text:a><text:span text:style-name="Code2">&gt;</text:span></text:p>
        <text:p text:style-name="P48"><text:span text:style-name="Code2">      </text:span><text:span text:style-name="Code2"><draw:frame draw:style-name="fr4" draw:name="graphics11" text:anchor-type="as-char" svg:width="0.1563in" svg:height="0.1457in" draw:z-index="30"><draw:image xlink:href="Pictures/100002000000000F0000000E443DCD33.png" xlink:type="simple" xlink:show="embed" xlink:actuate="onLoad"/></draw:frame></text:span><text:span text:style-name="Code2"><text:span text:style-name="T51">org.osgi.service.component.annotations.ReferencePolicy</text:span></text:span></text:p>
        <text:p text:style-name="P168">All Implemented Interfaces:</text:p>
        <text:p text:style-name="P86"><text:span text:style-name="T24">Comparable&lt;</text:span><text:a xlink:type="simple" xlink:href="#r97"><text:span text:style-name="T53">ReferencePolicy</text:span></text:a><text:span text:style-name="Default_20_Paragraph_20_Font"><text:span text:style-name="T24">&gt;, Serializable</text:span></text:span></text:p>
        <text:p text:style-name="P77"/>
        <text:p text:style-name="P109"><text:span text:style-name="Code2">public enum </text:span><text:span text:style-name="Code2"><text:span text:style-name="T51">ReferencePolicy</text:span></text:span></text:p>
        <text:p text:style-name="P56"><text:span text:style-name="Code2">extends Enum&lt;</text:span><text:a xlink:type="simple" xlink:href="#r97"><text:span text:style-name="Code2"><text:span text:style-name="T56">ReferencePolicy</text:span></text:span></text:a><text:span text:style-name="Code2">&gt;</text:span></text:p>
        <text:p text:style-name="P46"><text:span text:style-name="T24">Policy for the </text:span><text:a xlink:type="simple" xlink:href="#r83"><text:span text:style-name="Code2"><text:span text:style-name="T56">Reference</text:span></text:span></text:a><text:span text:style-name="Default_20_Paragraph_20_Font"><text:span text:style-name="T24"> annotation.</text:span></text:span></text:p>
        <text:p text:style-name="P94"/>
        <table:table table:name="Table36" table:style-name="Table36">
          <table:table-column table:style-name="Table36.A"/>
          <table:table-column table:style-name="Table36.B"/>
          <table:table-row table:style-name="Table36.1">
            <table:table-cell table:style-name="Table36.A1" office:value-type="string">
              <text:p text:style-name="P95"><text:span text:style-name="Summary_20_Heading_20_Font2"><text:span text:style-name="T1">Enum Constant Summary</text:span></text:span></text:p>
            </table:table-cell>
            <table:table-cell table:style-name="Table36.A1" office:value-type="string">
              <text:p text:style-name="P96"><text:span text:style-name="Page_20_Reference_20_Font"><text:span text:style-name="T15">Page</text:span></text:span></text:p>
            </table:table-cell>
          </table:table-row>
          <table:table-row table:style-name="Table36.1">
            <table:table-cell table:style-name="Table36.A2" office:value-type="string">
              <text:p text:style-name="P101"><text:a xlink:type="simple" xlink:href="#r93"><text:span text:style-name="Code2"><text:span text:style-name="T57">DYNAMIC</text:span></text:span></text:a></text:p>
              <text:p text:style-name="P103">The dynamic policy is slightly more complex since the component implementation must properly handle changes in the set of bound services.</text:p>
            </table:table-cell>
            <table:table-cell table:style-name="Table36.B2" office:value-type="string">
              <text:p text:style-name="P98"><text:span text:style-name="Page_20_Reference_20_Font"><text:span text:style-name="T1"><text:bookmark-ref text:reference-format="page" text:ref-name="r93">55</text:bookmark-ref></text:span></text:span></text:p>
            </table:table-cell>
          </table:table-row>
          <table:table-row table:style-name="Table36.1">
            <table:table-cell table:style-name="Table36.A3" office:value-type="string">
              <text:p text:style-name="P101"><text:a xlink:type="simple" xlink:href="#r92"><text:span text:style-name="Code2"><text:span text:style-name="T57">STATIC</text:span></text:span></text:a></text:p>
              <text:p text:style-name="P103">The static policy is the most simple policy and is the default policy.</text:p>
            </table:table-cell>
            <table:table-cell table:style-name="Table36.B3" office:value-type="string">
              <text:p text:style-name="P98"><text:span text:style-name="Page_20_Reference_20_Font"><text:span text:style-name="T1"><text:bookmark-ref text:reference-format="page" text:ref-name="r92">55</text:bookmark-ref></text:span></text:span></text:p>
            </table:table-cell>
          </table:table-row>
        </table:table>
        <text:p text:style-name="P45"/>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5"><text:span text:style-name="Summary_20_Heading_20_Font2"><text:span text:style-name="T1">Method Summary</text:span></text:span></text:p>
            </table:table-cell>
            <table:covered-table-cell/>
            <table:table-cell table:style-name="Table37.A1" office:value-type="string">
              <text:p text:style-name="P96"><text:span text:style-name="Page_20_Reference_20_Font"><text:span text:style-name="T15">Page</text:span></text:span></text:p>
            </table:table-cell>
          </table:table-row>
          <table:table-row table:style-name="Table37.1">
            <table:table-cell table:style-name="Table37.A2" office:value-type="string">
              <text:p text:style-name="P97"><text:span text:style-name="Code_20_Small1"><text:span text:style-name="T1">String</text:span></text:span></text:p>
            </table:table-cell>
            <table:table-cell table:style-name="Table37.A2" office:value-type="string">
              <text:p text:style-name="P100"><text:a xlink:type="simple" xlink:href="#r96"><text:span text:style-name="Code2"><text:span text:style-name="T57">toString</text:span></text:span></text:a><text:span text:style-name="Code2"><text:span text:style-name="T1">()</text:span></text:span></text:p>
            </table:table-cell>
            <table:table-cell table:style-name="Table37.C2" office:value-type="string">
              <text:p text:style-name="P98"><text:span text:style-name="Page_20_Reference_20_Font"><text:span text:style-name="T1"><text:bookmark-ref text:reference-format="page" text:ref-name="r96">56</text:bookmark-ref></text:span></text:span></text:p>
            </table:table-cell>
          </table:table-row>
          <table:table-row table:style-name="Table37.1">
            <table:table-cell table:style-name="Table37.A3" office:value-type="string">
              <text:p text:style-name="P99"><text:span text:style-name="Code_20_Small1"><text:span text:style-name="T1">static </text:span></text:span><text:a xlink:type="simple" xlink:href="#r97"><text:span text:style-name="Code_20_Small1"><text:span text:style-name="T56">ReferencePolicy</text:span></text:span></text:a></text:p>
            </table:table-cell>
            <table:table-cell table:style-name="Table37.A3" office:value-type="string">
              <text:p text:style-name="P100"><text:a xlink:type="simple" xlink:href="#r95"><text:span text:style-name="Code2"><text:span text:style-name="T57">valueOf</text:span></text:span></text:a><text:span text:style-name="Code2"><text:span text:style-name="T1">(String name)</text:span></text:span></text:p>
            </table:table-cell>
            <table:table-cell table:style-name="Table37.C3" office:value-type="string">
              <text:p text:style-name="P98"><text:span text:style-name="Page_20_Reference_20_Font"><text:span text:style-name="T1"><text:bookmark-ref text:reference-format="page" text:ref-name="r95">56</text:bookmark-ref></text:span></text:span></text:p>
            </table:table-cell>
          </table:table-row>
          <table:table-row table:style-name="Table37.1">
            <table:table-cell table:style-name="Table37.A3" office:value-type="string">
              <text:p text:style-name="P99"><text:span text:style-name="Code_20_Small1"><text:span text:style-name="T1">static </text:span></text:span><text:a xlink:type="simple" xlink:href="#r97"><text:span text:style-name="Code_20_Small1"><text:span text:style-name="T56">ReferencePolicy</text:span></text:span></text:a><text:span text:style-name="Code_20_Small1"><text:span text:style-name="T1">[]</text:span></text:span></text:p>
            </table:table-cell>
            <table:table-cell table:style-name="Table37.A3" office:value-type="string">
              <text:p text:style-name="P100"><text:a xlink:type="simple" xlink:href="#r94"><text:span text:style-name="Code2"><text:span text:style-name="T57">values</text:span></text:span></text:a><text:span text:style-name="Code2"><text:span text:style-name="T1">()</text:span></text:span></text:p>
            </table:table-cell>
            <table:table-cell table:style-name="Table37.C3" office:value-type="string">
              <text:p text:style-name="P98"><text:span text:style-name="Page_20_Reference_20_Font"><text:span text:style-name="T1"><text:bookmark-ref text:reference-format="page" text:ref-name="r94">56</text:bookmark-ref></text:span></text:span></text:p>
            </table:table-cell>
          </table:table-row>
        </table:table>
        <text:p text:style-name="P169">Enum Constant Detail</text:p>
        <text:p text:style-name="P172"><text:bookmark text:name="r92"/>STATIC</text:p>
        <text:p text:style-name="P56"><text:span text:style-name="Code2">public static final </text:span><text:a xlink:type="simple" xlink:href="#r97"><text:span text:style-name="Code2"><text:span text:style-name="T56">ReferencePolicy</text:span></text:span></text:a><text:span text:style-name="Code2"> </text:span><text:span text:style-name="Code2"><text:span text:style-name="T51">STATIC</text:span></text:span></text:p>
        <text:p text:style-name="P80">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5"/>
        <text:p text:style-name="P171"><text:bookmark text:name="r93"/>DYNAMIC</text:p>
        <text:p text:style-name="P56"><text:span text:style-name="Code2">public static final </text:span><text:a xlink:type="simple" xlink:href="#r97"><text:span text:style-name="Code2"><text:span text:style-name="T56">ReferencePolicy</text:span></text:span></text:a><text:span text:style-name="Code2"> </text:span><text:span text:style-name="Code2"><text:span text:style-name="T51">DYNAMIC</text:span></text:span></text:p>
        <text:p text:style-name="P80">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70"><text:soft-page-break/>Method Detail</text:p>
        <text:p text:style-name="P172"><text:bookmark text:name="r94"/>values</text:p>
        <text:p text:style-name="P56"><text:span text:style-name="Code2">public static </text:span><text:a xlink:type="simple" xlink:href="#r97"><text:span text:style-name="Code2"><text:span text:style-name="T56">ReferencePolicy</text:span></text:span></text:a><text:span text:style-name="Code2">[] </text:span><text:span text:style-name="Code2"><text:span text:style-name="T51">values</text:span></text:span><text:span text:style-name="Code2">()</text:span></text:p>
        <text:p text:style-name="P105"/>
        <text:p text:style-name="P171"><text:bookmark text:name="r95"/>valueOf</text:p>
        <text:p text:style-name="P56"><text:span text:style-name="Code2">public static </text:span><text:a xlink:type="simple" xlink:href="#r97"><text:span text:style-name="Code2"><text:span text:style-name="T56">ReferencePolicy</text:span></text:span></text:a><text:span text:style-name="Code2"> </text:span><text:span text:style-name="Code2"><text:span text:style-name="T51">valueOf</text:span></text:span><text:span text:style-name="Code2">(String name)</text:span></text:p>
        <text:p text:style-name="P105"/>
        <text:p text:style-name="P171"><text:bookmark text:name="r96"/>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60"><text:bookmark text:name="r103"/>Enum ReferencePolicyOption</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2" text:anchor-type="as-char" svg:width="0.1563in" svg:height="0.1457in" draw:z-index="31"><draw:image xlink:href="Pictures/100002000000000F0000000E443DCD33.png" xlink:type="simple" xlink:show="embed" xlink:actuate="onLoad"/></draw:frame></text:span><text:span text:style-name="Code2">java.lang.Enum&lt;</text:span><text:a xlink:type="simple" xlink:href="#r103"><text:span text:style-name="Code2"><text:span text:style-name="T56">ReferencePolicyOption</text:span></text:span></text:a><text:span text:style-name="Code2">&gt;</text:span></text:p>
        <text:p text:style-name="P48"><text:span text:style-name="Code2">      </text:span><text:span text:style-name="Code2"><draw:frame draw:style-name="fr4" draw:name="graphics13" text:anchor-type="as-char" svg:width="0.1563in" svg:height="0.1457in" draw:z-index="32"><draw:image xlink:href="Pictures/100002000000000F0000000E443DCD33.png" xlink:type="simple" xlink:show="embed" xlink:actuate="onLoad"/></draw:frame></text:span><text:span text:style-name="Code2"><text:span text:style-name="T51">org.osgi.service.component.annotations.ReferencePolicyOption</text:span></text:span></text:p>
        <text:p text:style-name="P168">All Implemented Interfaces:</text:p>
        <text:p text:style-name="P86"><text:span text:style-name="T24">Comparable&lt;</text:span><text:a xlink:type="simple" xlink:href="#r103"><text:span text:style-name="T53">ReferencePolicyOption</text:span></text:a><text:span text:style-name="Default_20_Paragraph_20_Font"><text:span text:style-name="T24">&gt;, Serializable</text:span></text:span></text:p>
        <text:p text:style-name="P77"/>
        <text:p text:style-name="P109"><text:span text:style-name="Code2">public enum </text:span><text:span text:style-name="Code2"><text:span text:style-name="T51">ReferencePolicyOption</text:span></text:span></text:p>
        <text:p text:style-name="P56"><text:span text:style-name="Code2">extends Enum&lt;</text:span><text:a xlink:type="simple" xlink:href="#r103"><text:span text:style-name="Code2"><text:span text:style-name="T56">ReferencePolicyOption</text:span></text:span></text:a><text:span text:style-name="Code2">&gt;</text:span></text:p>
        <text:p text:style-name="P57"><text:span text:style-name="T24">Policy option for the </text:span><text:a xlink:type="simple" xlink:href="#r83"><text:span text:style-name="Code2"><text:span text:style-name="T56">Reference</text:span></text:span></text:a><text:span text:style-name="Default_20_Paragraph_20_Font"><text:span text:style-name="T24"> annotation.</text:span></text:span></text:p>
        <text:p text:style-name="P91">Since:</text:p>
        <text:p text:style-name="P85">1.2</text:p>
        <text:p text:style-name="P94"/>
        <table:table table:name="Table39" table:style-name="Table39">
          <table:table-column table:style-name="Table39.A"/>
          <table:table-column table:style-name="Table39.B"/>
          <table:table-row table:style-name="Table39.1">
            <table:table-cell table:style-name="Table39.A1" office:value-type="string">
              <text:p text:style-name="P95"><text:span text:style-name="Summary_20_Heading_20_Font2"><text:span text:style-name="T1">Enum Constant Summary</text:span></text:span></text:p>
            </table:table-cell>
            <table:table-cell table:style-name="Table39.A1" office:value-type="string">
              <text:p text:style-name="P96"><text:span text:style-name="Page_20_Reference_20_Font"><text:span text:style-name="T15">Page</text:span></text:span></text:p>
            </table:table-cell>
          </table:table-row>
          <table:table-row table:style-name="Table39.1">
            <table:table-cell table:style-name="Table39.A2" office:value-type="string">
              <text:p text:style-name="P101"><text:a xlink:type="simple" xlink:href="#r99"><text:span text:style-name="Code2"><text:span text:style-name="T57">GREEDY</text:span></text:span></text:a></text:p>
              <text:p text:style-name="P104"><text:span text:style-name="T16">The greedy policy option is a valid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98"><text:span text:style-name="Page_20_Reference_20_Font"><text:span text:style-name="T1"><text:bookmark-ref text:reference-format="page" text:ref-name="r99">57</text:bookmark-ref></text:span></text:span></text:p>
            </table:table-cell>
          </table:table-row>
          <table:table-row table:style-name="Table39.1">
            <table:table-cell table:style-name="Table39.A3" office:value-type="string">
              <text:p text:style-name="P101"><text:a xlink:type="simple" xlink:href="#r98"><text:span text:style-name="Code2"><text:span text:style-name="T57">RELUCTANT</text:span></text:span></text:a></text:p>
              <text:p text:style-name="P104"><text:span text:style-name="T16">The reluctant policy option is the default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98"><text:span text:style-name="Page_20_Reference_20_Font"><text:span text:style-name="T1"><text:bookmark-ref text:reference-format="page" text:ref-name="r98">57</text:bookmark-ref></text:span></text:span></text:p>
            </table:table-cell>
          </table:table-row>
        </table:table>
        <text:p text:style-name="P45"/>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5"><text:span text:style-name="Summary_20_Heading_20_Font2"><text:span text:style-name="T1">Method Summary</text:span></text:span></text:p>
            </table:table-cell>
            <table:covered-table-cell/>
            <table:table-cell table:style-name="Table40.A1" office:value-type="string">
              <text:p text:style-name="P96"><text:span text:style-name="Page_20_Reference_20_Font"><text:span text:style-name="T15">Page</text:span></text:span></text:p>
            </table:table-cell>
          </table:table-row>
          <table:table-row table:style-name="Table40.1">
            <table:table-cell table:style-name="Table40.A2" office:value-type="string">
              <text:p text:style-name="P97"><text:span text:style-name="Code_20_Small1"><text:span text:style-name="T1">String</text:span></text:span></text:p>
            </table:table-cell>
            <table:table-cell table:style-name="Table40.A2" office:value-type="string">
              <text:p text:style-name="P100"><text:a xlink:type="simple" xlink:href="#r102"><text:span text:style-name="Code2"><text:span text:style-name="T57">toString</text:span></text:span></text:a><text:span text:style-name="Code2"><text:span text:style-name="T1">()</text:span></text:span></text:p>
            </table:table-cell>
            <table:table-cell table:style-name="Table40.C2" office:value-type="string">
              <text:p text:style-name="P98"><text:span text:style-name="Page_20_Reference_20_Font"><text:span text:style-name="T1"><text:bookmark-ref text:reference-format="page" text:ref-name="r102">58</text:bookmark-ref></text:span></text:span></text:p>
            </table:table-cell>
          </table:table-row>
          <table:table-row table:style-name="Table40.1">
            <table:table-cell table:style-name="Table40.A3" office:value-type="string">
              <text:p text:style-name="P99"><text:span text:style-name="Code_20_Small1"><text:span text:style-name="T1">static </text:span></text:span><text:a xlink:type="simple" xlink:href="#r103"><text:span text:style-name="Code_20_Small1"><text:span text:style-name="T56">ReferencePolicyOption</text:span></text:span></text:a></text:p>
            </table:table-cell>
            <table:table-cell table:style-name="Table40.A3" office:value-type="string">
              <text:p text:style-name="P100"><text:a xlink:type="simple" xlink:href="#r101"><text:span text:style-name="Code2"><text:span text:style-name="T57">valueOf</text:span></text:span></text:a><text:span text:style-name="Code2"><text:span text:style-name="T1">(String name)</text:span></text:span></text:p>
            </table:table-cell>
            <table:table-cell table:style-name="Table40.C3" office:value-type="string">
              <text:p text:style-name="P98"><text:span text:style-name="Page_20_Reference_20_Font"><text:span text:style-name="T1"><text:bookmark-ref text:reference-format="page" text:ref-name="r101">58</text:bookmark-ref></text:span></text:span></text:p>
            </table:table-cell>
          </table:table-row>
          <table:table-row table:style-name="Table40.1">
            <table:table-cell table:style-name="Table40.A3" office:value-type="string">
              <text:p text:style-name="P99"><text:span text:style-name="Code_20_Small1"><text:span text:style-name="T1">static </text:span></text:span><text:a xlink:type="simple" xlink:href="#r103"><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100"><text:a xlink:type="simple" xlink:href="#r100"><text:span text:style-name="Code2"><text:span text:style-name="T57">values</text:span></text:span></text:a><text:span text:style-name="Code2"><text:span text:style-name="T1">()</text:span></text:span></text:p>
            </table:table-cell>
            <table:table-cell table:style-name="Table40.C3" office:value-type="string">
              <text:p text:style-name="P98"><text:span text:style-name="Page_20_Reference_20_Font"><text:span text:style-name="T1"><text:bookmark-ref text:reference-format="page" text:ref-name="r100">58</text:bookmark-ref></text:span></text:span></text:p>
            </table:table-cell>
          </table:table-row>
        </table:table>
        <text:p text:style-name="P169">Enum Constant Detail</text:p>
        <text:p text:style-name="P172"><text:bookmark text:name="r98"/>RELUCTANT</text:p>
        <text:p text:style-name="P56"><text:span text:style-name="Code2">public static final </text:span><text:a xlink:type="simple" xlink:href="#r103"><text:span text:style-name="Code2"><text:span text:style-name="T56">ReferencePolicyOption</text:span></text:span></text:a><text:span text:style-name="Code2"> </text:span><text:span text:style-name="Code2"><text:span text:style-name="T51">RELUCTANT</text:span></text:span></text:p>
        <text:p text:style-name="P79"><text:span text:style-name="T24">The reluctant policy option is the default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5"/>
        <text:p text:style-name="P171"><text:bookmark text:name="r99"/>GREEDY</text:p>
        <text:p text:style-name="P56"><text:span text:style-name="Code2">public static final </text:span><text:a xlink:type="simple" xlink:href="#r103"><text:span text:style-name="Code2"><text:span text:style-name="T56">ReferencePolicyOption</text:span></text:span></text:a><text:span text:style-name="Code2"> </text:span><text:span text:style-name="Code2"><text:span text:style-name="T51">GREEDY</text:span></text:span></text:p>
        <text:p text:style-name="P79"><text:span text:style-name="T24">The greedy policy option is a valid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70"><text:soft-page-break/>Method Detail</text:p>
        <text:p text:style-name="P172"><text:bookmark text:name="r100"/>values</text:p>
        <text:p text:style-name="P56"><text:span text:style-name="Code2">public static </text:span><text:a xlink:type="simple" xlink:href="#r103"><text:span text:style-name="Code2"><text:span text:style-name="T56">ReferencePolicyOption</text:span></text:span></text:a><text:span text:style-name="Code2">[] </text:span><text:span text:style-name="Code2"><text:span text:style-name="T51">values</text:span></text:span><text:span text:style-name="Code2">()</text:span></text:p>
        <text:p text:style-name="P105"/>
        <text:p text:style-name="P171"><text:bookmark text:name="r101"/>valueOf</text:p>
        <text:p text:style-name="P56"><text:span text:style-name="Code2">public static </text:span><text:a xlink:type="simple" xlink:href="#r103"><text:span text:style-name="Code2"><text:span text:style-name="T56">ReferencePolicyOption</text:span></text:span></text:a><text:span text:style-name="Code2"> </text:span><text:span text:style-name="Code2"><text:span text:style-name="T51">valueOf</text:span></text:span><text:span text:style-name="Code2">(String name)</text:span></text:p>
        <text:p text:style-name="P105"/>
        <text:p text:style-name="P171"><text:bookmark text:name="r102"/>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61"><text:bookmark text:name="r109"/>Enum ReferenceScope</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4" text:anchor-type="as-char" svg:width="0.1563in" svg:height="0.1457in" draw:z-index="33"><draw:image xlink:href="Pictures/100002000000000F0000000E443DCD33.png" xlink:type="simple" xlink:show="embed" xlink:actuate="onLoad"/></draw:frame></text:span><text:span text:style-name="Code2">java.lang.Enum&lt;</text:span><text:a xlink:type="simple" xlink:href="#r109"><text:span text:style-name="Code2"><text:span text:style-name="T56">ReferenceScope</text:span></text:span></text:a><text:span text:style-name="Code2">&gt;</text:span></text:p>
        <text:p text:style-name="P48"><text:span text:style-name="Code2">      </text:span><text:span text:style-name="Code2"><draw:frame draw:style-name="fr4" draw:name="graphics15" text:anchor-type="as-char" svg:width="0.1563in" svg:height="0.1457in" draw:z-index="34"><draw:image xlink:href="Pictures/100002000000000F0000000E443DCD33.png" xlink:type="simple" xlink:show="embed" xlink:actuate="onLoad"/></draw:frame></text:span><text:span text:style-name="Code2"><text:span text:style-name="T51">org.osgi.service.component.annotations.ReferenceScope</text:span></text:span></text:p>
        <text:p text:style-name="P168">All Implemented Interfaces:</text:p>
        <text:p text:style-name="P86"><text:span text:style-name="T24">Comparable&lt;</text:span><text:a xlink:type="simple" xlink:href="#r109"><text:span text:style-name="T53">ReferenceScope</text:span></text:a><text:span text:style-name="Default_20_Paragraph_20_Font"><text:span text:style-name="T24">&gt;, Serializable</text:span></text:span></text:p>
        <text:p text:style-name="P77"/>
        <text:p text:style-name="P109"><text:span text:style-name="Code2">public enum </text:span><text:span text:style-name="Code2"><text:span text:style-name="T51">ReferenceScope</text:span></text:span></text:p>
        <text:p text:style-name="P56"><text:span text:style-name="Code2">extends Enum&lt;</text:span><text:a xlink:type="simple" xlink:href="#r109"><text:span text:style-name="Code2"><text:span text:style-name="T56">ReferenceScope</text:span></text:span></text:a><text:span text:style-name="Code2">&gt;</text:span></text:p>
        <text:p text:style-name="P57"><text:span text:style-name="T24">Reference scope for the </text:span><text:a xlink:type="simple" xlink:href="#r83"><text:span text:style-name="Code2"><text:span text:style-name="T56">Reference</text:span></text:span></text:a><text:span text:style-name="Default_20_Paragraph_20_Font"><text:span text:style-name="T24"> annotation.</text:span></text:span></text:p>
        <text:p text:style-name="P91">Since:</text:p>
        <text:p text:style-name="P85">1.3</text:p>
        <text:p text:style-name="P94"/>
        <table:table table:name="Table42" table:style-name="Table42">
          <table:table-column table:style-name="Table42.A"/>
          <table:table-column table:style-name="Table42.B"/>
          <table:table-row table:style-name="Table42.1">
            <table:table-cell table:style-name="Table42.A1" office:value-type="string">
              <text:p text:style-name="P95"><text:span text:style-name="Summary_20_Heading_20_Font2"><text:span text:style-name="T1">Enum Constant Summary</text:span></text:span></text:p>
            </table:table-cell>
            <table:table-cell table:style-name="Table42.A1" office:value-type="string">
              <text:p text:style-name="P96"><text:span text:style-name="Page_20_Reference_20_Font"><text:span text:style-name="T15">Page</text:span></text:span></text:p>
            </table:table-cell>
          </table:table-row>
          <table:table-row table:style-name="Table42.1">
            <table:table-cell table:style-name="Table42.A2" office:value-type="string">
              <text:p text:style-name="P101"><text:a xlink:type="simple" xlink:href="#r104"><text:span text:style-name="Code2"><text:span text:style-name="T57">BUNDLE</text:span></text:span></text:a></text:p>
              <text:p text:style-name="P103">A single service object is used for all references to the service in this bundle.</text:p>
            </table:table-cell>
            <table:table-cell table:style-name="Table42.B2" office:value-type="string">
              <text:p text:style-name="P98"><text:span text:style-name="Page_20_Reference_20_Font"><text:span text:style-name="T1"><text:bookmark-ref text:reference-format="page" text:ref-name="r104">59</text:bookmark-ref></text:span></text:span></text:p>
            </table:table-cell>
          </table:table-row>
          <table:table-row table:style-name="Table42.1">
            <table:table-cell table:style-name="Table42.A3" office:value-type="string">
              <text:p text:style-name="P101"><text:a xlink:type="simple" xlink:href="#r105"><text:span text:style-name="Code2"><text:span text:style-name="T57">PROTOTYPE</text:span></text:span></text:a></text:p>
              <text:p text:style-name="P103">If the referenced service has prototype service scope, then each instance of the component with this reference can receive a unique instance of the service.</text:p>
            </table:table-cell>
            <table:table-cell table:style-name="Table42.B3" office:value-type="string">
              <text:p text:style-name="P98"><text:span text:style-name="Page_20_Reference_20_Font"><text:span text:style-name="T1"><text:bookmark-ref text:reference-format="page" text:ref-name="r105">59</text:bookmark-ref></text:span></text:span></text:p>
            </table:table-cell>
          </table:table-row>
        </table:table>
        <text:p text:style-name="P45"/>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5"><text:span text:style-name="Summary_20_Heading_20_Font2"><text:span text:style-name="T1">Method Summary</text:span></text:span></text:p>
            </table:table-cell>
            <table:covered-table-cell/>
            <table:table-cell table:style-name="Table43.A1" office:value-type="string">
              <text:p text:style-name="P96"><text:span text:style-name="Page_20_Reference_20_Font"><text:span text:style-name="T15">Page</text:span></text:span></text:p>
            </table:table-cell>
          </table:table-row>
          <table:table-row table:style-name="Table43.1">
            <table:table-cell table:style-name="Table43.A2" office:value-type="string">
              <text:p text:style-name="P97"><text:span text:style-name="Code_20_Small1"><text:span text:style-name="T1">String</text:span></text:span></text:p>
            </table:table-cell>
            <table:table-cell table:style-name="Table43.A2" office:value-type="string">
              <text:p text:style-name="P100"><text:a xlink:type="simple" xlink:href="#r108"><text:span text:style-name="Code2"><text:span text:style-name="T57">toString</text:span></text:span></text:a><text:span text:style-name="Code2"><text:span text:style-name="T1">()</text:span></text:span></text:p>
            </table:table-cell>
            <table:table-cell table:style-name="Table43.C2" office:value-type="string">
              <text:p text:style-name="P98"><text:span text:style-name="Page_20_Reference_20_Font"><text:span text:style-name="T1"><text:bookmark-ref text:reference-format="page" text:ref-name="r108">60</text:bookmark-ref></text:span></text:span></text:p>
            </table:table-cell>
          </table:table-row>
          <table:table-row table:style-name="Table43.1">
            <table:table-cell table:style-name="Table43.A3" office:value-type="string">
              <text:p text:style-name="P99"><text:span text:style-name="Code_20_Small1"><text:span text:style-name="T1">static </text:span></text:span><text:a xlink:type="simple" xlink:href="#r109"><text:span text:style-name="Code_20_Small1"><text:span text:style-name="T56">ReferenceScope</text:span></text:span></text:a></text:p>
            </table:table-cell>
            <table:table-cell table:style-name="Table43.A3" office:value-type="string">
              <text:p text:style-name="P100"><text:a xlink:type="simple" xlink:href="#r107"><text:span text:style-name="Code2"><text:span text:style-name="T57">valueOf</text:span></text:span></text:a><text:span text:style-name="Code2"><text:span text:style-name="T1">(String name)</text:span></text:span></text:p>
            </table:table-cell>
            <table:table-cell table:style-name="Table43.C3" office:value-type="string">
              <text:p text:style-name="P98"><text:span text:style-name="Page_20_Reference_20_Font"><text:span text:style-name="T1"><text:bookmark-ref text:reference-format="page" text:ref-name="r107">60</text:bookmark-ref></text:span></text:span></text:p>
            </table:table-cell>
          </table:table-row>
          <table:table-row table:style-name="Table43.1">
            <table:table-cell table:style-name="Table43.A3" office:value-type="string">
              <text:p text:style-name="P99"><text:span text:style-name="Code_20_Small1"><text:span text:style-name="T1">static </text:span></text:span><text:a xlink:type="simple" xlink:href="#r109"><text:span text:style-name="Code_20_Small1"><text:span text:style-name="T56">ReferenceScope</text:span></text:span></text:a><text:span text:style-name="Code_20_Small1"><text:span text:style-name="T1">[]</text:span></text:span></text:p>
            </table:table-cell>
            <table:table-cell table:style-name="Table43.A3" office:value-type="string">
              <text:p text:style-name="P100"><text:a xlink:type="simple" xlink:href="#r106"><text:span text:style-name="Code2"><text:span text:style-name="T57">values</text:span></text:span></text:a><text:span text:style-name="Code2"><text:span text:style-name="T1">()</text:span></text:span></text:p>
            </table:table-cell>
            <table:table-cell table:style-name="Table43.C3" office:value-type="string">
              <text:p text:style-name="P98"><text:span text:style-name="Page_20_Reference_20_Font"><text:span text:style-name="T1"><text:bookmark-ref text:reference-format="page" text:ref-name="r106">60</text:bookmark-ref></text:span></text:span></text:p>
            </table:table-cell>
          </table:table-row>
        </table:table>
        <text:p text:style-name="P169">Enum Constant Detail</text:p>
        <text:p text:style-name="P172"><text:bookmark text:name="r104"/>BUNDLE</text:p>
        <text:p text:style-name="P56"><text:span text:style-name="Code2">public static final </text:span><text:a xlink:type="simple" xlink:href="#r109"><text:span text:style-name="Code2"><text:span text:style-name="T56">ReferenceScope</text:span></text:span></text:a><text:span text:style-name="Code2"> </text:span><text:span text:style-name="Code2"><text:span text:style-name="T51">BUNDLE</text:span></text:span></text:p>
        <text:p text:style-name="P80">A single service object is used for all references to the service in this bundle.</text:p>
        <text:p text:style-name="P105"/>
        <text:p text:style-name="P171"><text:bookmark text:name="r105"/>PROTOTYPE</text:p>
        <text:p text:style-name="P56"><text:span text:style-name="Code2">public static final </text:span><text:a xlink:type="simple" xlink:href="#r109"><text:span text:style-name="Code2"><text:span text:style-name="T56">ReferenceScope</text:span></text:span></text:a><text:span text:style-name="Code2"> </text:span><text:span text:style-name="Code2"><text:span text:style-name="T51">PROTOTYPE</text:span></text:span></text:p>
        <text:p text:style-name="P80">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70"><text:soft-page-break/>Method Detail</text:p>
        <text:p text:style-name="P172"><text:bookmark text:name="r106"/>values</text:p>
        <text:p text:style-name="P56"><text:span text:style-name="Code2">public static </text:span><text:a xlink:type="simple" xlink:href="#r109"><text:span text:style-name="Code2"><text:span text:style-name="T56">ReferenceScope</text:span></text:span></text:a><text:span text:style-name="Code2">[] </text:span><text:span text:style-name="Code2"><text:span text:style-name="T51">values</text:span></text:span><text:span text:style-name="Code2">()</text:span></text:p>
        <text:p text:style-name="P105"/>
        <text:p text:style-name="P171"><text:bookmark text:name="r107"/>valueOf</text:p>
        <text:p text:style-name="P56"><text:span text:style-name="Code2">public static </text:span><text:a xlink:type="simple" xlink:href="#r109"><text:span text:style-name="Code2"><text:span text:style-name="T56">ReferenceScope</text:span></text:span></text:a><text:span text:style-name="Code2"> </text:span><text:span text:style-name="Code2"><text:span text:style-name="T51">valueOf</text:span></text:span><text:span text:style-name="Code2">(String name)</text:span></text:p>
        <text:p text:style-name="P105"/>
        <text:p text:style-name="P171"><text:bookmark text:name="r108"/>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66"><text:bookmark text:name="r117"/>Enum ServiceScope</text:p>
        <text:p text:style-name="P90"><text:a xlink:type="simple" xlink:href="#r40"><text:span text:style-name="T55">org.osgi.service.component.annotations</text:span></text:a></text:p>
        <text:p text:style-name="P78"><text:span text:style-name="Code2">java.lang.Object</text:span></text:p>
        <text:p text:style-name="P92"><text:span text:style-name="Code2">  </text:span><text:span text:style-name="Code2"><draw:frame draw:style-name="fr4" draw:name="graphics16" text:anchor-type="as-char" svg:width="0.1563in" svg:height="0.1457in" draw:z-index="35"><draw:image xlink:href="Pictures/100002000000000F0000000E443DCD33.png" xlink:type="simple" xlink:show="embed" xlink:actuate="onLoad"/></draw:frame></text:span><text:span text:style-name="Code2">java.lang.Enum&lt;</text:span><text:a xlink:type="simple" xlink:href="#r117"><text:span text:style-name="Code2"><text:span text:style-name="T56">ServiceScope</text:span></text:span></text:a><text:span text:style-name="Code2">&gt;</text:span></text:p>
        <text:p text:style-name="P48"><text:span text:style-name="Code2">      </text:span><text:span text:style-name="Code2"><draw:frame draw:style-name="fr4" draw:name="graphics17" text:anchor-type="as-char" svg:width="0.1563in" svg:height="0.1457in" draw:z-index="36"><draw:image xlink:href="Pictures/100002000000000F0000000E443DCD33.png" xlink:type="simple" xlink:show="embed" xlink:actuate="onLoad"/></draw:frame></text:span><text:span text:style-name="Code2"><text:span text:style-name="T51">org.osgi.service.component.annotations.ServiceScope</text:span></text:span></text:p>
        <text:p text:style-name="P168">All Implemented Interfaces:</text:p>
        <text:p text:style-name="P86"><text:span text:style-name="T24">Comparable&lt;</text:span><text:a xlink:type="simple" xlink:href="#r117"><text:span text:style-name="T53">ServiceScope</text:span></text:a><text:span text:style-name="Default_20_Paragraph_20_Font"><text:span text:style-name="T24">&gt;, Serializable</text:span></text:span></text:p>
        <text:p text:style-name="P77"/>
        <text:p text:style-name="P109"><text:span text:style-name="Code2">public enum </text:span><text:span text:style-name="Code2"><text:span text:style-name="T51">ServiceScope</text:span></text:span></text:p>
        <text:p text:style-name="P56"><text:span text:style-name="Code2">extends Enum&lt;</text:span><text:a xlink:type="simple" xlink:href="#r117"><text:span text:style-name="Code2"><text:span text:style-name="T56">ServiceScope</text:span></text:span></text:a><text:span text:style-name="Code2">&gt;</text:span></text:p>
        <text:p text:style-name="P57"><text:span text:style-name="T24">Service scope for the </text:span><text:a xlink:type="simple" xlink:href="#r56"><text:span text:style-name="Code2"><text:span text:style-name="T56">Component</text:span></text:span></text:a><text:span text:style-name="Default_20_Paragraph_20_Font"><text:span text:style-name="T24"> annotation.</text:span></text:span></text:p>
        <text:p text:style-name="P91">Since:</text:p>
        <text:p text:style-name="P85">1.3</text:p>
        <text:p text:style-name="P94"/>
        <table:table table:name="Table45" table:style-name="Table45">
          <table:table-column table:style-name="Table45.A"/>
          <table:table-column table:style-name="Table45.B"/>
          <table:table-row table:style-name="Table45.1">
            <table:table-cell table:style-name="Table45.A1" office:value-type="string">
              <text:p text:style-name="P95"><text:span text:style-name="Summary_20_Heading_20_Font2"><text:span text:style-name="T1">Enum Constant Summary</text:span></text:span></text:p>
            </table:table-cell>
            <table:table-cell table:style-name="Table45.A1" office:value-type="string">
              <text:p text:style-name="P96"><text:span text:style-name="Page_20_Reference_20_Font"><text:span text:style-name="T15">Page</text:span></text:span></text:p>
            </table:table-cell>
          </table:table-row>
          <table:table-row table:style-name="Table45.1">
            <table:table-cell table:style-name="Table45.A2" office:value-type="string">
              <text:p text:style-name="P101"><text:a xlink:type="simple" xlink:href="#r111"><text:span text:style-name="Code2"><text:span text:style-name="T57">BUNDLE</text:span></text:span></text:a></text:p>
              <text:p text:style-name="P103">When the component is registered as a service, it will be registered as a bundle scope service and an instance of the component will be created for each bundle using the service.</text:p>
            </table:table-cell>
            <table:table-cell table:style-name="Table45.B2" office:value-type="string">
              <text:p text:style-name="P98"><text:span text:style-name="Page_20_Reference_20_Font"><text:span text:style-name="T1"><text:bookmark-ref text:reference-format="page" text:ref-name="r111">61</text:bookmark-ref></text:span></text:span></text:p>
            </table:table-cell>
          </table:table-row>
          <table:table-row table:style-name="Table45.1">
            <table:table-cell table:style-name="Table45.A3" office:value-type="string">
              <text:p text:style-name="P101"><text:a xlink:type="simple" xlink:href="#r113"><text:span text:style-name="Code2"><text:span text:style-name="T57">DEFAULT</text:span></text:span></text:a></text:p>
              <text:p text:style-name="P103">Default element value for annotation.</text:p>
            </table:table-cell>
            <table:table-cell table:style-name="Table45.B3" office:value-type="string">
              <text:p text:style-name="P98"><text:span text:style-name="Page_20_Reference_20_Font"><text:span text:style-name="T1"><text:bookmark-ref text:reference-format="page" text:ref-name="r113">62</text:bookmark-ref></text:span></text:span></text:p>
            </table:table-cell>
          </table:table-row>
          <table:table-row table:style-name="Table45.1">
            <table:table-cell table:style-name="Table45.A3" office:value-type="string">
              <text:p text:style-name="P101"><text:a xlink:type="simple" xlink:href="#r112"><text:span text:style-name="Code2"><text:span text:style-name="T57">PROTOTYPE</text:span></text:span></text:a></text:p>
              <text:p text:style-name="P103">When the component is registered as a service, it will be registered as a prototype scope service.</text:p>
            </table:table-cell>
            <table:table-cell table:style-name="Table45.B3" office:value-type="string">
              <text:p text:style-name="P98"><text:span text:style-name="Page_20_Reference_20_Font"><text:span text:style-name="T1"><text:bookmark-ref text:reference-format="page" text:ref-name="r112">62</text:bookmark-ref></text:span></text:span></text:p>
            </table:table-cell>
          </table:table-row>
          <table:table-row table:style-name="Table45.1">
            <table:table-cell table:style-name="Table45.A3" office:value-type="string">
              <text:p text:style-name="P101"><text:a xlink:type="simple" xlink:href="#r110"><text:span text:style-name="Code2"><text:span text:style-name="T57">SINGLETON</text:span></text:span></text:a></text:p>
              <text:p text:style-name="P103">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98"><text:span text:style-name="Page_20_Reference_20_Font"><text:span text:style-name="T1"><text:bookmark-ref text:reference-format="page" text:ref-name="r110">61</text:bookmark-ref></text:span></text:span></text:p>
            </table:table-cell>
          </table:table-row>
        </table:table>
        <text:p text:style-name="P45"/>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5"><text:span text:style-name="Summary_20_Heading_20_Font2"><text:span text:style-name="T1">Method Summary</text:span></text:span></text:p>
            </table:table-cell>
            <table:covered-table-cell/>
            <table:table-cell table:style-name="Table46.A1" office:value-type="string">
              <text:p text:style-name="P96"><text:span text:style-name="Page_20_Reference_20_Font"><text:span text:style-name="T15">Page</text:span></text:span></text:p>
            </table:table-cell>
          </table:table-row>
          <table:table-row table:style-name="Table46.1">
            <table:table-cell table:style-name="Table46.A2" office:value-type="string">
              <text:p text:style-name="P97"><text:span text:style-name="Code_20_Small1"><text:span text:style-name="T1">String</text:span></text:span></text:p>
            </table:table-cell>
            <table:table-cell table:style-name="Table46.A2" office:value-type="string">
              <text:p text:style-name="P100"><text:a xlink:type="simple" xlink:href="#r116"><text:span text:style-name="Code2"><text:span text:style-name="T57">toString</text:span></text:span></text:a><text:span text:style-name="Code2"><text:span text:style-name="T1">()</text:span></text:span></text:p>
            </table:table-cell>
            <table:table-cell table:style-name="Table46.C2" office:value-type="string">
              <text:p text:style-name="P98"><text:span text:style-name="Page_20_Reference_20_Font"><text:span text:style-name="T1"><text:bookmark-ref text:reference-format="page" text:ref-name="r116">62</text:bookmark-ref></text:span></text:span></text:p>
            </table:table-cell>
          </table:table-row>
          <table:table-row table:style-name="Table46.1">
            <table:table-cell table:style-name="Table46.A3" office:value-type="string">
              <text:p text:style-name="P99"><text:span text:style-name="Code_20_Small1"><text:span text:style-name="T1">static </text:span></text:span><text:a xlink:type="simple" xlink:href="#r117"><text:span text:style-name="Code_20_Small1"><text:span text:style-name="T56">ServiceScope</text:span></text:span></text:a></text:p>
            </table:table-cell>
            <table:table-cell table:style-name="Table46.A3" office:value-type="string">
              <text:p text:style-name="P100"><text:a xlink:type="simple" xlink:href="#r115"><text:span text:style-name="Code2"><text:span text:style-name="T57">valueOf</text:span></text:span></text:a><text:span text:style-name="Code2"><text:span text:style-name="T1">(String name)</text:span></text:span></text:p>
            </table:table-cell>
            <table:table-cell table:style-name="Table46.C3" office:value-type="string">
              <text:p text:style-name="P98"><text:span text:style-name="Page_20_Reference_20_Font"><text:span text:style-name="T1"><text:bookmark-ref text:reference-format="page" text:ref-name="r115">62</text:bookmark-ref></text:span></text:span></text:p>
            </table:table-cell>
          </table:table-row>
          <table:table-row table:style-name="Table46.1">
            <table:table-cell table:style-name="Table46.A3" office:value-type="string">
              <text:p text:style-name="P99"><text:span text:style-name="Code_20_Small1"><text:span text:style-name="T1">static </text:span></text:span><text:a xlink:type="simple" xlink:href="#r117"><text:span text:style-name="Code_20_Small1"><text:span text:style-name="T56">ServiceScope</text:span></text:span></text:a><text:span text:style-name="Code_20_Small1"><text:span text:style-name="T1">[]</text:span></text:span></text:p>
            </table:table-cell>
            <table:table-cell table:style-name="Table46.A3" office:value-type="string">
              <text:p text:style-name="P100"><text:a xlink:type="simple" xlink:href="#r114"><text:span text:style-name="Code2"><text:span text:style-name="T57">values</text:span></text:span></text:a><text:span text:style-name="Code2"><text:span text:style-name="T1">()</text:span></text:span></text:p>
            </table:table-cell>
            <table:table-cell table:style-name="Table46.C3" office:value-type="string">
              <text:p text:style-name="P98"><text:span text:style-name="Page_20_Reference_20_Font"><text:span text:style-name="T1"><text:bookmark-ref text:reference-format="page" text:ref-name="r114">62</text:bookmark-ref></text:span></text:span></text:p>
            </table:table-cell>
          </table:table-row>
        </table:table>
        <text:p text:style-name="P169">Enum Constant Detail</text:p>
        <text:p text:style-name="P172"><text:bookmark text:name="r110"/>SINGLETON</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SINGLETON</text:span></text:span></text:p>
        <text:p text:style-name="P80">When the component is registered as a service, it will be registered as a bundle scope service but only a single instance of the component will be used for all bundles using the service.</text:p>
        <text:p text:style-name="P105"/>
        <text:p text:style-name="P171"><text:bookmark text:name="r111"/>BUNDLE</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BUNDLE</text:span></text:span></text:p>
        <text:p text:style-name="P80"><text:soft-page-break/>When the component is registered as a service, it will be registered as a bundle scope service and an instance of the component will be created for each bundle using the service.</text:p>
        <text:p text:style-name="P105"/>
        <text:p text:style-name="P171"><text:bookmark text:name="r112"/>PROTOTYPE</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PROTOTYPE</text:span></text:span></text:p>
        <text:p text:style-name="P80">When the component is registered as a service, it will be registered as a prototype scope service.</text:p>
        <text:p text:style-name="P105"/>
        <text:p text:style-name="P171"><text:bookmark text:name="r113"/>DEFAULT</text:p>
        <text:p text:style-name="P56"><text:span text:style-name="Code2">public static final </text:span><text:a xlink:type="simple" xlink:href="#r117"><text:span text:style-name="Code2"><text:span text:style-name="T56">ServiceScope</text:span></text:span></text:a><text:span text:style-name="Code2"> </text:span><text:span text:style-name="Code2"><text:span text:style-name="T51">DEFAULT</text:span></text:span></text:p>
        <text:p text:style-name="P80">Default element value for annotation. This is used to distinguish the default value for an element and should not otherwise be used.</text:p>
        <text:p text:style-name="P170">Method Detail</text:p>
        <text:p text:style-name="P172"><text:bookmark text:name="r114"/>values</text:p>
        <text:p text:style-name="P56"><text:span text:style-name="Code2">public static </text:span><text:a xlink:type="simple" xlink:href="#r117"><text:span text:style-name="Code2"><text:span text:style-name="T56">ServiceScope</text:span></text:span></text:a><text:span text:style-name="Code2">[] </text:span><text:span text:style-name="Code2"><text:span text:style-name="T51">values</text:span></text:span><text:span text:style-name="Code2">()</text:span></text:p>
        <text:p text:style-name="P105"/>
        <text:p text:style-name="P171"><text:bookmark text:name="r115"/>valueOf</text:p>
        <text:p text:style-name="P56"><text:span text:style-name="Code2">public static </text:span><text:a xlink:type="simple" xlink:href="#r117"><text:span text:style-name="Code2"><text:span text:style-name="T56">ServiceScope</text:span></text:span></text:a><text:span text:style-name="Code2"> </text:span><text:span text:style-name="Code2"><text:span text:style-name="T51">valueOf</text:span></text:span><text:span text:style-name="Code2">(String name)</text:span></text:p>
        <text:p text:style-name="P105"/>
        <text:p text:style-name="P171"><text:bookmark text:name="r116"/>toString</text:p>
        <text:p text:style-name="P56"><text:span text:style-name="Code2">public String </text:span><text:span text:style-name="Code2"><text:span text:style-name="T51">toString</text:span></text:span><text:span text:style-name="Code2">()</text:span></text:p>
        <text:p text:style-name="P84">Overrides:</text:p>
        <text:p text:style-name="P107"><text:span text:style-name="Code2">toString</text:span><text:span text:style-name="Default_20_Paragraph_20_Font"><text:span text:style-name="T24"> in class </text:span></text:span><text:span text:style-name="Code2">Enum</text:span></text:p>
        <text:p text:style-name="P145"><text:bookmark text:name="r119"/>Package org.osgi.service.component.runtime</text:p>
        <text:p text:style-name="P74"><text:span text:style-name="Code_20_Small">@org.osgi.annotation.versioning.Version(value="1.3")</text:span></text:p>
        <text:p text:style-name="P75">Service Component Runtime Package Version 1.3.</text:p>
        <text:p text:style-name="P76">See:</text:p>
        <text:p text:style-name="P79"><text:a xlink:type="simple" xlink:href="#r118"><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69"><text:span text:style-name="Summary_20_Heading_20_Font1">Interface Summary</text:span></text:p>
            </table:table-cell>
            <table:covered-table-cell/>
            <table:table-cell table:style-name="Table48.A1" office:value-type="string">
              <text:p text:style-name="P70"><text:span text:style-name="Page_20_Reference_20_Font">Page</text:span></text:p>
            </table:table-cell>
          </table:table-row>
          <table:table-row table:style-name="Table48.1">
            <table:table-cell table:style-name="Table48.A2" office:value-type="string">
              <text:p text:style-name="P61"><text:a xlink:type="simple" xlink:href="#r170"><text:span text:style-name="T54">ServiceComponentRuntime</text:span></text:a></text:p>
            </table:table-cell>
            <table:table-cell table:style-name="Table48.A2" office:value-type="string">
              <text:p text:style-name="P65"><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64"><text:span text:style-name="Page_20_Reference_20_Font"><text:span text:style-name="T62"><text:bookmark-ref text:reference-format="page" text:ref-name="r170">76</text:bookmark-ref></text:span></text:span></text:p>
            </table:table-cell>
          </table:table-row>
        </table:table>
        <text:p text:style-name="P4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71"><text:span text:style-name="Summary_20_Heading_20_Font1"><text:span text:style-name="T1">Class Summary</text:span></text:span></text:p>
            </table:table-cell>
            <table:covered-table-cell/>
            <table:table-cell table:style-name="Table49.A1" office:value-type="string">
              <text:p text:style-name="P72"><text:span text:style-name="Page_20_Reference_20_Font"><text:span text:style-name="T15">Page</text:span></text:span></text:p>
            </table:table-cell>
          </table:table-row>
          <table:table-row table:style-name="Table49.1">
            <table:table-cell table:style-name="Table49.A2" office:value-type="string">
              <text:p text:style-name="P61"><text:a xlink:type="simple" xlink:href="#r124"><text:span text:style-name="T52">BoundReferenceDTO</text:span></text:a></text:p>
            </table:table-cell>
            <table:table-cell table:style-name="Table49.A2" office:value-type="string">
              <text:p text:style-name="P66">A representation of a bound reference to a service.</text:p>
            </table:table-cell>
            <table:table-cell table:style-name="Table49.A2" office:value-type="string">
              <text:p text:style-name="P67"><text:span text:style-name="Page_20_Reference_20_Font"><text:span text:style-name="T1"><text:bookmark-ref text:reference-format="page" text:ref-name="r124">64</text:bookmark-ref></text:span></text:span></text:p>
            </table:table-cell>
          </table:table-row>
          <table:table-row table:style-name="Table49.1">
            <table:table-cell table:style-name="Table49.A3" office:value-type="string">
              <text:p text:style-name="P61"><text:a xlink:type="simple" xlink:href="#r133"><text:span text:style-name="T52">ComponentConfigurationDTO</text:span></text:a></text:p>
            </table:table-cell>
            <table:table-cell table:style-name="Table49.A3" office:value-type="string">
              <text:p text:style-name="P66">A representation of an actual instance of a declared component description parameterized by component properties.</text:p>
            </table:table-cell>
            <table:table-cell table:style-name="Table49.A3" office:value-type="string">
              <text:p text:style-name="P67"><text:span text:style-name="Page_20_Reference_20_Font"><text:span text:style-name="T1"><text:bookmark-ref text:reference-format="page" text:ref-name="r133">66</text:bookmark-ref></text:span></text:span></text:p>
            </table:table-cell>
          </table:table-row>
          <table:table-row table:style-name="Table49.1">
            <table:table-cell table:style-name="Table49.A3" office:value-type="string">
              <text:p text:style-name="P61"><text:a xlink:type="simple" xlink:href="#r151"><text:span text:style-name="T52">ComponentDescriptionDTO</text:span></text:a></text:p>
            </table:table-cell>
            <table:table-cell table:style-name="Table49.A3" office:value-type="string">
              <text:p text:style-name="P66">A representation of a declared component description.</text:p>
            </table:table-cell>
            <table:table-cell table:style-name="Table49.A3" office:value-type="string">
              <text:p text:style-name="P67"><text:span text:style-name="Page_20_Reference_20_Font"><text:span text:style-name="T1"><text:bookmark-ref text:reference-format="page" text:ref-name="r151">69</text:bookmark-ref></text:span></text:span></text:p>
            </table:table-cell>
          </table:table-row>
          <table:table-row table:style-name="Table49.1">
            <table:table-cell table:style-name="Table49.A3" office:value-type="string">
              <text:p text:style-name="P61"><text:a xlink:type="simple" xlink:href="#r163"><text:span text:style-name="T52">ReferenceDTO</text:span></text:a></text:p>
            </table:table-cell>
            <table:table-cell table:style-name="Table49.A3" office:value-type="string">
              <text:p text:style-name="P66">A representation of a declared reference to a service.</text:p>
            </table:table-cell>
            <table:table-cell table:style-name="Table49.A3" office:value-type="string">
              <text:p text:style-name="P67"><text:span text:style-name="Page_20_Reference_20_Font"><text:span text:style-name="T1"><text:bookmark-ref text:reference-format="page" text:ref-name="r163">73</text:bookmark-ref></text:span></text:span></text:p>
            </table:table-cell>
          </table:table-row>
        </table:table>
        <text:p text:style-name="P87"><text:bookmark text:name="r118"/>Package org.osgi.service.component.runtime Description</text:p>
        <text:p text:style-name="P88">Service Component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runtime; version="[1.3,2.0)"</text:span></text:p>
        <text:p text:style-name="P88">Example import for providers implementing the API in this package:</text:p>
        <text:p text:style-name="P46"><text:span text:style-name="Code1">Import-Package: org.osgi.service.component.runtime; version="[1.3,1.4)"</text:span></text:p>
        <text:p text:style-name="P162"><text:bookmark text:name="r124"/>Class BoundReference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18" text:anchor-type="as-char" svg:width="0.1563in" svg:height="0.1457in" draw:z-index="37"><draw:image xlink:href="Pictures/100002000000000F0000000E443DCD33.png" xlink:type="simple" xlink:show="embed" xlink:actuate="onLoad"/></draw:frame></text:span><text:span text:style-name="Code2">org.osgi.dto.DTO</text:span></text:p>
        <text:p text:style-name="P48"><text:span text:style-name="Code2">      </text:span><text:span text:style-name="Code2"><draw:frame draw:style-name="fr4" draw:name="graphics19" text:anchor-type="as-char" svg:width="0.1563in" svg:height="0.1457in" draw:z-index="38"><draw:image xlink:href="Pictures/100002000000000F0000000E443DCD33.png" xlink:type="simple" xlink:show="embed" xlink:actuate="onLoad"/></draw:frame></text:span><text:span text:style-name="Code2"><text:span text:style-name="T51">org.osgi.service.component.runtime.BoundReferenceDTO</text:span></text:span></text:p>
        <text:p text:style-name="P77"/>
        <text:p text:style-name="P109"><text:span text:style-name="Code2">public class </text:span><text:span text:style-name="Code2"><text:span text:style-name="T51">BoundReferenceDTO</text:span></text:span></text:p>
        <text:p text:style-name="P56"><text:span text:style-name="Code2">extends org.osgi.dto.DTO</text:span></text:p>
        <text:p text:style-name="P58">A representation of a bound reference to a service.</text:p>
        <text:p text:style-name="P91">Since:</text:p>
        <text:p text:style-name="P85">1.3</text:p>
        <text:p text:style-name="P91">NotThreadSafe</text:p>
        <text:p text:style-name="P94"/>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95"><text:span text:style-name="Summary_20_Heading_20_Font2"><text:span text:style-name="T1">Field Summary</text:span></text:span></text:p>
            </table:table-cell>
            <table:covered-table-cell/>
            <table:table-cell table:style-name="Table50.A1" office:value-type="string">
              <text:p text:style-name="P96"><text:span text:style-name="Page_20_Reference_20_Font"><text:span text:style-name="T15">Page</text:span></text:span></text:p>
            </table:table-cell>
          </table:table-row>
          <table:table-row table:style-name="Table50.1">
            <table:table-cell table:style-name="Table50.A2" office:value-type="string">
              <text:p text:style-name="P99"><text:a xlink:type="simple" xlink:href="#r163"><text:span text:style-name="Code_20_Small1"><text:span text:style-name="T56">ReferenceDTO</text:span></text:span></text:a></text:p>
            </table:table-cell>
            <table:table-cell table:style-name="Table50.A2" office:value-type="string">
              <text:p text:style-name="P101"><text:a xlink:type="simple" xlink:href="#r120"><text:span text:style-name="Code2"><text:span text:style-name="T57">reference</text:span></text:span></text:a></text:p>
              <text:p text:style-name="P103">The declared reference.</text:p>
            </table:table-cell>
            <table:table-cell table:style-name="Table50.C2" office:value-type="string">
              <text:p text:style-name="P98"><text:span text:style-name="Page_20_Reference_20_Font"><text:span text:style-name="T1"><text:bookmark-ref text:reference-format="page" text:ref-name="r120">64</text:bookmark-ref></text:span></text:span></text:p>
            </table:table-cell>
          </table:table-row>
          <table:table-row table:style-name="Table50.1">
            <table:table-cell table:style-name="Table50.A3" office:value-type="string">
              <text:p text:style-name="P97"><text:span text:style-name="Code_20_Small1"><text:span text:style-name="T1">org.osgi.dto.framework.ServiceReferenceDTO[]</text:span></text:span></text:p>
            </table:table-cell>
            <table:table-cell table:style-name="Table50.A3" office:value-type="string">
              <text:p text:style-name="P101"><text:a xlink:type="simple" xlink:href="#r122"><text:span text:style-name="Code2"><text:span text:style-name="T57">serviceReferences</text:span></text:span></text:a></text:p>
              <text:p text:style-name="P103">The bound services.</text:p>
            </table:table-cell>
            <table:table-cell table:style-name="Table50.C3" office:value-type="string">
              <text:p text:style-name="P98"><text:span text:style-name="Page_20_Reference_20_Font"><text:span text:style-name="T1"><text:bookmark-ref text:reference-format="page" text:ref-name="r122">65</text:bookmark-ref></text:span></text:span></text:p>
            </table:table-cell>
          </table:table-row>
          <table:table-row table:style-name="Table50.1">
            <table:table-cell table:style-name="Table50.A3" office:value-type="string">
              <text:p text:style-name="P97"><text:span text:style-name="Code_20_Small1"><text:span text:style-name="T1">String</text:span></text:span></text:p>
            </table:table-cell>
            <table:table-cell table:style-name="Table50.A3" office:value-type="string">
              <text:p text:style-name="P101"><text:a xlink:type="simple" xlink:href="#r121"><text:span text:style-name="Code2"><text:span text:style-name="T57">target</text:span></text:span></text:a></text:p>
              <text:p text:style-name="P103">The target property of the bound reference.</text:p>
            </table:table-cell>
            <table:table-cell table:style-name="Table50.C3" office:value-type="string">
              <text:p text:style-name="P98"><text:span text:style-name="Page_20_Reference_20_Font"><text:span text:style-name="T1"><text:bookmark-ref text:reference-format="page" text:ref-name="r121">64</text:bookmark-ref></text:span></text:span></text:p>
            </table:table-cell>
          </table:table-row>
        </table:table>
        <text:p text:style-name="P45"/>
        <table:table table:name="Table52" table:style-name="Table52">
          <table:table-column table:style-name="Table52.A"/>
          <table:table-column table:style-name="Table52.B"/>
          <table:table-row table:style-name="Table52.1">
            <table:table-cell table:style-name="Table52.A1" office:value-type="string">
              <text:p text:style-name="P95"><text:span text:style-name="Summary_20_Heading_20_Font2"><text:span text:style-name="T1">Constructor Summary</text:span></text:span></text:p>
            </table:table-cell>
            <table:table-cell table:style-name="Table52.A1" office:value-type="string">
              <text:p text:style-name="P96"><text:span text:style-name="Page_20_Reference_20_Font"><text:span text:style-name="T15">Page</text:span></text:span></text:p>
            </table:table-cell>
          </table:table-row>
          <table:table-row table:style-name="Table52.1">
            <table:table-cell table:style-name="Table52.A2" office:value-type="string">
              <text:p text:style-name="P100"><text:a xlink:type="simple" xlink:href="#r123"><text:span text:style-name="Code2"><text:span text:style-name="T57">BoundReferenceDTO</text:span></text:span></text:a><text:span text:style-name="Code2"><text:span text:style-name="T1">()</text:span></text:span></text:p>
            </table:table-cell>
            <table:table-cell table:style-name="Table52.B2" office:value-type="string">
              <text:p text:style-name="P98"><text:span text:style-name="Page_20_Reference_20_Font"><text:span text:style-name="T1"><text:bookmark-ref text:reference-format="page" text:ref-name="r123">65</text:bookmark-ref></text:span></text:span></text:p>
            </table:table-cell>
          </table:table-row>
        </table:table>
        <text:p text:style-name="P45"/>
        <table:table table:name="Table53" table:style-name="Table53">
          <table:table-column table:style-name="Table53.A"/>
          <table:table-row table:style-name="Table53.1">
            <table:table-cell table:style-name="Table53.A1" office:value-type="string">
              <text:p text:style-name="P73">Methods inherited from class org.osgi.dto.DTO</text:p>
            </table:table-cell>
          </table:table-row>
          <table:table-row table:style-name="Table53.2">
            <table:table-cell table:style-name="Table53.A2" office:value-type="string">
              <text:p text:style-name="P68"><text:span text:style-name="Code2"><text:span text:style-name="T1">toString</text:span></text:span></text:p>
            </table:table-cell>
          </table:table-row>
        </table:table>
        <text:p text:style-name="P169">Field Detail</text:p>
        <text:p text:style-name="P172"><text:bookmark text:name="r120"/>reference</text:p>
        <text:p text:style-name="P56"><text:span text:style-name="Code2">public </text:span><text:a xlink:type="simple" xlink:href="#r163"><text:span text:style-name="Code2"><text:span text:style-name="T56">ReferenceDTO</text:span></text:span></text:a><text:span text:style-name="Code2"> </text:span><text:span text:style-name="Code2"><text:span text:style-name="T51">reference</text:span></text:span></text:p>
        <text:p text:style-name="P81">The declared reference.</text:p>
        <text:p text:style-name="P79"><text:span text:style-name="T24">This is the representation of the declaration of the reference from the </text:span><text:span text:style-name="Code2">reference</text:span><text:span text:style-name="Default_20_Paragraph_20_Font"><text:span text:style-name="T24"> element of the component description.</text:span></text:span></text:p>
        <text:p text:style-name="P105"/>
        <text:p text:style-name="P171"><text:bookmark text:name="r121"/>target</text:p>
        <text:p text:style-name="P56"><text:span text:style-name="Code2">public String </text:span><text:span text:style-name="Code2"><text:span text:style-name="T51">target</text:span></text:span></text:p>
        <text:p text:style-name="P81">The target property of the bound reference.</text:p>
        <text:p text:style-name="P79"><text:span text:style-name="T24">This is the value of the </text:span><text:a xlink:type="simple" xlink:href="#r130"><text:span text:style-name="Code2"><text:span text:style-name="T56">component property</text:span></text:span></text:a><text:span text:style-name="Default_20_Paragraph_20_Font"><text:span text:style-name="T24"> whose name is the concatenation of the </text:span></text:span><text:a xlink:type="simple" xlink:href="#r152"><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05"/>
        <text:p text:style-name="P171"><text:bookmark text:name="r122"/><text:soft-page-break/>serviceReferences</text:p>
        <text:p text:style-name="P56"><text:span text:style-name="Code2">public org.osgi.dto.framework.ServiceReferenceDTO[] </text:span><text:span text:style-name="Code2"><text:span text:style-name="T51">serviceReferences</text:span></text:span></text:p>
        <text:p text:style-name="P81">The bound services.</text:p>
        <text:p text:style-name="P79"><text:span text:style-name="T24">Each </text:span><text:span text:style-name="Code2">org.osgi.dto.framework.ServiceReferenceDTO</text:span><text:span text:style-name="Default_20_Paragraph_20_Font"><text:span text:style-name="T24"> in the array represents a service bound to the component configuration.</text:span></text:span></text:p>
        <text:p text:style-name="P170">Constructor Detail</text:p>
        <text:p text:style-name="P172"><text:bookmark text:name="r123"/>BoundReferenceDTO</text:p>
        <text:p text:style-name="P56"><text:span text:style-name="Code2">public </text:span><text:span text:style-name="Code2"><text:span text:style-name="T51">BoundReferenceDTO</text:span></text:span><text:span text:style-name="Code2">()</text:span></text:p>
        <text:p text:style-name="P163"><text:bookmark text:name="r133"/>Class ComponentConfiguration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20" text:anchor-type="as-char" svg:width="0.1563in" svg:height="0.1457in" draw:z-index="39"><draw:image xlink:href="Pictures/100002000000000F0000000E443DCD33.png" xlink:type="simple" xlink:show="embed" xlink:actuate="onLoad"/></draw:frame></text:span><text:span text:style-name="Code2">org.osgi.dto.DTO</text:span></text:p>
        <text:p text:style-name="P48"><text:span text:style-name="Code2">      </text:span><text:span text:style-name="Code2"><draw:frame draw:style-name="fr4" draw:name="graphics21" text:anchor-type="as-char" svg:width="0.1563in" svg:height="0.1457in" draw:z-index="40"><draw:image xlink:href="Pictures/100002000000000F0000000E443DCD33.png" xlink:type="simple" xlink:show="embed" xlink:actuate="onLoad"/></draw:frame></text:span><text:span text:style-name="Code2"><text:span text:style-name="T51">org.osgi.service.component.runtime.ComponentConfigurationDTO</text:span></text:span></text:p>
        <text:p text:style-name="P77"/>
        <text:p text:style-name="P109"><text:span text:style-name="Code2">public class </text:span><text:span text:style-name="Code2"><text:span text:style-name="T51">ComponentConfigurationDTO</text:span></text:span></text:p>
        <text:p text:style-name="P56"><text:span text:style-name="Code2">extends org.osgi.dto.DTO</text:span></text:p>
        <text:p text:style-name="P58">A representation of an actual instance of a declared component description parameterized by component properties.</text:p>
        <text:p text:style-name="P91">Since:</text:p>
        <text:p text:style-name="P85">1.3</text:p>
        <text:p text:style-name="P91">NotThreadSafe</text:p>
        <text:p text:style-name="P94"/>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95"><text:span text:style-name="Summary_20_Heading_20_Font2"><text:span text:style-name="T1">Field Summary</text:span></text:span></text:p>
            </table:table-cell>
            <table:covered-table-cell/>
            <table:table-cell table:style-name="Table54.A1" office:value-type="string">
              <text:p text:style-name="P96"><text:span text:style-name="Page_20_Reference_20_Font"><text:span text:style-name="T15">Page</text:span></text:span></text:p>
            </table:table-cell>
          </table:table-row>
          <table:table-row table:style-name="Table54.1">
            <table:table-cell table:style-name="Table54.A2" office:value-type="string">
              <text:p text:style-name="P97"><text:span text:style-name="Code_20_Small1"><text:span text:style-name="T1">static int</text:span></text:span></text:p>
            </table:table-cell>
            <table:table-cell table:style-name="Table54.A2" office:value-type="string">
              <text:p text:style-name="P101"><text:a xlink:type="simple" xlink:href="#r127"><text:span text:style-name="Code2"><text:span text:style-name="T57">ACTIVE</text:span></text:span></text:a></text:p>
              <text:p text:style-name="P103">The component configuration is active.</text:p>
            </table:table-cell>
            <table:table-cell table:style-name="Table54.C2" office:value-type="string">
              <text:p text:style-name="P98"><text:span text:style-name="Page_20_Reference_20_Font"><text:span text:style-name="T1"><text:bookmark-ref text:reference-format="page" text:ref-name="r127">67</text:bookmark-ref></text:span></text:span></text:p>
            </table:table-cell>
          </table:table-row>
          <table:table-row table:style-name="Table54.1">
            <table:table-cell table:style-name="Table54.A3" office:value-type="string">
              <text:p text:style-name="P99"><text:a xlink:type="simple" xlink:href="#r124"><text:span text:style-name="Code_20_Small1"><text:span text:style-name="T56">BoundReferenceDTO</text:span></text:span></text:a><text:span text:style-name="Code_20_Small1"><text:span text:style-name="T1">[]</text:span></text:span></text:p>
            </table:table-cell>
            <table:table-cell table:style-name="Table54.A3" office:value-type="string">
              <text:p text:style-name="P101"><text:a xlink:type="simple" xlink:href="#r131"><text:span text:style-name="Code2"><text:span text:style-name="T57">boundReferences</text:span></text:span></text:a></text:p>
              <text:p text:style-name="P103">The currently bound references.</text:p>
            </table:table-cell>
            <table:table-cell table:style-name="Table54.C3" office:value-type="string">
              <text:p text:style-name="P98"><text:span text:style-name="Page_20_Reference_20_Font"><text:span text:style-name="T1"><text:bookmark-ref text:reference-format="page" text:ref-name="r131">67</text:bookmark-ref></text:span></text:span></text:p>
            </table:table-cell>
          </table:table-row>
          <table:table-row table:style-name="Table54.1">
            <table:table-cell table:style-name="Table54.A3" office:value-type="string">
              <text:p text:style-name="P99"><text:a xlink:type="simple" xlink:href="#r151"><text:span text:style-name="Code_20_Small1"><text:span text:style-name="T56">ComponentDescriptionDTO</text:span></text:span></text:a></text:p>
            </table:table-cell>
            <table:table-cell table:style-name="Table54.A3" office:value-type="string">
              <text:p text:style-name="P101"><text:a xlink:type="simple" xlink:href="#r128"><text:span text:style-name="Code2"><text:span text:style-name="T57">description</text:span></text:span></text:a></text:p>
              <text:p text:style-name="P103">The representation of the component configuration's component description.</text:p>
            </table:table-cell>
            <table:table-cell table:style-name="Table54.C3" office:value-type="string">
              <text:p text:style-name="P98"><text:span text:style-name="Page_20_Reference_20_Font"><text:span text:style-name="T1"><text:bookmark-ref text:reference-format="page" text:ref-name="r128">67</text:bookmark-ref></text:span></text:span></text:p>
            </table:table-cell>
          </table:table-row>
          <table:table-row table:style-name="Table54.1">
            <table:table-cell table:style-name="Table54.A3" office:value-type="string">
              <text:p text:style-name="P97"><text:span text:style-name="Code_20_Small1"><text:span text:style-name="T1">Map&lt;String,Object&gt;</text:span></text:span></text:p>
            </table:table-cell>
            <table:table-cell table:style-name="Table54.A3" office:value-type="string">
              <text:p text:style-name="P101"><text:a xlink:type="simple" xlink:href="#r130"><text:span text:style-name="Code2"><text:span text:style-name="T57">properties</text:span></text:span></text:a></text:p>
              <text:p text:style-name="P103">The component properties for the component configuration.</text:p>
            </table:table-cell>
            <table:table-cell table:style-name="Table54.C3" office:value-type="string">
              <text:p text:style-name="P98"><text:span text:style-name="Page_20_Reference_20_Font"><text:span text:style-name="T1"><text:bookmark-ref text:reference-format="page" text:ref-name="r130">67</text:bookmark-ref></text:span></text:span></text:p>
            </table:table-cell>
          </table:table-row>
          <table:table-row table:style-name="Table54.1">
            <table:table-cell table:style-name="Table54.A3" office:value-type="string">
              <text:p text:style-name="P97"><text:span text:style-name="Code_20_Small1"><text:span text:style-name="T1">static int</text:span></text:span></text:p>
            </table:table-cell>
            <table:table-cell table:style-name="Table54.A3" office:value-type="string">
              <text:p text:style-name="P101"><text:a xlink:type="simple" xlink:href="#r126"><text:span text:style-name="Code2"><text:span text:style-name="T57">SATISFIED</text:span></text:span></text:a></text:p>
              <text:p text:style-name="P103">The component configuration is satisfied.</text:p>
            </table:table-cell>
            <table:table-cell table:style-name="Table54.C3" office:value-type="string">
              <text:p text:style-name="P98"><text:span text:style-name="Page_20_Reference_20_Font"><text:span text:style-name="T1"><text:bookmark-ref text:reference-format="page" text:ref-name="r126">67</text:bookmark-ref></text:span></text:span></text:p>
            </table:table-cell>
          </table:table-row>
          <table:table-row table:style-name="Table54.1">
            <table:table-cell table:style-name="Table54.A3" office:value-type="string">
              <text:p text:style-name="P97"><text:span text:style-name="Code_20_Small1"><text:span text:style-name="T1">int</text:span></text:span></text:p>
            </table:table-cell>
            <table:table-cell table:style-name="Table54.A3" office:value-type="string">
              <text:p text:style-name="P101"><text:a xlink:type="simple" xlink:href="#r129"><text:span text:style-name="Code2"><text:span text:style-name="T57">state</text:span></text:span></text:a></text:p>
              <text:p text:style-name="P103">The current state of the component configuration.</text:p>
            </table:table-cell>
            <table:table-cell table:style-name="Table54.C3" office:value-type="string">
              <text:p text:style-name="P98"><text:span text:style-name="Page_20_Reference_20_Font"><text:span text:style-name="T1"><text:bookmark-ref text:reference-format="page" text:ref-name="r129">67</text:bookmark-ref></text:span></text:span></text:p>
            </table:table-cell>
          </table:table-row>
          <table:table-row table:style-name="Table54.1">
            <table:table-cell table:style-name="Table54.A3" office:value-type="string">
              <text:p text:style-name="P97"><text:span text:style-name="Code_20_Small1"><text:span text:style-name="T1">static int</text:span></text:span></text:p>
            </table:table-cell>
            <table:table-cell table:style-name="Table54.A3" office:value-type="string">
              <text:p text:style-name="P101"><text:a xlink:type="simple" xlink:href="#r125"><text:span text:style-name="Code2"><text:span text:style-name="T57">UNSATISFIED</text:span></text:span></text:a></text:p>
              <text:p text:style-name="P103">The component configuration is unsatisfied.</text:p>
            </table:table-cell>
            <table:table-cell table:style-name="Table54.C3" office:value-type="string">
              <text:p text:style-name="P98"><text:span text:style-name="Page_20_Reference_20_Font"><text:span text:style-name="T1"><text:bookmark-ref text:reference-format="page" text:ref-name="r125">66</text:bookmark-ref></text:span></text:span></text:p>
            </table:table-cell>
          </table:table-row>
        </table:table>
        <text:p text:style-name="P45"/>
        <table:table table:name="Table56" table:style-name="Table56">
          <table:table-column table:style-name="Table56.A"/>
          <table:table-column table:style-name="Table56.B"/>
          <table:table-row table:style-name="Table56.1">
            <table:table-cell table:style-name="Table56.A1" office:value-type="string">
              <text:p text:style-name="P95"><text:span text:style-name="Summary_20_Heading_20_Font2"><text:span text:style-name="T1">Constructor Summary</text:span></text:span></text:p>
            </table:table-cell>
            <table:table-cell table:style-name="Table56.A1" office:value-type="string">
              <text:p text:style-name="P96"><text:span text:style-name="Page_20_Reference_20_Font"><text:span text:style-name="T15">Page</text:span></text:span></text:p>
            </table:table-cell>
          </table:table-row>
          <table:table-row table:style-name="Table56.1">
            <table:table-cell table:style-name="Table56.A2" office:value-type="string">
              <text:p text:style-name="P100"><text:a xlink:type="simple" xlink:href="#r132"><text:span text:style-name="Code2"><text:span text:style-name="T57">ComponentConfigurationDTO</text:span></text:span></text:a><text:span text:style-name="Code2"><text:span text:style-name="T1">()</text:span></text:span></text:p>
            </table:table-cell>
            <table:table-cell table:style-name="Table56.B2" office:value-type="string">
              <text:p text:style-name="P98"><text:span text:style-name="Page_20_Reference_20_Font"><text:span text:style-name="T1"><text:bookmark-ref text:reference-format="page" text:ref-name="r132">68</text:bookmark-ref></text:span></text:span></text:p>
            </table:table-cell>
          </table:table-row>
        </table:table>
        <text:p text:style-name="P45"/>
        <table:table table:name="Table57" table:style-name="Table57">
          <table:table-column table:style-name="Table57.A"/>
          <table:table-row table:style-name="Table57.1">
            <table:table-cell table:style-name="Table57.A1" office:value-type="string">
              <text:p text:style-name="P73">Methods inherited from class org.osgi.dto.DTO</text:p>
            </table:table-cell>
          </table:table-row>
          <table:table-row table:style-name="Table57.2">
            <table:table-cell table:style-name="Table57.A2" office:value-type="string">
              <text:p text:style-name="P68"><text:span text:style-name="Code2"><text:span text:style-name="T1">toString</text:span></text:span></text:p>
            </table:table-cell>
          </table:table-row>
        </table:table>
        <text:p text:style-name="P169">Field Detail</text:p>
        <text:p text:style-name="P172"><text:bookmark text:name="r125"/>UNSATISFIED</text:p>
        <text:p text:style-name="P56"><text:span text:style-name="Code2">public static final int </text:span><text:span text:style-name="Code2"><text:span text:style-name="T51">UNSATISFIED</text:span></text:span><text:span text:style-name="Code2"> = 1</text:span></text:p>
        <text:p text:style-name="P81">The component configuration is unsatisfied.</text:p>
        <text:p text:style-name="P79"><text:span text:style-name="T24">This is the initial state of a component configuration. When the component configuration becomes satisfied it enters the </text:span><text:a xlink:type="simple" xlink:href="#r126"><text:span text:style-name="Code2"><text:span text:style-name="T56">SATISFIED</text:span></text:span></text:a><text:span text:style-name="Default_20_Paragraph_20_Font"><text:span text:style-name="T24"> state.</text:span></text:span></text:p>
        <text:p text:style-name="P105"/>
        <text:p text:style-name="P171"><text:bookmark text:name="r126"/><text:soft-page-break/>SATISFIED</text:p>
        <text:p text:style-name="P56"><text:span text:style-name="Code2">public static final int </text:span><text:span text:style-name="Code2"><text:span text:style-name="T51">SATISFIED</text:span></text:span><text:span text:style-name="Code2"> = 2</text:span></text:p>
        <text:p text:style-name="P81">The component configuration is satisfied.</text:p>
        <text:p text:style-name="P79"><text:span text:style-name="T24">Any </text:span><text:a xlink:type="simple" xlink:href="#r141"><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25"><text:span text:style-name="Code2"><text:span text:style-name="T56">UNSATISFIED</text:span></text:span></text:a><text:span text:style-name="Default_20_Paragraph_20_Font"><text:span text:style-name="T24"> state.</text:span></text:span></text:p>
        <text:p text:style-name="P105"/>
        <text:p text:style-name="P171"><text:bookmark text:name="r127"/>ACTIVE</text:p>
        <text:p text:style-name="P56"><text:span text:style-name="Code2">public static final int </text:span><text:span text:style-name="Code2"><text:span text:style-name="T51">ACTIVE</text:span></text:span><text:span text:style-name="Code2"> = 4</text:span></text:p>
        <text:p text:style-name="P81">The component configuration is active.</text:p>
        <text:p text:style-name="P79"><text:span text:style-name="T24">This is the normal operational state of a component configuration. The component configuration will move to the </text:span><text:a xlink:type="simple" xlink:href="#r126"><text:span text:style-name="Code2"><text:span text:style-name="T56">SATISFIED</text:span></text:span></text:a><text:span text:style-name="Default_20_Paragraph_20_Font"><text:span text:style-name="T24"> state when it is deactivated.</text:span></text:span></text:p>
        <text:p text:style-name="P105"/>
        <text:p text:style-name="P171"><text:bookmark text:name="r128"/>description</text:p>
        <text:p text:style-name="P56"><text:span text:style-name="Code2">public </text:span><text:a xlink:type="simple" xlink:href="#r151"><text:span text:style-name="Code2"><text:span text:style-name="T56">ComponentDescriptionDTO</text:span></text:span></text:a><text:span text:style-name="Code2"> </text:span><text:span text:style-name="Code2"><text:span text:style-name="T51">description</text:span></text:span></text:p>
        <text:p text:style-name="P80">The representation of the component configuration's component description.</text:p>
        <text:p text:style-name="P105"/>
        <text:p text:style-name="P171"><text:bookmark text:name="r129"/>state</text:p>
        <text:p text:style-name="P56"><text:span text:style-name="Code2">public int </text:span><text:span text:style-name="Code2"><text:span text:style-name="T51">state</text:span></text:span></text:p>
        <text:p text:style-name="P81">The current state of the component configuration.</text:p>
        <text:p text:style-name="P79"><text:span text:style-name="T24">This is one of </text:span><text:a xlink:type="simple" xlink:href="#r125"><text:span text:style-name="Code2"><text:span text:style-name="T56">UNSATISFIED</text:span></text:span></text:a><text:span text:style-name="Default_20_Paragraph_20_Font"><text:span text:style-name="T24">, </text:span></text:span><text:a xlink:type="simple" xlink:href="#r126"><text:span text:style-name="Code2"><text:span text:style-name="T56">SATISFIED</text:span></text:span></text:a><text:span text:style-name="Default_20_Paragraph_20_Font"><text:span text:style-name="T24"> or </text:span></text:span><text:a xlink:type="simple" xlink:href="#r127"><text:span text:style-name="Code2"><text:span text:style-name="T56">ACTIVE</text:span></text:span></text:a><text:span text:style-name="Default_20_Paragraph_20_Font"><text:span text:style-name="T24">.</text:span></text:span></text:p>
        <text:p text:style-name="P105"/>
        <text:p text:style-name="P171"><text:bookmark text:name="r130"/>properties</text:p>
        <text:p text:style-name="P56"><text:span text:style-name="Code2">public Map&lt;String,Object&gt; </text:span><text:span text:style-name="Code2"><text:span text:style-name="T51">properties</text:span></text:span></text:p>
        <text:p text:style-name="P80">The component properties for the component configuration.</text:p>
        <text:p text:style-name="P84">See Also:</text:p>
        <text:p text:style-name="P107"><text:a xlink:type="simple" xlink:href="#r17"><text:span text:style-name="Code2"><text:span text:style-name="T56">ComponentContext.getProperties()</text:span></text:span></text:a></text:p>
        <text:p text:style-name="P108"/>
        <text:p text:style-name="P171"><text:bookmark text:name="r131"/>boundReferences</text:p>
        <text:p text:style-name="P56"><text:span text:style-name="Code2">public </text:span><text:a xlink:type="simple" xlink:href="#r124"><text:span text:style-name="Code2"><text:span text:style-name="T56">BoundReferenceDTO</text:span></text:span></text:a><text:span text:style-name="Code2">[] </text:span><text:span text:style-name="Code2"><text:span text:style-name="T51">boundReferences</text:span></text:span></text:p>
        <text:p text:style-name="P81">The currently bound references.</text:p>
        <text:p text:style-name="P79"><text:span text:style-name="T24">Each </text:span><text:a xlink:type="simple" xlink:href="#r124"><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70"><text:soft-page-break/>Constructor Detail</text:p>
        <text:p text:style-name="P172"><text:bookmark text:name="r132"/>ComponentConfigurationDTO</text:p>
        <text:p text:style-name="P56"><text:span text:style-name="Code2">public </text:span><text:span text:style-name="Code2"><text:span text:style-name="T51">ComponentConfigurationDTO</text:span></text:span><text:span text:style-name="Code2">()</text:span></text:p>
        <text:p text:style-name="P164"><text:bookmark text:name="r151"/>Class ComponentDescription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22" text:anchor-type="as-char" svg:width="0.1563in" svg:height="0.1457in" draw:z-index="41"><draw:image xlink:href="Pictures/100002000000000F0000000E443DCD33.png" xlink:type="simple" xlink:show="embed" xlink:actuate="onLoad"/></draw:frame></text:span><text:span text:style-name="Code2">org.osgi.dto.DTO</text:span></text:p>
        <text:p text:style-name="P48"><text:span text:style-name="Code2">      </text:span><text:span text:style-name="Code2"><draw:frame draw:style-name="fr4" draw:name="graphics23" text:anchor-type="as-char" svg:width="0.1563in" svg:height="0.1457in" draw:z-index="42"><draw:image xlink:href="Pictures/100002000000000F0000000E443DCD33.png" xlink:type="simple" xlink:show="embed" xlink:actuate="onLoad"/></draw:frame></text:span><text:span text:style-name="Code2"><text:span text:style-name="T51">org.osgi.service.component.runtime.ComponentDescriptionDTO</text:span></text:span></text:p>
        <text:p text:style-name="P77"/>
        <text:p text:style-name="P109"><text:span text:style-name="Code2">public class </text:span><text:span text:style-name="Code2"><text:span text:style-name="T51">ComponentDescriptionDTO</text:span></text:span></text:p>
        <text:p text:style-name="P56"><text:span text:style-name="Code2">extends org.osgi.dto.DTO</text:span></text:p>
        <text:p text:style-name="P58">A representation of a declared component description.</text:p>
        <text:p text:style-name="P91">Since:</text:p>
        <text:p text:style-name="P85">1.3</text:p>
        <text:p text:style-name="P91">NotThreadSafe</text:p>
        <text:p text:style-name="P94"/>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95"><text:span text:style-name="Summary_20_Heading_20_Font2"><text:span text:style-name="T1">Field Summary</text:span></text:span></text:p>
            </table:table-cell>
            <table:covered-table-cell/>
            <table:table-cell table:style-name="Table58.A1" office:value-type="string">
              <text:p text:style-name="P96"><text:span text:style-name="Page_20_Reference_20_Font"><text:span text:style-name="T15">Page</text:span></text:span></text:p>
            </table:table-cell>
          </table:table-row>
          <table:table-row table:style-name="Table58.1">
            <table:table-cell table:style-name="Table58.A2" office:value-type="string">
              <text:p text:style-name="P97"><text:span text:style-name="Code_20_Small1"><text:span text:style-name="T1">String</text:span></text:span></text:p>
            </table:table-cell>
            <table:table-cell table:style-name="Table58.A2" office:value-type="string">
              <text:p text:style-name="P101"><text:a xlink:type="simple" xlink:href="#r144"><text:span text:style-name="Code2"><text:span text:style-name="T57">activate</text:span></text:span></text:a></text:p>
              <text:p text:style-name="P103">The name of the activate method.</text:p>
            </table:table-cell>
            <table:table-cell table:style-name="Table58.C2" office:value-type="string">
              <text:p text:style-name="P98"><text:span text:style-name="Page_20_Reference_20_Font"><text:span text:style-name="T1"><text:bookmark-ref text:reference-format="page" text:ref-name="r144">71</text:bookmark-ref></text:span></text:span></text:p>
            </table:table-cell>
          </table:table-row>
          <table:table-row table:style-name="Table58.1">
            <table:table-cell table:style-name="Table58.A3" office:value-type="string">
              <text:p text:style-name="P97"><text:span text:style-name="Code_20_Small1"><text:span text:style-name="T1">org.osgi.dto.framework.BundleDTO</text:span></text:span></text:p>
            </table:table-cell>
            <table:table-cell table:style-name="Table58.A3" office:value-type="string">
              <text:p text:style-name="P101"><text:a xlink:type="simple" xlink:href="#r135"><text:span text:style-name="Code2"><text:span text:style-name="T57">bundle</text:span></text:span></text:a></text:p>
              <text:p text:style-name="P103">The bundle declaring the component description.</text:p>
            </table:table-cell>
            <table:table-cell table:style-name="Table58.C3" office:value-type="string">
              <text:p text:style-name="P98"><text:span text:style-name="Page_20_Reference_20_Font"><text:span text:style-name="T1"><text:bookmark-ref text:reference-format="page" text:ref-name="r135">70</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8"><text:span text:style-name="Code2"><text:span text:style-name="T57">configurationPid</text:span></text:span></text:a></text:p>
              <text:p text:style-name="P103">The configuration pid.</text:p>
            </table:table-cell>
            <table:table-cell table:style-name="Table58.C3" office:value-type="string">
              <text:p text:style-name="P98"><text:span text:style-name="Page_20_Reference_20_Font"><text:span text:style-name="T1"><text:bookmark-ref text:reference-format="page" text:ref-name="r148">72</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7"><text:span text:style-name="Code2"><text:span text:style-name="T57">configurationPolicy</text:span></text:span></text:a></text:p>
              <text:p text:style-name="P103">The configuration policy.</text:p>
            </table:table-cell>
            <table:table-cell table:style-name="Table58.C3" office:value-type="string">
              <text:p text:style-name="P98"><text:span text:style-name="Page_20_Reference_20_Font"><text:span text:style-name="T1"><text:bookmark-ref text:reference-format="page" text:ref-name="r147">72</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5"><text:span text:style-name="Code2"><text:span text:style-name="T57">deactivate</text:span></text:span></text:a></text:p>
              <text:p text:style-name="P103">The name of the deactivate method.</text:p>
            </table:table-cell>
            <table:table-cell table:style-name="Table58.C3" office:value-type="string">
              <text:p text:style-name="P98"><text:span text:style-name="Page_20_Reference_20_Font"><text:span text:style-name="T1"><text:bookmark-ref text:reference-format="page" text:ref-name="r145">72</text:bookmark-ref></text:span></text:span></text:p>
            </table:table-cell>
          </table:table-row>
          <table:table-row table:style-name="Table58.1">
            <table:table-cell table:style-name="Table58.A3" office:value-type="string">
              <text:p text:style-name="P97"><text:span text:style-name="Code_20_Small1"><text:span text:style-name="T1">boolean</text:span></text:span></text:p>
            </table:table-cell>
            <table:table-cell table:style-name="Table58.A3" office:value-type="string">
              <text:p text:style-name="P101"><text:a xlink:type="simple" xlink:href="#r139"><text:span text:style-name="Code2"><text:span text:style-name="T57">defaultEnabled</text:span></text:span></text:a></text:p>
              <text:p text:style-name="P103">The initial enabled state.</text:p>
            </table:table-cell>
            <table:table-cell table:style-name="Table58.C3" office:value-type="string">
              <text:p text:style-name="P98"><text:span text:style-name="Page_20_Reference_20_Font"><text:span text:style-name="T1"><text:bookmark-ref text:reference-format="page" text:ref-name="r139">71</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6"><text:span text:style-name="Code2"><text:span text:style-name="T57">factory</text:span></text:span></text:a></text:p>
              <text:p text:style-name="P103">The component factory name.</text:p>
            </table:table-cell>
            <table:table-cell table:style-name="Table58.C3" office:value-type="string">
              <text:p text:style-name="P98"><text:span text:style-name="Page_20_Reference_20_Font"><text:span text:style-name="T1"><text:bookmark-ref text:reference-format="page" text:ref-name="r136">70</text:bookmark-ref></text:span></text:span></text:p>
            </table:table-cell>
          </table:table-row>
          <table:table-row table:style-name="Table58.1">
            <table:table-cell table:style-name="Table58.A3" office:value-type="string">
              <text:p text:style-name="P97"><text:span text:style-name="Code_20_Small1"><text:span text:style-name="T1">long</text:span></text:span></text:p>
            </table:table-cell>
            <table:table-cell table:style-name="Table58.A3" office:value-type="string">
              <text:p text:style-name="P101"><text:a xlink:type="simple" xlink:href="#r149"><text:span text:style-name="Code2"><text:span text:style-name="T57">id</text:span></text:span></text:a></text:p>
              <text:p text:style-name="P103">The id of the component description.</text:p>
            </table:table-cell>
            <table:table-cell table:style-name="Table58.C3" office:value-type="string">
              <text:p text:style-name="P98"><text:span text:style-name="Page_20_Reference_20_Font"><text:span text:style-name="T1"><text:bookmark-ref text:reference-format="page" text:ref-name="r149">72</text:bookmark-ref></text:span></text:span></text:p>
            </table:table-cell>
          </table:table-row>
          <table:table-row table:style-name="Table58.1">
            <table:table-cell table:style-name="Table58.A3" office:value-type="string">
              <text:p text:style-name="P97"><text:span text:style-name="Code_20_Small1"><text:span text:style-name="T1">boolean</text:span></text:span></text:p>
            </table:table-cell>
            <table:table-cell table:style-name="Table58.A3" office:value-type="string">
              <text:p text:style-name="P101"><text:a xlink:type="simple" xlink:href="#r140"><text:span text:style-name="Code2"><text:span text:style-name="T57">immediate</text:span></text:span></text:a></text:p>
              <text:p text:style-name="P103">The immediate state.</text:p>
            </table:table-cell>
            <table:table-cell table:style-name="Table58.C3" office:value-type="string">
              <text:p text:style-name="P98"><text:span text:style-name="Page_20_Reference_20_Font"><text:span text:style-name="T1"><text:bookmark-ref text:reference-format="page" text:ref-name="r140">71</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8"><text:span text:style-name="Code2"><text:span text:style-name="T57">implementationClass</text:span></text:span></text:a></text:p>
              <text:p text:style-name="P103">The fully qualified name of the implementation class.</text:p>
            </table:table-cell>
            <table:table-cell table:style-name="Table58.C3" office:value-type="string">
              <text:p text:style-name="P98"><text:span text:style-name="Page_20_Reference_20_Font"><text:span text:style-name="T1"><text:bookmark-ref text:reference-format="page" text:ref-name="r138">70</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6"><text:span text:style-name="Code2"><text:span text:style-name="T57">modified</text:span></text:span></text:a></text:p>
              <text:p text:style-name="P103">The name of the modified method.</text:p>
            </table:table-cell>
            <table:table-cell table:style-name="Table58.C3" office:value-type="string">
              <text:p text:style-name="P98"><text:span text:style-name="Page_20_Reference_20_Font"><text:span text:style-name="T1"><text:bookmark-ref text:reference-format="page" text:ref-name="r146">72</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4"><text:span text:style-name="Code2"><text:span text:style-name="T57">name</text:span></text:span></text:a></text:p>
              <text:p text:style-name="P103">The name of the component.</text:p>
            </table:table-cell>
            <table:table-cell table:style-name="Table58.C3" office:value-type="string">
              <text:p text:style-name="P98"><text:span text:style-name="Page_20_Reference_20_Font"><text:span text:style-name="T1"><text:bookmark-ref text:reference-format="page" text:ref-name="r134">70</text:bookmark-ref></text:span></text:span></text:p>
            </table:table-cell>
          </table:table-row>
          <table:table-row table:style-name="Table58.1">
            <table:table-cell table:style-name="Table58.A3" office:value-type="string">
              <text:p text:style-name="P97"><text:span text:style-name="Code_20_Small1"><text:span text:style-name="T1">Map&lt;String,Object&gt;</text:span></text:span></text:p>
            </table:table-cell>
            <table:table-cell table:style-name="Table58.A3" office:value-type="string">
              <text:p text:style-name="P101"><text:a xlink:type="simple" xlink:href="#r142"><text:span text:style-name="Code2"><text:span text:style-name="T57">properties</text:span></text:span></text:a></text:p>
              <text:p text:style-name="P103">The declared component properties.</text:p>
            </table:table-cell>
            <table:table-cell table:style-name="Table58.C3" office:value-type="string">
              <text:p text:style-name="P98"><text:span text:style-name="Page_20_Reference_20_Font"><text:span text:style-name="T1"><text:bookmark-ref text:reference-format="page" text:ref-name="r142">71</text:bookmark-ref></text:span></text:span></text:p>
            </table:table-cell>
          </table:table-row>
          <table:table-row table:style-name="Table58.1">
            <table:table-cell table:style-name="Table58.A3" office:value-type="string">
              <text:p text:style-name="P99"><text:a xlink:type="simple" xlink:href="#r163"><text:span text:style-name="Code_20_Small1"><text:span text:style-name="T56">ReferenceDTO</text:span></text:span></text:a><text:span text:style-name="Code_20_Small1"><text:span text:style-name="T1">[]</text:span></text:span></text:p>
            </table:table-cell>
            <table:table-cell table:style-name="Table58.A3" office:value-type="string">
              <text:p text:style-name="P101"><text:a xlink:type="simple" xlink:href="#r143"><text:span text:style-name="Code2"><text:span text:style-name="T57">references</text:span></text:span></text:a></text:p>
              <text:p text:style-name="P103">The referenced services.</text:p>
            </table:table-cell>
            <table:table-cell table:style-name="Table58.C3" office:value-type="string">
              <text:p text:style-name="P98"><text:span text:style-name="Page_20_Reference_20_Font"><text:span text:style-name="T1"><text:bookmark-ref text:reference-format="page" text:ref-name="r143">71</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37"><text:span text:style-name="Code2"><text:span text:style-name="T57">scope</text:span></text:span></text:a></text:p>
              <text:p text:style-name="P103">The service scope.</text:p>
            </table:table-cell>
            <table:table-cell table:style-name="Table58.C3" office:value-type="string">
              <text:p text:style-name="P98"><text:span text:style-name="Page_20_Reference_20_Font"><text:span text:style-name="T1"><text:bookmark-ref text:reference-format="page" text:ref-name="r137">70</text:bookmark-ref></text:span></text:span></text:p>
            </table:table-cell>
          </table:table-row>
          <table:table-row table:style-name="Table58.1">
            <table:table-cell table:style-name="Table58.A3" office:value-type="string">
              <text:p text:style-name="P97"><text:span text:style-name="Code_20_Small1"><text:span text:style-name="T1">String[]</text:span></text:span></text:p>
            </table:table-cell>
            <table:table-cell table:style-name="Table58.A3" office:value-type="string">
              <text:p text:style-name="P101"><text:a xlink:type="simple" xlink:href="#r141"><text:span text:style-name="Code2"><text:span text:style-name="T57">serviceInterfaces</text:span></text:span></text:a></text:p>
              <text:p text:style-name="P103">The fully qualified names of the service interfaces.</text:p>
            </table:table-cell>
            <table:table-cell table:style-name="Table58.C3" office:value-type="string">
              <text:p text:style-name="P98"><text:span text:style-name="Page_20_Reference_20_Font"><text:span text:style-name="T1"><text:bookmark-ref text:reference-format="page" text:ref-name="r141">71</text:bookmark-ref></text:span></text:span></text:p>
            </table:table-cell>
          </table:table-row>
        </table:table>
        <text:p text:style-name="P45"/>
        <table:table table:name="Table60" table:style-name="Table60">
          <table:table-column table:style-name="Table60.A"/>
          <table:table-column table:style-name="Table60.B"/>
          <text:soft-page-break/>
          <table:table-row table:style-name="Table60.1">
            <table:table-cell table:style-name="Table60.A1" office:value-type="string">
              <text:p text:style-name="P95"><text:span text:style-name="Summary_20_Heading_20_Font2"><text:span text:style-name="T1">Constructor Summary</text:span></text:span></text:p>
            </table:table-cell>
            <table:table-cell table:style-name="Table60.A1" office:value-type="string">
              <text:p text:style-name="P96"><text:span text:style-name="Page_20_Reference_20_Font"><text:span text:style-name="T15">Page</text:span></text:span></text:p>
            </table:table-cell>
          </table:table-row>
          <table:table-row table:style-name="Table60.1">
            <table:table-cell table:style-name="Table60.A2" office:value-type="string">
              <text:p text:style-name="P100"><text:a xlink:type="simple" xlink:href="#r150"><text:span text:style-name="Code2"><text:span text:style-name="T57">ComponentDescriptionDTO</text:span></text:span></text:a><text:span text:style-name="Code2"><text:span text:style-name="T1">()</text:span></text:span></text:p>
            </table:table-cell>
            <table:table-cell table:style-name="Table60.B2" office:value-type="string">
              <text:p text:style-name="P98"><text:span text:style-name="Page_20_Reference_20_Font"><text:span text:style-name="T1"><text:bookmark-ref text:reference-format="page" text:ref-name="r150">72</text:bookmark-ref></text:span></text:span></text:p>
            </table:table-cell>
          </table:table-row>
        </table:table>
        <text:p text:style-name="P45"/>
        <table:table table:name="Table61" table:style-name="Table61">
          <table:table-column table:style-name="Table61.A"/>
          <table:table-row table:style-name="Table61.1">
            <table:table-cell table:style-name="Table61.A1" office:value-type="string">
              <text:p text:style-name="P73">Methods inherited from class org.osgi.dto.DTO</text:p>
            </table:table-cell>
          </table:table-row>
          <table:table-row table:style-name="Table61.2">
            <table:table-cell table:style-name="Table61.A2" office:value-type="string">
              <text:p text:style-name="P68"><text:span text:style-name="Code2"><text:span text:style-name="T1">toString</text:span></text:span></text:p>
            </table:table-cell>
          </table:table-row>
        </table:table>
        <text:p text:style-name="P169">Field Detail</text:p>
        <text:p text:style-name="P172"><text:bookmark text:name="r134"/>name</text:p>
        <text:p text:style-name="P56"><text:span text:style-name="Code2">public String </text:span><text:span text:style-name="Code2"><text:span text:style-name="T51">name</text:span></text:span></text:p>
        <text:p text:style-name="P81">The name of the component.</text:p>
        <text:p text:style-name="P79"><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05"/>
        <text:p text:style-name="P171"><text:bookmark text:name="r135"/>bundle</text:p>
        <text:p text:style-name="P56"><text:span text:style-name="Code2">public org.osgi.dto.framework.BundleDTO </text:span><text:span text:style-name="Code2"><text:span text:style-name="T51">bundle</text:span></text:span></text:p>
        <text:p text:style-name="P80">The bundle declaring the component description.</text:p>
        <text:p text:style-name="P105"/>
        <text:p text:style-name="P171"><text:bookmark text:name="r136"/>factory</text:p>
        <text:p text:style-name="P56"><text:span text:style-name="Code2">public String </text:span><text:span text:style-name="Code2"><text:span text:style-name="T51">factory</text:span></text:span></text:p>
        <text:p text:style-name="P81">The component factory name.</text:p>
        <text:p text:style-name="P79"><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05"/>
        <text:p text:style-name="P171"><text:bookmark text:name="r137"/>scope</text:p>
        <text:p text:style-name="P56"><text:span text:style-name="Code2">public String </text:span><text:span text:style-name="Code2"><text:span text:style-name="T51">scope</text:span></text:span></text:p>
        <text:p text:style-name="P81">The service scope.</text:p>
        <text:p text:style-name="P79"><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text:span></text:span></text:p>
        <text:p text:style-name="P105"/>
        <text:p text:style-name="P171"><text:bookmark text:name="r138"/>implementationClass</text:p>
        <text:p text:style-name="P56"><text:span text:style-name="Code2">public String </text:span><text:span text:style-name="Code2"><text:span text:style-name="T51">implementationClass</text:span></text:span></text:p>
        <text:p text:style-name="P81">The fully qualified name of the implementation class.</text:p>
        <text:p text:style-name="P79"><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05"/>
        <text:p text:style-name="P171"><text:bookmark text:name="r139"/><text:soft-page-break/>defaultEnabled</text:p>
        <text:p text:style-name="P56"><text:span text:style-name="Code2">public boolean </text:span><text:span text:style-name="Code2"><text:span text:style-name="T51">defaultEnabled</text:span></text:span></text:p>
        <text:p text:style-name="P81">The initial enabled state.</text:p>
        <text:p text:style-name="P79"><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5"/>
        <text:p text:style-name="P171"><text:bookmark text:name="r140"/>immediate</text:p>
        <text:p text:style-name="P56"><text:span text:style-name="Code2">public boolean </text:span><text:span text:style-name="Code2"><text:span text:style-name="T51">immediate</text:span></text:span></text:p>
        <text:p text:style-name="P81">The immediate state.</text:p>
        <text:p text:style-name="P79"><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5"/>
        <text:p text:style-name="P171"><text:bookmark text:name="r141"/>serviceInterfaces</text:p>
        <text:p text:style-name="P56"><text:span text:style-name="Code2">public String[] </text:span><text:span text:style-name="Code2"><text:span text:style-name="T51">serviceInterfaces</text:span></text:span></text:p>
        <text:p text:style-name="P81">The fully qualified names of the service interfaces.</text:p>
        <text:p text:style-name="P79"><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05"/>
        <text:p text:style-name="P171"><text:bookmark text:name="r142"/>properties</text:p>
        <text:p text:style-name="P56"><text:span text:style-name="Code2">public Map&lt;String,Object&gt; </text:span><text:span text:style-name="Code2"><text:span text:style-name="T51">properties</text:span></text:span></text:p>
        <text:p text:style-name="P81">The declared component properties.</text:p>
        <text:p text:style-name="P79"><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05"/>
        <text:p text:style-name="P171"><text:bookmark text:name="r143"/>references</text:p>
        <text:p text:style-name="P56"><text:span text:style-name="Code2">public </text:span><text:a xlink:type="simple" xlink:href="#r163"><text:span text:style-name="Code2"><text:span text:style-name="T56">ReferenceDTO</text:span></text:span></text:a><text:span text:style-name="Code2">[] </text:span><text:span text:style-name="Code2"><text:span text:style-name="T51">references</text:span></text:span></text:p>
        <text:p text:style-name="P81">The referenced services.</text:p>
        <text:p text:style-name="P79"><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05"/>
        <text:p text:style-name="P171"><text:bookmark text:name="r144"/>activate</text:p>
        <text:p text:style-name="P56"><text:span text:style-name="Code2">public String </text:span><text:span text:style-name="Code2"><text:span text:style-name="T51">activate</text:span></text:span></text:p>
        <text:p text:style-name="P81">The name of the activate method.</text:p>
        <text:p text:style-name="P79"><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05"/>
        <text:p text:style-name="P171"><text:bookmark text:name="r145"/><text:soft-page-break/>deactivate</text:p>
        <text:p text:style-name="P56"><text:span text:style-name="Code2">public String </text:span><text:span text:style-name="Code2"><text:span text:style-name="T51">deactivate</text:span></text:span></text:p>
        <text:p text:style-name="P81">The name of the deactivate method.</text:p>
        <text:p text:style-name="P79"><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05"/>
        <text:p text:style-name="P171"><text:bookmark text:name="r146"/>modified</text:p>
        <text:p text:style-name="P56"><text:span text:style-name="Code2">public String </text:span><text:span text:style-name="Code2"><text:span text:style-name="T51">modified</text:span></text:span></text:p>
        <text:p text:style-name="P81">The name of the modified method.</text:p>
        <text:p text:style-name="P79"><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05"/>
        <text:p text:style-name="P171"><text:bookmark text:name="r147"/>configurationPolicy</text:p>
        <text:p text:style-name="P56"><text:span text:style-name="Code2">public String </text:span><text:span text:style-name="Code2"><text:span text:style-name="T51">configurationPolicy</text:span></text:span></text:p>
        <text:p text:style-name="P81">The configuration policy.</text:p>
        <text:p text:style-name="P79"><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05"/>
        <text:p text:style-name="P171"><text:bookmark text:name="r148"/>configurationPid</text:p>
        <text:p text:style-name="P56"><text:span text:style-name="Code2">public String </text:span><text:span text:style-name="Code2"><text:span text:style-name="T51">configurationPid</text:span></text:span></text:p>
        <text:p text:style-name="P81">The configuration pid.</text:p>
        <text:p text:style-name="P79"><text:span text:style-name="T24">This is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id if the component description does not declare a configuration pid.</text:span></text:span></text:p>
        <text:p text:style-name="P105"/>
        <text:p text:style-name="P171"><text:bookmark text:name="r149"/>id</text:p>
        <text:p text:style-name="P56"><text:span text:style-name="Code2">public long </text:span><text:span text:style-name="Code2"><text:span text:style-name="T51">id</text:span></text:span></text:p>
        <text:p text:style-name="P81">The id of the component description.</text:p>
        <text:p text:style-name="P79"><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70">Constructor Detail</text:p>
        <text:p text:style-name="P172"><text:bookmark text:name="r150"/>ComponentDescriptionDTO</text:p>
        <text:p text:style-name="P56"><text:span text:style-name="Code2">public </text:span><text:span text:style-name="Code2"><text:span text:style-name="T51">ComponentDescriptionDTO</text:span></text:span><text:span text:style-name="Code2">()</text:span></text:p>
        <text:p text:style-name="P165"><text:bookmark text:name="r163"/>Class ReferenceDTO</text:p>
        <text:p text:style-name="P90"><text:a xlink:type="simple" xlink:href="#r119"><text:span text:style-name="T55">org.osgi.service.component.runtime</text:span></text:a></text:p>
        <text:p text:style-name="P78"><text:span text:style-name="Code2">java.lang.Object</text:span></text:p>
        <text:p text:style-name="P92"><text:span text:style-name="Code2">  </text:span><text:span text:style-name="Code2"><draw:frame draw:style-name="fr4" draw:name="graphics24" text:anchor-type="as-char" svg:width="0.1563in" svg:height="0.1457in" draw:z-index="43"><draw:image xlink:href="Pictures/100002000000000F0000000E443DCD33.png" xlink:type="simple" xlink:show="embed" xlink:actuate="onLoad"/></draw:frame></text:span><text:span text:style-name="Code2">org.osgi.dto.DTO</text:span></text:p>
        <text:p text:style-name="P48"><text:span text:style-name="Code2">      </text:span><text:span text:style-name="Code2"><draw:frame draw:style-name="fr4" draw:name="graphics25" text:anchor-type="as-char" svg:width="0.1563in" svg:height="0.1457in" draw:z-index="44"><draw:image xlink:href="Pictures/100002000000000F0000000E443DCD33.png" xlink:type="simple" xlink:show="embed" xlink:actuate="onLoad"/></draw:frame></text:span><text:span text:style-name="Code2"><text:span text:style-name="T51">org.osgi.service.component.runtime.ReferenceDTO</text:span></text:span></text:p>
        <text:p text:style-name="P77"/>
        <text:p text:style-name="P109"><text:span text:style-name="Code2">public class </text:span><text:span text:style-name="Code2"><text:span text:style-name="T51">ReferenceDTO</text:span></text:span></text:p>
        <text:p text:style-name="P56"><text:span text:style-name="Code2">extends org.osgi.dto.DTO</text:span></text:p>
        <text:p text:style-name="P58">A representation of a declared reference to a service.</text:p>
        <text:p text:style-name="P91">Since:</text:p>
        <text:p text:style-name="P85">1.3</text:p>
        <text:p text:style-name="P91">NotThreadSafe</text:p>
        <text:p text:style-name="P94"/>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95"><text:span text:style-name="Summary_20_Heading_20_Font2"><text:span text:style-name="T1">Field Summary</text:span></text:span></text:p>
            </table:table-cell>
            <table:covered-table-cell/>
            <table:table-cell table:style-name="Table62.A1" office:value-type="string">
              <text:p text:style-name="P96"><text:span text:style-name="Page_20_Reference_20_Font"><text:span text:style-name="T15">Page</text:span></text:span></text:p>
            </table:table-cell>
          </table:table-row>
          <table:table-row table:style-name="Table62.1">
            <table:table-cell table:style-name="Table62.A2" office:value-type="string">
              <text:p text:style-name="P97"><text:span text:style-name="Code_20_Small1"><text:span text:style-name="T1">String</text:span></text:span></text:p>
            </table:table-cell>
            <table:table-cell table:style-name="Table62.A2" office:value-type="string">
              <text:p text:style-name="P101"><text:a xlink:type="simple" xlink:href="#r158"><text:span text:style-name="Code2"><text:span text:style-name="T57">bind</text:span></text:span></text:a></text:p>
              <text:p text:style-name="P103">The name of the bind method of the reference.</text:p>
            </table:table-cell>
            <table:table-cell table:style-name="Table62.C2" office:value-type="string">
              <text:p text:style-name="P98"><text:span text:style-name="Page_20_Reference_20_Font"><text:span text:style-name="T1"><text:bookmark-ref text:reference-format="page" text:ref-name="r158">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4"><text:span text:style-name="Code2"><text:span text:style-name="T57">cardinality</text:span></text:span></text:a></text:p>
              <text:p text:style-name="P103">The cardinality of the reference.</text:p>
            </table:table-cell>
            <table:table-cell table:style-name="Table62.C3" office:value-type="string">
              <text:p text:style-name="P98"><text:span text:style-name="Page_20_Reference_20_Font"><text:span text:style-name="T1"><text:bookmark-ref text:reference-format="page" text:ref-name="r154">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3"><text:span text:style-name="Code2"><text:span text:style-name="T57">interfaceName</text:span></text:span></text:a></text:p>
              <text:p text:style-name="P103">The service interface of the reference.</text:p>
            </table:table-cell>
            <table:table-cell table:style-name="Table62.C3" office:value-type="string">
              <text:p text:style-name="P98"><text:span text:style-name="Page_20_Reference_20_Font"><text:span text:style-name="T1"><text:bookmark-ref text:reference-format="page" text:ref-name="r153">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2"><text:span text:style-name="Code2"><text:span text:style-name="T57">name</text:span></text:span></text:a></text:p>
              <text:p text:style-name="P103">The name of the reference.</text:p>
            </table:table-cell>
            <table:table-cell table:style-name="Table62.C3" office:value-type="string">
              <text:p text:style-name="P98"><text:span text:style-name="Page_20_Reference_20_Font"><text:span text:style-name="T1"><text:bookmark-ref text:reference-format="page" text:ref-name="r152">73</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5"><text:span text:style-name="Code2"><text:span text:style-name="T57">policy</text:span></text:span></text:a></text:p>
              <text:p text:style-name="P103">The policy of the reference.</text:p>
            </table:table-cell>
            <table:table-cell table:style-name="Table62.C3" office:value-type="string">
              <text:p text:style-name="P98"><text:span text:style-name="Page_20_Reference_20_Font"><text:span text:style-name="T1"><text:bookmark-ref text:reference-format="page" text:ref-name="r155">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6"><text:span text:style-name="Code2"><text:span text:style-name="T57">policyOption</text:span></text:span></text:a></text:p>
              <text:p text:style-name="P103">The policy option of the reference.</text:p>
            </table:table-cell>
            <table:table-cell table:style-name="Table62.C3" office:value-type="string">
              <text:p text:style-name="P98"><text:span text:style-name="Page_20_Reference_20_Font"><text:span text:style-name="T1"><text:bookmark-ref text:reference-format="page" text:ref-name="r156">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61"><text:span text:style-name="Code2"><text:span text:style-name="T57">scope</text:span></text:span></text:a></text:p>
              <text:p text:style-name="P103">The scope of the reference.</text:p>
            </table:table-cell>
            <table:table-cell table:style-name="Table62.C3" office:value-type="string">
              <text:p text:style-name="P98"><text:span text:style-name="Page_20_Reference_20_Font"><text:span text:style-name="T1"><text:bookmark-ref text:reference-format="page" text:ref-name="r161">75</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7"><text:span text:style-name="Code2"><text:span text:style-name="T57">target</text:span></text:span></text:a></text:p>
              <text:p text:style-name="P103">The target of the reference.</text:p>
            </table:table-cell>
            <table:table-cell table:style-name="Table62.C3" office:value-type="string">
              <text:p text:style-name="P98"><text:span text:style-name="Page_20_Reference_20_Font"><text:span text:style-name="T1"><text:bookmark-ref text:reference-format="page" text:ref-name="r157">74</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59"><text:span text:style-name="Code2"><text:span text:style-name="T57">unbind</text:span></text:span></text:a></text:p>
              <text:p text:style-name="P103">The name of the unbind method of the reference.</text:p>
            </table:table-cell>
            <table:table-cell table:style-name="Table62.C3" office:value-type="string">
              <text:p text:style-name="P98"><text:span text:style-name="Page_20_Reference_20_Font"><text:span text:style-name="T1"><text:bookmark-ref text:reference-format="page" text:ref-name="r159">75</text:bookmark-ref></text:span></text:span></text:p>
            </table:table-cell>
          </table:table-row>
          <table:table-row table:style-name="Table62.1">
            <table:table-cell table:style-name="Table62.A3" office:value-type="string">
              <text:p text:style-name="P97"><text:span text:style-name="Code_20_Small1"><text:span text:style-name="T1">String</text:span></text:span></text:p>
            </table:table-cell>
            <table:table-cell table:style-name="Table62.A3" office:value-type="string">
              <text:p text:style-name="P101"><text:a xlink:type="simple" xlink:href="#r160"><text:span text:style-name="Code2"><text:span text:style-name="T57">updated</text:span></text:span></text:a></text:p>
              <text:p text:style-name="P103">The name of the updated method of the reference.</text:p>
            </table:table-cell>
            <table:table-cell table:style-name="Table62.C3" office:value-type="string">
              <text:p text:style-name="P98"><text:span text:style-name="Page_20_Reference_20_Font"><text:span text:style-name="T1"><text:bookmark-ref text:reference-format="page" text:ref-name="r160">75</text:bookmark-ref></text:span></text:span></text:p>
            </table:table-cell>
          </table:table-row>
        </table:table>
        <text:p text:style-name="P45"/>
        <table:table table:name="Table64" table:style-name="Table64">
          <table:table-column table:style-name="Table64.A"/>
          <table:table-column table:style-name="Table64.B"/>
          <table:table-row table:style-name="Table64.1">
            <table:table-cell table:style-name="Table64.A1" office:value-type="string">
              <text:p text:style-name="P95"><text:span text:style-name="Summary_20_Heading_20_Font2"><text:span text:style-name="T1">Constructor Summary</text:span></text:span></text:p>
            </table:table-cell>
            <table:table-cell table:style-name="Table64.A1" office:value-type="string">
              <text:p text:style-name="P96"><text:span text:style-name="Page_20_Reference_20_Font"><text:span text:style-name="T15">Page</text:span></text:span></text:p>
            </table:table-cell>
          </table:table-row>
          <table:table-row table:style-name="Table64.1">
            <table:table-cell table:style-name="Table64.A2" office:value-type="string">
              <text:p text:style-name="P100"><text:a xlink:type="simple" xlink:href="#r162"><text:span text:style-name="Code2"><text:span text:style-name="T57">ReferenceDTO</text:span></text:span></text:a><text:span text:style-name="Code2"><text:span text:style-name="T1">()</text:span></text:span></text:p>
            </table:table-cell>
            <table:table-cell table:style-name="Table64.B2" office:value-type="string">
              <text:p text:style-name="P98"><text:span text:style-name="Page_20_Reference_20_Font"><text:span text:style-name="T1"><text:bookmark-ref text:reference-format="page" text:ref-name="r162">75</text:bookmark-ref></text:span></text:span></text:p>
            </table:table-cell>
          </table:table-row>
        </table:table>
        <text:p text:style-name="P45"/>
        <table:table table:name="Table67" table:style-name="Table67">
          <table:table-column table:style-name="Table67.A"/>
          <table:table-row table:style-name="Table67.1">
            <table:table-cell table:style-name="Table67.A1" office:value-type="string">
              <text:p text:style-name="P73">Methods inherited from class org.osgi.dto.DTO</text:p>
            </table:table-cell>
          </table:table-row>
          <table:table-row table:style-name="Table67.2">
            <table:table-cell table:style-name="Table67.A2" office:value-type="string">
              <text:p text:style-name="P68"><text:span text:style-name="Code2"><text:span text:style-name="T1">toString</text:span></text:span></text:p>
            </table:table-cell>
          </table:table-row>
        </table:table>
        <text:p text:style-name="P169">Field Detail</text:p>
        <text:p text:style-name="P172"><text:bookmark text:name="r152"/>name</text:p>
        <text:p text:style-name="P56"><text:span text:style-name="Code2">public String </text:span><text:span text:style-name="Code2"><text:span text:style-name="T51">name</text:span></text:span></text:p>
        <text:p text:style-name="P81">The name of the reference.</text:p>
        <text:p text:style-name="P79"><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05"/>
        <text:p text:style-name="P171"><text:bookmark text:name="r153"/>interfaceName</text:p>
        <text:p text:style-name="P56"><text:span text:style-name="Code2">public String </text:span><text:span text:style-name="Code2"><text:span text:style-name="T51">interfaceName</text:span></text:span></text:p>
        <text:p text:style-name="P81">The service interface of the reference.</text:p>
        <text:p text:style-name="P79"><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05"/>
        <text:p text:style-name="P171"><text:bookmark text:name="r154"/>cardinality</text:p>
        <text:p text:style-name="P56"><text:span text:style-name="Code2">public String </text:span><text:span text:style-name="Code2"><text:span text:style-name="T51">cardinality</text:span></text:span></text:p>
        <text:p text:style-name="P81">The cardinality of the reference.</text:p>
        <text:p text:style-name="P79"><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05"/>
        <text:p text:style-name="P171"><text:bookmark text:name="r155"/>policy</text:p>
        <text:p text:style-name="P56"><text:span text:style-name="Code2">public String </text:span><text:span text:style-name="Code2"><text:span text:style-name="T51">policy</text:span></text:span></text:p>
        <text:p text:style-name="P81">The policy of the reference.</text:p>
        <text:p text:style-name="P79"><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05"/>
        <text:p text:style-name="P171"><text:bookmark text:name="r156"/>policyOption</text:p>
        <text:p text:style-name="P56"><text:span text:style-name="Code2">public String </text:span><text:span text:style-name="Code2"><text:span text:style-name="T51">policyOption</text:span></text:span></text:p>
        <text:p text:style-name="P81">The policy option of the reference.</text:p>
        <text:p text:style-name="P79"><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05"/>
        <text:p text:style-name="P171"><text:bookmark text:name="r157"/>target</text:p>
        <text:p text:style-name="P56"><text:span text:style-name="Code2">public String </text:span><text:span text:style-name="Code2"><text:span text:style-name="T51">target</text:span></text:span></text:p>
        <text:p text:style-name="P81">The target of the reference.</text:p>
        <text:p text:style-name="P79"><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05"/>
        <text:p text:style-name="P171"><text:bookmark text:name="r158"/>bind</text:p>
        <text:p text:style-name="P56"><text:span text:style-name="Code2">public String </text:span><text:span text:style-name="Code2"><text:span text:style-name="T51">bind</text:span></text:span></text:p>
        <text:p text:style-name="P81">The name of the bind method of the reference.</text:p>
        <text:p text:style-name="P79"><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05"/>
        <text:p text:style-name="P171"><text:bookmark text:name="r159"/>unbind</text:p>
        <text:p text:style-name="P56"><text:span text:style-name="Code2">public String </text:span><text:span text:style-name="Code2"><text:span text:style-name="T51">unbind</text:span></text:span></text:p>
        <text:p text:style-name="P81">The name of the unbind method of the reference.</text:p>
        <text:p text:style-name="P79"><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05"/>
        <text:p text:style-name="P171"><text:bookmark text:name="r160"/>updated</text:p>
        <text:p text:style-name="P56"><text:span text:style-name="Code2">public String </text:span><text:span text:style-name="Code2"><text:span text:style-name="T51">updated</text:span></text:span></text:p>
        <text:p text:style-name="P81">The name of the updated method of the reference.</text:p>
        <text:p text:style-name="P79"><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05"/>
        <text:p text:style-name="P171"><text:bookmark text:name="r161"/>scope</text:p>
        <text:p text:style-name="P56"><text:span text:style-name="Code2">public String </text:span><text:span text:style-name="Code2"><text:span text:style-name="T51">scope</text:span></text:span></text:p>
        <text:p text:style-name="P81">The scope of the reference.</text:p>
        <text:p text:style-name="P79"><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70">Constructor Detail</text:p>
        <text:p text:style-name="P172"><text:bookmark text:name="r162"/>ReferenceDTO</text:p>
        <text:p text:style-name="P56"><text:span text:style-name="Code2">public </text:span><text:span text:style-name="Code2"><text:span text:style-name="T51">ReferenceDTO</text:span></text:span><text:span text:style-name="Code2">()</text:span></text:p>
        <text:p text:style-name="P167"><text:bookmark text:name="r170"/>Interface ServiceComponentRuntime</text:p>
        <text:p text:style-name="P90"><text:a xlink:type="simple" xlink:href="#r119"><text:span text:style-name="T55">org.osgi.service.component.runtime</text:span></text:a></text:p>
        <text:p text:style-name="P77"/>
        <text:p text:style-name="P93"><text:span text:style-name="Code_20_Small1">@org.osgi.annotation.versioning.ProviderType<text:line-break/></text:span><text:span text:style-name="Code2">public interface </text:span><text:span text:style-name="Code2"><text:span text:style-name="T51">ServiceComponentRuntime</text:span></text:span></text:p>
        <text:p text:style-name="P89"><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89"><text:span text:style-name="T24">This service differentiates between a </text:span><text:a xlink:type="simple" xlink:href="#r151"><text:span text:style-name="Code2"><text:span text:style-name="T56">ComponentDescriptionDTO</text:span></text:span></text:a><text:span text:style-name="Default_20_Paragraph_20_Font"><text:span text:style-name="T24"> and a </text:span></text:span><text:a xlink:type="simple" xlink:href="#r133"><text:span text:style-name="Code2"><text:span text:style-name="T56">ComponentConfigurationDTO</text:span></text:span></text:a><text:span text:style-name="Default_20_Paragraph_20_Font"><text:span text:style-name="T24">. A </text:span></text:span><text:a xlink:type="simple" xlink:href="#r151"><text:span text:style-name="Code2"><text:span text:style-name="T56">ComponentDescriptionDTO</text:span></text:span></text:a><text:span text:style-name="Default_20_Paragraph_20_Font"><text:span text:style-name="T24"> is a representation of a declared component description. A </text:span></text:span><text:a xlink:type="simple" xlink:href="#r133"><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57"><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91">Since:</text:p>
        <text:p text:style-name="P85">1.3</text:p>
        <text:p text:style-name="P91">ThreadSafe</text:p>
        <text:p text:style-name="P94"/>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95"><text:span text:style-name="Summary_20_Heading_20_Font2"><text:span text:style-name="T1">Method Summary</text:span></text:span></text:p>
            </table:table-cell>
            <table:covered-table-cell/>
            <table:table-cell table:style-name="Table69.A1" office:value-type="string">
              <text:p text:style-name="P96"><text:span text:style-name="Page_20_Reference_20_Font"><text:span text:style-name="T15">Page</text:span></text:span></text:p>
            </table:table-cell>
          </table:table-row>
          <table:table-row table:style-name="Table69.1">
            <table:table-cell table:style-name="Table69.A2" office:value-type="string">
              <text:p text:style-name="P97"><text:span text:style-name="Code_20_Small1"><text:span text:style-name="T1">void</text:span></text:span></text:p>
            </table:table-cell>
            <table:table-cell table:style-name="Table69.A2" office:value-type="string">
              <text:p text:style-name="P101"><text:a xlink:type="simple" xlink:href="#r169"><text:span text:style-name="Code2"><text:span text:style-name="T57">dis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Disables the specified component description.</text:p>
            </table:table-cell>
            <table:table-cell table:style-name="Table69.C2" office:value-type="string">
              <text:p text:style-name="P98"><text:span text:style-name="Page_20_Reference_20_Font"><text:span text:style-name="T1"><text:bookmark-ref text:reference-format="page" text:ref-name="r169">78</text:bookmark-ref></text:span></text:span></text:p>
            </table:table-cell>
          </table:table-row>
          <table:table-row table:style-name="Table69.1">
            <table:table-cell table:style-name="Table69.A3" office:value-type="string">
              <text:p text:style-name="P97"><text:span text:style-name="Code_20_Small1"><text:span text:style-name="T1">void</text:span></text:span></text:p>
            </table:table-cell>
            <table:table-cell table:style-name="Table69.A3" office:value-type="string">
              <text:p text:style-name="P101"><text:a xlink:type="simple" xlink:href="#r168"><text:span text:style-name="Code2"><text:span text:style-name="T57">enableComponent</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Enables the specified component description.</text:p>
            </table:table-cell>
            <table:table-cell table:style-name="Table69.C3" office:value-type="string">
              <text:p text:style-name="P98"><text:span text:style-name="Page_20_Reference_20_Font"><text:span text:style-name="T1"><text:bookmark-ref text:reference-format="page" text:ref-name="r168">77</text:bookmark-ref></text:span></text:span></text:p>
            </table:table-cell>
          </table:table-row>
          <table:table-row table:style-name="Table69.1">
            <table:table-cell table:style-name="Table69.A3" office:value-type="string">
              <text:p text:style-name="P99"><text:span text:style-name="Code_20_Small1"><text:span text:style-name="T1">Collection&lt;</text:span></text:span><text:a xlink:type="simple" xlink:href="#r133"><text:span text:style-name="Code_20_Small1"><text:span text:style-name="T56">ComponentConfigurationDTO</text:span></text:span></text:a><text:span text:style-name="Code_20_Small1"><text:span text:style-name="T1">&gt;</text:span></text:span></text:p>
            </table:table-cell>
            <table:table-cell table:style-name="Table69.A3" office:value-type="string">
              <text:p text:style-name="P101"><text:a xlink:type="simple" xlink:href="#r166"><text:span text:style-name="Code2"><text:span text:style-name="T57">getComponentConfigurationDTOs</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Returns the component configurations for the specified component description.</text:p>
            </table:table-cell>
            <table:table-cell table:style-name="Table69.C3" office:value-type="string">
              <text:p text:style-name="P98"><text:span text:style-name="Page_20_Reference_20_Font"><text:span text:style-name="T1"><text:bookmark-ref text:reference-format="page" text:ref-name="r166">77</text:bookmark-ref></text:span></text:span></text:p>
            </table:table-cell>
          </table:table-row>
          <table:table-row table:style-name="Table69.1">
            <table:table-cell table:style-name="Table69.A3" office:value-type="string">
              <text:p text:style-name="P99"><text:a xlink:type="simple" xlink:href="#r151"><text:span text:style-name="Code_20_Small1"><text:span text:style-name="T56">ComponentDescriptionDTO</text:span></text:span></text:a></text:p>
            </table:table-cell>
            <table:table-cell table:style-name="Table69.A3" office:value-type="string">
              <text:p text:style-name="P101"><text:a xlink:type="simple" xlink:href="#r165"><text:span text:style-name="Code2"><text:span text:style-name="T57">getComponentDescriptionDTO</text:span></text:span></text:a><text:span text:style-name="Code2"><text:span text:style-name="T1">(org.osgi.framework.Bundle bundle, String name)</text:span></text:span></text:p>
              <text:p text:style-name="P104"><text:span text:style-name="T16">Returns the </text:span><text:a xlink:type="simple" xlink:href="#r151"><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69.C3" office:value-type="string">
              <text:p text:style-name="P98"><text:span text:style-name="Page_20_Reference_20_Font"><text:span text:style-name="T1"><text:bookmark-ref text:reference-format="page" text:ref-name="r165">77</text:bookmark-ref></text:span></text:span></text:p>
            </table:table-cell>
          </table:table-row>
          <table:table-row table:style-name="Table69.1">
            <table:table-cell table:style-name="Table69.A3" office:value-type="string">
              <text:p text:style-name="P99"><text:span text:style-name="Code_20_Small1"><text:span text:style-name="T1">Collection&lt;</text:span></text:span><text:a xlink:type="simple" xlink:href="#r151"><text:span text:style-name="Code_20_Small1"><text:span text:style-name="T56">ComponentDescriptionDTO</text:span></text:span></text:a><text:span text:style-name="Code_20_Small1"><text:span text:style-name="T1">&gt;</text:span></text:span></text:p>
            </table:table-cell>
            <table:table-cell table:style-name="Table69.A3" office:value-type="string">
              <text:p text:style-name="P101"><text:a xlink:type="simple" xlink:href="#r164"><text:span text:style-name="Code2"><text:span text:style-name="T57">getComponentDescriptionDTOs</text:span></text:span></text:a><text:span text:style-name="Code2"><text:span text:style-name="T1">(org.osgi.framework.Bundle... bundles)</text:span></text:span></text:p>
              <text:p text:style-name="P103">Returns the component descriptions declared by the specified active bundles.</text:p>
            </table:table-cell>
            <table:table-cell table:style-name="Table69.C3" office:value-type="string">
              <text:p text:style-name="P98"><text:span text:style-name="Page_20_Reference_20_Font"><text:span text:style-name="T1"><text:bookmark-ref text:reference-format="page" text:ref-name="r164">76</text:bookmark-ref></text:span></text:span></text:p>
            </table:table-cell>
          </table:table-row>
          <table:table-row table:style-name="Table69.1">
            <table:table-cell table:style-name="Table69.A3" office:value-type="string">
              <text:p text:style-name="P97"><text:span text:style-name="Code_20_Small1"><text:span text:style-name="T1">boolean</text:span></text:span></text:p>
            </table:table-cell>
            <table:table-cell table:style-name="Table69.A3" office:value-type="string">
              <text:p text:style-name="P101"><text:a xlink:type="simple" xlink:href="#r167"><text:span text:style-name="Code2"><text:span text:style-name="T57">isComponentEnabled</text:span></text:span></text:a><text:span text:style-name="Code2"><text:span text:style-name="T1">(</text:span></text:span><text:a xlink:type="simple" xlink:href="#r151"><text:span text:style-name="Code2"><text:span text:style-name="T56">ComponentDescriptionDTO</text:span></text:span></text:a><text:span text:style-name="Code2"><text:span text:style-name="T1"> description)</text:span></text:span></text:p>
              <text:p text:style-name="P103">Returns whether the specified component description is currently enabled.</text:p>
            </table:table-cell>
            <table:table-cell table:style-name="Table69.C3" office:value-type="string">
              <text:p text:style-name="P98"><text:span text:style-name="Page_20_Reference_20_Font"><text:span text:style-name="T1"><text:bookmark-ref text:reference-format="page" text:ref-name="r167">77</text:bookmark-ref></text:span></text:span></text:p>
            </table:table-cell>
          </table:table-row>
        </table:table>
        <text:p text:style-name="P169">Method Detail</text:p>
        <text:p text:style-name="P172"><text:bookmark text:name="r164"/>getComponentDescriptionDTOs</text:p>
        <text:p text:style-name="P56"><text:span text:style-name="Code2">Collection&lt;</text:span><text:a xlink:type="simple" xlink:href="#r151"><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81">Returns the component descriptions declared by the specified active bundles.</text:p>
        <text:p text:style-name="P80">Only component descriptions from active bundles are returned. If the specified bundles have no declared components or are not active, an empty collection is returned.</text:p>
        <text:p text:style-name="P84">Parameters:</text:p>
        <text:p text:style-name="P107"><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84"><text:soft-page-break/>Returns:</text:p>
        <text:p text:style-name="P107"><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08"/>
        <text:p text:style-name="P171"><text:bookmark text:name="r165"/>getComponentDescriptionDTO</text:p>
        <text:p text:style-name="P56"><text:a xlink:type="simple" xlink:href="#r151"><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82"><text:span text:style-name="T24">Returns the </text:span><text:a xlink:type="simple" xlink:href="#r151"><text:span text:style-name="Code2"><text:span text:style-name="T56">ComponentDescriptionDTO</text:span></text:span></text:a><text:span text:style-name="Default_20_Paragraph_20_Font"><text:span text:style-name="T24"> declared with the specified name by the specified bundle.</text:span></text:span></text:p>
        <text:p text:style-name="P79"><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84">Parameters:</text:p>
        <text:p text:style-name="P107"><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07"><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84">Returns:</text:p>
        <text:p text:style-name="P107"><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08"/>
        <text:p text:style-name="P171"><text:bookmark text:name="r166"/>getComponentConfigurationDTOs</text:p>
        <text:p text:style-name="P56"><text:span text:style-name="Code2">Collection&lt;</text:span><text:a xlink:type="simple" xlink:href="#r133"><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51"><text:span text:style-name="Code2"><text:span text:style-name="T56">ComponentDescriptionDTO</text:span></text:span></text:a><text:span text:style-name="Code2"> description)</text:span></text:p>
        <text:p text:style-name="P80">Returns the component configurations for the specified component description.</text:p>
        <text:p text:style-name="P84">Parameters:</text:p>
        <text:p text:style-name="P107"><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4">Returns:</text:p>
        <text:p text:style-name="P106">A collection containing a snapshot of the current component configurations for the specified component description. An empty collection is returned if there are none.</text:p>
        <text:p text:style-name="P108"/>
        <text:p text:style-name="P171"><text:bookmark text:name="r167"/>isComponentEnabled</text:p>
        <text:p text:style-name="P56"><text:span text:style-name="Code2">boolean </text:span><text:span text:style-name="Code2"><text:span text:style-name="T51">isComponentEnabled</text:span></text:span><text:span text:style-name="Code2">(</text:span><text:a xlink:type="simple" xlink:href="#r151"><text:span text:style-name="Code2"><text:span text:style-name="T56">ComponentDescriptionDTO</text:span></text:span></text:a><text:span text:style-name="Code2"> description)</text:span></text:p>
        <text:p text:style-name="P81">Returns whether the specified component description is currently enabled.</text:p>
        <text:p text:style-name="P79"><text:span text:style-name="T24">The enabled state of a component description is initially set by the </text:span><text:a xlink:type="simple" xlink:href="#r139"><text:span text:style-name="Code2"><text:span text:style-name="T56">enabled</text:span></text:span></text:a><text:span text:style-name="Default_20_Paragraph_20_Font"><text:span text:style-name="T24"> attribute of the component description.</text:span></text:span></text:p>
        <text:p text:style-name="P84">Parameters:</text:p>
        <text:p text:style-name="P107"><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4">Returns:</text:p>
        <text:p text:style-name="P107"><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84">See Also:</text:p>
        <text:p text:style-name="P107"><text:a xlink:type="simple" xlink:href="#r168"><text:span text:style-name="Code2"><text:span text:style-name="T56">enableComponent(ComponentDescriptionDTO)</text:span></text:span></text:a><text:span text:style-name="Default_20_Paragraph_20_Font"><text:span text:style-name="T24">, </text:span></text:span><text:a xlink:type="simple" xlink:href="#r169"><text:span text:style-name="Code2"><text:span text:style-name="T56">disableComponent(ComponentDescriptionDTO)</text:span></text:span></text:a><text:span text:style-name="Default_20_Paragraph_20_Font"><text:span text:style-name="T24">, </text:span></text:span><text:a xlink:type="simple" xlink:href="#r25"><text:span text:style-name="Code2"><text:span text:style-name="T56">ComponentContext.disableComponent(String)</text:span></text:span></text:a><text:span text:style-name="Default_20_Paragraph_20_Font"><text:span text:style-name="T24">, </text:span></text:span><text:a xlink:type="simple" xlink:href="#r24"><text:span text:style-name="Code2"><text:span text:style-name="T56">ComponentContext.enableComponent(String)</text:span></text:span></text:a></text:p>
        <text:p text:style-name="P108"/>
        <text:p text:style-name="P171"><text:bookmark text:name="r168"/>enableComponent</text:p>
        <text:p text:style-name="P56"><text:span text:style-name="Code2">void </text:span><text:span text:style-name="Code2"><text:span text:style-name="T51">enableComponent</text:span></text:span><text:span text:style-name="Code2">(</text:span><text:a xlink:type="simple" xlink:href="#r151"><text:span text:style-name="Code2"><text:span text:style-name="T56">ComponentDescriptionDTO</text:span></text:span></text:a><text:span text:style-name="Code2"> description)</text:span></text:p>
        <text:p text:style-name="P81">Enables the specified component description.</text:p>
        <text:p text:style-name="P80"><text:soft-page-break/>If the specified component description is currently enabled, this method has no effect.</text:p>
        <text:p text:style-name="P84">Parameters:</text:p>
        <text:p text:style-name="P107"><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84">See Also:</text:p>
        <text:p text:style-name="P107"><text:a xlink:type="simple" xlink:href="#r167"><text:span text:style-name="Code2"><text:span text:style-name="T56">isComponentEnabled(ComponentDescriptionDTO)</text:span></text:span></text:a></text:p>
        <text:p text:style-name="P108"/>
        <text:p text:style-name="P171"><text:bookmark text:name="r169"/>disableComponent</text:p>
        <text:p text:style-name="P56"><text:span text:style-name="Code2">void </text:span><text:span text:style-name="Code2"><text:span text:style-name="T51">disableComponent</text:span></text:span><text:span text:style-name="Code2">(</text:span><text:a xlink:type="simple" xlink:href="#r151"><text:span text:style-name="Code2"><text:span text:style-name="T56">ComponentDescriptionDTO</text:span></text:span></text:a><text:span text:style-name="Code2"> description)</text:span></text:p>
        <text:p text:style-name="P81">Disables the specified component description.</text:p>
        <text:p text:style-name="P80">If the specified component description is currently disabled, this method has no effect.</text:p>
        <text:p text:style-name="P84">Parameters:</text:p>
        <text:p text:style-name="P107"><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84">See Also:</text:p>
        <text:p text:style-name="P107"><text:a xlink:type="simple" xlink:href="#r167"><text:span text:style-name="Code2"><text:span text:style-name="T56">isComponentEnabled(ComponentDescriptionDTO)</text:span></text:span></text:a></text:p>
        <text:section text:style-name="Sect2" text:name="Section1">
          <text:p text:style-name="P110"><text:span text:style-name="T63">Java API documentation generated with </text:span><text:a xlink:type="simple" xlink:href="http://www.filigris.com/products/docflex_javadoc/#docflex-doclet"><text:span text:style-name="T61">DocFlex/Doclet</text:span></text:a><text:span text:style-name="Default_20_Paragraph_20_Font"><text:span text:style-name="T63"> v1.5.6</text:span></text:span></text:p>
          <text:p text:style-name="P46"><text:span text:style-name="T63">DocFlex/Doclet is both a multi-format Javadoc doclet and a free edition of </text:span><text:a xlink:type="simple" xlink:href="http://www.filigris.com/products/docflex_javadoc/"><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4797760458381484012" text:style-name="L17">
        <text:list-item>
          <text:p text:style-name="P129">Lack of a security model: Except for the ServicePermission[GET] to access the ScrService service no security is defined at all</text:p>
        </text:list-item>
        <text:list-item>
          <text:p text:style-name="P129">The service is badly named “ScrService”</text:p>
        </text:list-item>
        <text:list-item>
          <text:p text:style-name="P129">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3"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10">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196824085408751893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0">Name</text:p>
          </table:table-cell>
          <table:table-cell table:style-name="Tabelle21.B1" office:value-type="string">
            <text:p text:style-name="P30">Felix Meschberger</text:p>
          </table:table-cell>
        </table:table-row>
        <table:table-row table:style-name="Tabelle21.1">
          <table:table-cell table:style-name="Tabelle21.A1" office:value-type="string">
            <text:p text:style-name="P30">Company</text:p>
          </table:table-cell>
          <table:table-cell table:style-name="Tabelle21.B1" office:value-type="string">
            <text:p text:style-name="P30">Adobe Systems Incorporated</text:p>
          </table:table-cell>
        </table:table-row>
        <table:table-row table:style-name="Tabelle21.1">
          <table:table-cell table:style-name="Tabelle21.A1" office:value-type="string">
            <text:p text:style-name="P30">Address</text:p>
          </table:table-cell>
          <table:table-cell table:style-name="Tabelle21.B1" office:value-type="string">
            <text:p text:style-name="P30">Barfüsserplatz 6, 4055 Basel, Switzerland</text:p>
          </table:table-cell>
        </table:table-row>
        <table:table-row table:style-name="Tabelle21.1">
          <table:table-cell table:style-name="Tabelle21.A1" office:value-type="string">
            <text:p text:style-name="P30">Voice</text:p>
          </table:table-cell>
          <table:table-cell table:style-name="Tabelle21.B1" office:value-type="string">
            <text:p text:style-name="P30">+41 61 226 55 49</text:p>
          </table:table-cell>
        </table:table-row>
        <table:table-row table:style-name="Tabelle21.1">
          <table:table-cell table:style-name="Tabelle21.A1" office:value-type="string">
            <text:p text:style-name="P20">e-mail</text:p>
          </table:table-cell>
          <table:table-cell table:style-name="Tabelle21.B1" office:value-type="string">
            <text:p text:style-name="P2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0">Name</text:p>
          </table:table-cell>
          <table:table-cell table:style-name="Tabelle72.B1" office:value-type="string">
            <text:p text:style-name="P30">Carsten Ziegeler</text:p>
          </table:table-cell>
        </table:table-row>
        <table:table-row table:style-name="Tabelle72.1">
          <table:table-cell table:style-name="Tabelle72.A1" office:value-type="string">
            <text:p text:style-name="P30">Company</text:p>
          </table:table-cell>
          <table:table-cell table:style-name="Tabelle72.B1" office:value-type="string">
            <text:p text:style-name="P30">Adobe Systems Incorporated</text:p>
          </table:table-cell>
        </table:table-row>
        <table:table-row table:style-name="Tabelle72.1">
          <table:table-cell table:style-name="Tabelle72.A1" office:value-type="string">
            <text:p text:style-name="P30">Address</text:p>
          </table:table-cell>
          <table:table-cell table:style-name="Tabelle72.B1" office:value-type="string">
            <text:p text:style-name="P30">Barfüsserplatz 6, 4055 Basel, Switzerland</text:p>
          </table:table-cell>
        </table:table-row>
        <table:table-row table:style-name="Tabelle72.1">
          <table:table-cell table:style-name="Tabelle72.A1" office:value-type="string">
            <text:p text:style-name="P30">Voice</text:p>
          </table:table-cell>
          <table:table-cell table:style-name="Tabelle72.B1" office:value-type="string">
            <text:p text:style-name="P30">+41 61 226 55 0</text:p>
          </table:table-cell>
        </table:table-row>
        <table:table-row table:style-name="Tabelle72.1">
          <table:table-cell table:style-name="Tabelle72.A1" office:value-type="string">
            <text:p text:style-name="P20">e-mail</text:p>
          </table:table-cell>
          <table:table-cell table:style-name="Tabelle72.B1" office:value-type="string">
            <text:p text:style-name="P20">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30">Name</text:p>
          </table:table-cell>
          <table:table-cell table:style-name="Table65.B1" office:value-type="string">
            <text:p text:style-name="P30">BJ Hargrave</text:p>
          </table:table-cell>
        </table:table-row>
        <table:table-row table:style-name="Table65.1">
          <table:table-cell table:style-name="Table65.A1" office:value-type="string">
            <text:p text:style-name="P30">Company</text:p>
          </table:table-cell>
          <table:table-cell table:style-name="Table65.B1" office:value-type="string">
            <text:p text:style-name="P30">IBM</text:p>
          </table:table-cell>
        </table:table-row>
        <table:table-row table:style-name="Table65.1">
          <table:table-cell table:style-name="Table65.A3" office:value-type="string">
            <text:p text:style-name="P30">e-mail</text:p>
          </table:table-cell>
          <table:table-cell table:style-name="Table65.B3" office:value-type="string">
            <text:p text:style-name="P30">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master-page-name="">
      <style:table-properties style:width="7.0896in" style:page-number="auto"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6"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7"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8"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81</text:page-count></text:p>
        <text:p text:style-name="Header"/>
        <text:p text:style-name="Header"><text:tab/>Draft<text:tab/> <text:modification-date style:data-style-name="N76">December 16,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1</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1</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1</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1</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1</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1</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1</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1</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1</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1</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1</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1</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1</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1</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1</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1</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1</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1</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1</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1</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1</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1</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1</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1</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1</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1</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1</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1</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1</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1</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1</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1</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1</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1</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1</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1</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1</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1</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1</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1</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1</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5</text:page-number> of <text:page-count style:num-format="1">81</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8</text:page-number> of <text:page-count style:num-format="1">81</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72</text:page-number> of <text:page-count style:num-format="1">81</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5</text:page-number> of <text:page-count style:num-format="1">81</text:page-count></text:p>
            </table:table-cell>
          </table:table-row>
        </table:table>
      </style:footer>
    </style:master-page>
    <style:master-page style:name="Convert_20_25" style:display-name="Convert 25" style:page-layout-name="Mpm4">
      <style:header>
        <text:p text:style-name="MP6">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7">OSGi Javadoc -- 12/16/13</text:p>
            </table:table-cell>
            <table:table-cell table:style-name="Table68.A1" office:value-type="string">
              <text:p text:style-name="MP8"><text:span text:style-name="Zeichenformat">Page </text:span><text:span text:style-name="Zeichenformat"><text:page-number style:num-format="1" text:select-page="current">81</text:page-number></text:span><text:span text:style-name="Zeichenformat"> of </text:span><text:span text:style-name="Zeichenformat"><text:page-count style:num-format="1">81</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76</meta:editing-cycles>
    <meta:editing-duration>P13DT3H13M5S</meta:editing-duration>
    <meta:initial-creator>Felix Meschberger</meta:initial-creator>
    <dc:date>2013-12-16T16:39:38</dc:date>
    <dc:creator>BJ Hargrave</dc:creator>
    <meta:document-statistic meta:table-count="100" meta:image-count="27" meta:object-count="0" meta:page-count="81" meta:paragraph-count="2356" meta:word-count="16477" meta:character-count="116376"/>
    <meta:user-defined meta:name="Company">Adobe Systems Incorporated</meta:user-defined>
    <meta:user-defined meta:name="Info 3"/>
    <meta:user-defined meta:name="Info 4"/>
    <meta:user-defined meta:name="RFC Title">RFC 190 - Declarative Services Enhancements</meta:user-defined>
  </office:meta>
</office:document-meta>
</file>